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egoe UI1" svg:font-family="'Segoe UI'"/>
    <style:font-face style:name="Segoe UI2" svg:font-family="'Segoe UI'" style:font-adornments="Regular"/>
    <style:font-face style:name="Liberation Sans2" svg:font-family="'Liberation Sans'" style:font-family-generic="swiss"/>
    <style:font-face style:name="Liberation Sans3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2" draw:opacity="100%" draw:opacity-name="Transparency_20_1" draw:textarea-horizontal-align="justify" draw:textarea-vertical-align="middle" draw:auto-grow-height="false" fo:min-height="0.379cm" fo:min-width="0.129cm" draw:shadow="hidden"/>
    </style:style>
    <style:style style:name="gr2" style:family="graphic" style:parent-style-name="objectwithoutfill">
      <style:graphic-properties svg:stroke-width="0.106cm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9" style:family="graphic" style:parent-style-name="standard">
      <style:graphic-properties draw:fill="gradient" draw:fill-gradient-name="Gradient_20_2" draw:opacity="100%" draw:opacity-name="Transparency_20_1" draw:textarea-horizontal-align="justify" draw:textarea-vertical-align="middle" draw:auto-grow-height="false" fo:min-height="0.639cm" fo:min-width="0.389cm" draw:shadow="hidden"/>
    </style:style>
    <style:style style:name="gr10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12" style:family="graphic" style:parent-style-name="standard">
      <style:graphic-properties draw:fill="gradient" draw:fill-gradient-name="Gradient_20_6" draw:opacity="100%" draw:opacity-name="Transparency_20_2" draw:textarea-horizontal-align="justify" draw:textarea-vertical-align="middle" draw:auto-grow-height="false" fo:min-height="0.386cm" fo:min-width="0.136cm"/>
    </style:style>
    <style:style style:name="gr1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0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892cm"/>
      <style:paragraph-properties style:writing-mode="lr-tb"/>
    </style:style>
    <style:style style:name="gr16" style:family="graphic" style:parent-style-name="objectwithoutfill">
      <style:graphic-properties svg:stroke-width="0.106cm" svg:stroke-color="#3465a4" draw:marker-start-width="0.363cm" draw:marker-end-width="0.363cm" draw:fill="solid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fo:min-height="1.727cm"/>
      <style:paragraph-properties style:writing-mode="lr-tb"/>
    </style:style>
    <style:style style:name="gr18" style:family="graphic" style:parent-style-name="objectwithoutfill">
      <style:graphic-properties svg:stroke-width="0.076cm" svg:stroke-color="#3465a4" draw:marker-start-width="0.33cm" draw:marker-end-width="0.33cm" draw:fill="solid" draw:textarea-vertical-align="middle" fo:padding-top="0.163cm" fo:padding-bottom="0.163cm" fo:padding-left="0.288cm" fo:padding-right="0.288cm"/>
    </style:style>
    <style:style style:name="gr19" style:family="graphic" style:parent-style-name="standard">
      <style:graphic-properties draw:fill="gradient" draw:fill-gradient-name="Blue_20_Gradient_20_1" draw:opacity="100%" draw:opacity-name="Transparency_20_4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954cm"/>
      <style:paragraph-properties style:writing-mode="lr-tb"/>
    </style:style>
    <style:style style:name="gr21" style:family="graphic" style:parent-style-name="standard">
      <style:graphic-properties svg:stroke-width="0.106cm" draw:marker-start-width="0.358cm" draw:marker-end-width="0.358cm" draw:textarea-vertical-align="middle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fo:min-height="0.95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74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00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94cm"/>
      <style:paragraph-properties style:writing-mode="lr-tb"/>
    </style:style>
    <style:style style:name="gr26" style:family="graphic" style:parent-style-name="standard">
      <style:graphic-properties draw:fill="gradient" draw:fill-gradient-name="Blue_20_Gradient_20_2" draw:opacity="100%" draw:opacity-name="Transparency_20_5" draw:textarea-vertical-align="middl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72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29" style:family="graphic" style:parent-style-name="standard">
      <style:graphic-properties svg:stroke-width="0.106cm" draw:marker-start-width="0.359cm" draw:marker-end-width="0.359cm" fo:padding-top="0.178cm" fo:padding-bottom="0.178cm" fo:padding-left="0.303cm" fo:padding-right="0.303cm"/>
    </style:style>
    <style:style style:name="gr30" style:family="graphic" style:parent-style-name="standard">
      <style:graphic-properties svg:stroke-width="0.11cm" draw:marker-start-width="0.38cm" draw:marker-end-width="0.38cm" draw:textarea-vertical-align="middle" fo:padding-top="0.18cm" fo:padding-bottom="0.18cm" fo:padding-left="0.305cm" fo:padding-right="0.305cm"/>
    </style:style>
    <style:style style:name="gr31" style:family="graphic" style:parent-style-name="standard">
      <style:graphic-properties draw:stroke="none" svg:stroke-color="#000000" draw:fill="none" draw:fill-color="#ffffff" fo:min-height="0.873cm"/>
      <style:paragraph-properties style:writing-mode="lr-tb"/>
    </style:style>
    <style:style style:name="gr32" style:family="graphic" style:parent-style-name="standard">
      <style:graphic-properties draw:stroke="none" svg:stroke-width="0.11cm" svg:stroke-color="#000000" draw:marker-start-width="0.38cm" draw:marker-end-width="0.38cm" draw:fill="none" draw:fill-color="#ffffff" draw:textarea-horizontal-align="left" draw:auto-grow-height="true" draw:auto-grow-width="true" fo:min-height="0.863cm" fo:min-width="0.345cm" fo:padding-top="0.18cm" fo:padding-bottom="0.18cm" fo:padding-left="0.305cm" fo:padding-right="0.305cm"/>
      <style:paragraph-properties style:writing-mode="lr-tb"/>
    </style:style>
    <style:style style:name="gr33" style:family="graphic" style:parent-style-name="standard">
      <style:graphic-properties draw:stroke="none" svg:stroke-width="0.11cm" svg:stroke-color="#000000" draw:marker-start-width="0.38cm" draw:marker-end-width="0.38cm" draw:fill="none" draw:fill-color="#ffffff" draw:textarea-horizontal-align="left" draw:auto-grow-height="true" draw:auto-grow-width="false" fo:min-height="0.863cm" fo:min-width="0cm" fo:padding-top="0.18cm" fo:padding-bottom="0.18cm" fo:padding-left="0.305cm" fo:padding-right="0.30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1.72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1.033cm"/>
      <style:paragraph-properties style:writing-mode="lr-tb"/>
    </style:style>
    <style:style style:name="gr36" style:family="graphic" style:parent-style-name="objectwithoutfill">
      <style:graphic-properties svg:stroke-width="0.11cm" draw:marker-start-width="0.38cm" draw:marker-end="Arrow" draw:marker-end-width="0.33cm" draw:fill="solid" draw:textarea-vertical-align="middle" fo:padding-top="0.18cm" fo:padding-bottom="0.18cm" fo:padding-left="0.305cm" fo:padding-right="0.305cm"/>
    </style:style>
    <style:style style:name="gr37" style:family="graphic" style:parent-style-name="standard">
      <style:graphic-properties svg:stroke-width="0.11cm" draw:marker-start-width="0.38cm" draw:marker-end-width="0.38cm" draw:fill="gradient" draw:fill-gradient-name="Blue_20_Gradient_20_2" draw:opacity="100%" draw:opacity-name="Transparency_20_5" draw:textarea-vertical-align="middle" fo:padding-top="0.18cm" fo:padding-bottom="0.18cm" fo:padding-left="0.305cm" fo:padding-right="0.305cm"/>
    </style:style>
    <style:style style:name="gr38" style:family="graphic" style:parent-style-name="standard">
      <style:graphic-properties draw:stroke="none" svg:stroke-width="0.11cm" svg:stroke-color="#000000" draw:marker-start-width="0.38cm" draw:marker-end-width="0.38cm" draw:fill="none" draw:fill-color="#ffffff" fo:min-height="1.291cm" fo:padding-top="0.18cm" fo:padding-bottom="0.18cm" fo:padding-left="0.305cm" fo:padding-right="0.305cm"/>
      <style:paragraph-properties style:writing-mode="lr-tb"/>
    </style:style>
    <style:style style:name="gr39" style:family="graphic" style:parent-style-name="objectwithoutfill">
      <style:graphic-properties svg:stroke-width="0.11cm" draw:marker-start-width="0.38cm" draw:marker-end-width="0.38cm" draw:fill="solid" draw:textarea-vertical-align="middle" fo:padding-top="0.18cm" fo:padding-bottom="0.18cm" fo:padding-left="0.305cm" fo:padding-right="0.305cm"/>
    </style:style>
    <style:style style:name="gr4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1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  <style:paragraph-properties style:writing-mode="lr-tb"/>
    </style:style>
    <style:style style:name="gr4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P1" style:family="paragraph">
      <loext:graphic-properties draw:fill="gradient" draw:fill-gradient-name="Gradient_20_2" draw:opacity="100%" draw:opacity-name="Transparency_20_1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gradient" draw:fill-gradient-name="Gradient_20_6" draw:opacity="100%" draw:opacity-name="Transparency_20_2"/>
      <style:paragraph-properties fo:text-align="center"/>
    </style:style>
    <style:style style:name="P6" style:family="paragraph">
      <loext:graphic-properties draw:fill="none" draw:fill-color="#ffffff"/>
      <style:text-properties style:text-position="0% 100%" fo:font-size="18pt" style:font-size-asian="18pt" style:font-size-complex="18pt"/>
    </style:style>
    <style:style style:name="P7" style:family="paragraph">
      <loext:graphic-properties draw:fill="gradient" draw:fill-gradient-name="Blue_20_Gradient_20_1" draw:opacity="100%" draw:opacity-name="Transparency_20_4"/>
      <style:paragraph-properties fo:text-align="center"/>
    </style:style>
    <style:style style:name="P8" style:family="paragraph">
      <loext:graphic-properties draw:fill="gradient" draw:fill-gradient-name="Blue_20_Gradient_20_2" draw:opacity="100%" draw:opacity-name="Transparency_20_5"/>
      <style:paragraph-properties fo:text-align="center"/>
    </style:style>
    <style:style style:name="P9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style:text-position="-33% 58%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style:text-position="33% 58%" style:font-name="Liberation Sans" style:font-name-asian="Liberation Sans2" style:font-name-complex="Liberation Sans2"/>
    </style:style>
    <style:style style:name="T4" style:family="text">
      <style:text-properties style:text-position="0% 100%" style:font-name="Segoe UI2" fo:font-size="18pt" style:font-name-asian="Segoe UI2" style:font-size-asian="18pt" style:font-name-complex="Segoe UI2" style:font-size-complex="18pt"/>
    </style:style>
    <style:style style:name="T5" style:family="text">
      <style:text-properties style:text-position="33% 58%" style:font-name="Segoe UI2" fo:font-size="18pt" style:font-name-asian="Segoe UI2" style:font-size-asian="18pt" style:font-name-complex="Segoe UI2" style:font-size-complex="18pt"/>
    </style:style>
    <style:style style:name="T6" style:family="text">
      <style:text-properties style:text-position="33% 58%"/>
    </style:style>
    <style:style style:name="T7" style:family="text">
      <style:text-properties style:text-position="0% 100%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text-position="33% 58%" fo:font-size="36pt" style:font-size-asian="36pt" style:font-size-complex="36pt"/>
    </style:style>
    <style:style style:name="T10" style:family="text">
      <style:text-properties style:text-position="0% 100%" fo:font-size="36pt" style:font-size-asian="36pt" style:font-size-complex="36pt"/>
    </style:style>
    <style:style style:name="T11" style:family="text">
      <style:text-properties style:font-name="Segoe UI2" fo:font-size="22pt" fo:font-weight="bold" style:font-name-asian="Segoe UI2" style:font-size-asian="22pt" style:font-weight-asian="bold" style:font-name-complex="Segoe UI2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2" draw:id="id22" draw:layer="layout" svg:width="0.889cm" svg:height="0.889cm" svg:x="3.119cm" svg:y="20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3.086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889cm" svg:height="0.889cm" svg:x="5.633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8.18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10.679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13.279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975cm" svg:y1="3.538cm" svg:x2="5.633cm" svg:y2="3.538cm" draw:start-shape="id1" draw:start-glue-point="10" draw:end-shape="id2" draw:end-glue-point="6" svg:d="M3975 3538h1658" svg:viewBox="0 0 1659 1">
          <text:p/>
        </draw:connector>
        <draw:connector draw:style-name="gr3" draw:text-style-name="P2" draw:layer="layout" svg:x1="6.522cm" svg:y1="3.538cm" svg:x2="8.18cm" svg:y2="3.538cm" draw:start-shape="id2" draw:start-glue-point="10" draw:end-shape="id3" draw:end-glue-point="6" svg:d="M6522 3538h1658" svg:viewBox="0 0 1659 1">
          <text:p/>
        </draw:connector>
        <draw:connector draw:style-name="gr4" draw:text-style-name="P3" draw:layer="layout" svg:x1="9.069cm" svg:y1="3.538cm" svg:x2="10.679cm" svg:y2="3.538cm" draw:start-shape="id3" draw:start-glue-point="10" draw:end-shape="id4" draw:end-glue-point="6" svg:d="M9069 3538h1610" svg:viewBox="0 0 1611 1">
          <text:p/>
        </draw:connector>
        <draw:connector draw:style-name="gr4" draw:text-style-name="P3" draw:layer="layout" svg:x1="11.568cm" svg:y1="3.538cm" svg:x2="13.279cm" svg:y2="3.538cm" draw:start-shape="id4" draw:start-glue-point="10" draw:end-shape="id5" draw:end-glue-point="6" svg:d="M11568 3538h1711" svg:viewBox="0 0 1712 1">
          <text:p/>
        </draw:connector>
        <draw:line draw:style-name="gr5" draw:text-style-name="P2" draw:layer="layout" svg:x1="3.54cm" svg:y1="3.976cm" svg:x2="3.54cm" svg:y2="6.008cm">
          <text:p/>
        </draw:line>
        <draw:line draw:style-name="gr5" draw:text-style-name="P2" draw:layer="layout" svg:x1="6.058cm" svg:y1="3.976cm" svg:x2="6.058cm" svg:y2="6.008cm">
          <text:p/>
        </draw:line>
        <draw:line draw:style-name="gr5" draw:text-style-name="P2" draw:layer="layout" svg:x1="8.613cm" svg:y1="3.976cm" svg:x2="8.613cm" svg:y2="6.008cm">
          <text:p/>
        </draw:line>
        <draw:line draw:style-name="gr5" draw:text-style-name="P2" draw:layer="layout" svg:x1="11.149cm" svg:y1="3.976cm" svg:x2="11.149cm" svg:y2="6.008cm">
          <text:p/>
        </draw:line>
        <draw:line draw:style-name="gr5" draw:text-style-name="P2" draw:layer="layout" svg:x1="13.704cm" svg:y1="3.976cm" svg:x2="13.704cm" svg:y2="6.008cm">
          <text:p/>
        </draw:line>
        <draw:frame draw:style-name="gr6" draw:text-style-name="P4" draw:layer="layout" svg:width="1.089cm" svg:height="1.143cm" svg:x="3.086cm" svg:y="5.861cm">
          <draw:text-box>
            <text:p>n<text:span text:style-name="T1">1</text:span></text:p>
          </draw:text-box>
        </draw:frame>
        <draw:frame draw:style-name="gr6" draw:text-style-name="P4" draw:layer="layout" svg:width="1.089cm" svg:height="1.143cm" svg:x="5.652cm" svg:y="5.862cm">
          <draw:text-box>
            <text:p>n<text:span text:style-name="T1">2</text:span></text:p>
          </draw:text-box>
        </draw:frame>
        <draw:frame draw:style-name="gr6" draw:text-style-name="P4" draw:layer="layout" svg:width="1.089cm" svg:height="1.143cm" svg:x="8.253cm" svg:y="5.863cm">
          <draw:text-box>
            <text:p>n<text:span text:style-name="T1">3</text:span></text:p>
          </draw:text-box>
        </draw:frame>
        <draw:frame draw:style-name="gr6" draw:text-style-name="P4" draw:layer="layout" svg:width="1.089cm" svg:height="1.143cm" svg:x="10.72cm" svg:y="5.864cm">
          <draw:text-box>
            <text:p>n<text:span text:style-name="T1">4</text:span></text:p>
          </draw:text-box>
        </draw:frame>
        <draw:frame draw:style-name="gr6" draw:text-style-name="P4" draw:layer="layout" svg:width="1.089cm" svg:height="1.143cm" svg:x="13.287cm" svg:y="5.865cm">
          <draw:text-box>
            <text:p>n<text:span text:style-name="T1">5</text:span></text:p>
          </draw:text-box>
        </draw:frame>
        <draw:frame draw:style-name="gr7" draw:text-style-name="P4" draw:layer="layout" svg:width="1.016cm" svg:height="1.114cm" svg:x="4.475cm" svg:y="3.443cm">
          <draw:text-box>
            <text:p>j<text:span text:style-name="T1">1</text:span></text:p>
          </draw:text-box>
        </draw:frame>
        <draw:frame draw:style-name="gr7" draw:text-style-name="P4" draw:layer="layout" svg:width="1.016cm" svg:height="1.114cm" svg:x="7.075cm" svg:y="3.443cm">
          <draw:text-box>
            <text:p>j<text:span text:style-name="T1">2</text:span></text:p>
          </draw:text-box>
        </draw:frame>
        <draw:frame draw:style-name="gr7" draw:text-style-name="P4" draw:layer="layout" svg:width="1.016cm" svg:height="1.114cm" svg:x="9.575cm" svg:y="3.443cm">
          <draw:text-box>
            <text:p>j<text:span text:style-name="T1">3</text:span></text:p>
          </draw:text-box>
        </draw:frame>
        <draw:frame draw:style-name="gr7" draw:text-style-name="P4" draw:layer="layout" svg:width="1.016cm" svg:height="1.114cm" svg:x="12.075cm" svg:y="3.443cm">
          <draw:text-box>
            <text:p>j<text:span text:style-name="T1">4</text:span></text:p>
          </draw:text-box>
        </draw:frame>
        <draw:g>
          <draw:custom-shape draw:style-name="gr1" draw:text-style-name="P1" xml:id="id6" draw:id="id6" draw:layer="layout" svg:width="0.889cm" svg:height="0.889cm" svg:x="3.085cm" svg:y="10.90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7" draw:id="id7" draw:layer="layout" svg:width="0.889cm" svg:height="0.889cm" svg:x="5.632cm" svg:y="10.90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8" draw:id="id8" draw:layer="layout" svg:width="0.889cm" svg:height="0.889cm" svg:x="8.179cm" svg:y="10.90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9" draw:id="id9" draw:layer="layout" svg:width="0.889cm" svg:height="0.889cm" svg:x="10.678cm" svg:y="10.90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0" draw:id="id10" draw:layer="layout" svg:width="0.889cm" svg:height="0.889cm" svg:x="13.278cm" svg:y="10.90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2" draw:layer="layout" svg:x1="3.974cm" svg:y1="11.357cm" svg:x2="5.633cm" svg:y2="11.357cm" draw:start-shape="id6" draw:start-glue-point="10" draw:end-shape="id7" draw:end-glue-point="6" svg:d="M3974 11357h1659" svg:viewBox="0 0 1660 1">
            <text:p/>
          </draw:connector>
          <draw:connector draw:style-name="gr3" draw:text-style-name="P2" draw:layer="layout" svg:x1="6.521cm" svg:y1="11.357cm" svg:x2="8.18cm" svg:y2="11.357cm" draw:start-shape="id7" draw:start-glue-point="10" draw:end-shape="id8" draw:end-glue-point="6" svg:d="M6521 11357h1659" svg:viewBox="0 0 1660 1">
            <text:p/>
          </draw:connector>
          <draw:connector draw:style-name="gr4" draw:text-style-name="P3" draw:layer="layout" svg:x1="9.068cm" svg:y1="11.357cm" svg:x2="10.679cm" svg:y2="11.357cm" draw:start-shape="id8" draw:start-glue-point="10" draw:end-shape="id9" draw:end-glue-point="6" svg:d="M9068 11357h1611" svg:viewBox="0 0 1612 1">
            <text:p/>
          </draw:connector>
          <draw:connector draw:style-name="gr4" draw:text-style-name="P3" draw:layer="layout" svg:x1="11.567cm" svg:y1="11.357cm" svg:x2="13.279cm" svg:y2="11.357cm" draw:start-shape="id9" draw:start-glue-point="10" draw:end-shape="id10" draw:end-glue-point="6" svg:d="M11567 11357h1712" svg:viewBox="0 0 1713 1">
            <text:p/>
          </draw:connector>
          <draw:line draw:style-name="gr5" draw:text-style-name="P2" draw:layer="layout" svg:x1="3.539cm" svg:y1="10.925cm" svg:x2="3.539cm" svg:y2="8.893cm">
            <text:p/>
          </draw:line>
          <draw:line draw:style-name="gr5" draw:text-style-name="P2" draw:layer="layout" svg:x1="6.057cm" svg:y1="10.925cm" svg:x2="6.057cm" svg:y2="8.893cm">
            <text:p/>
          </draw:line>
          <draw:line draw:style-name="gr5" draw:text-style-name="P2" draw:layer="layout" svg:x1="8.612cm" svg:y1="10.925cm" svg:x2="8.612cm" svg:y2="8.893cm">
            <text:p/>
          </draw:line>
          <draw:line draw:style-name="gr5" draw:text-style-name="P2" draw:layer="layout" svg:x1="11.148cm" svg:y1="10.925cm" svg:x2="11.148cm" svg:y2="8.893cm">
            <text:p/>
          </draw:line>
          <draw:line draw:style-name="gr5" draw:text-style-name="P2" draw:layer="layout" svg:x1="13.703cm" svg:y1="10.925cm" svg:x2="13.703cm" svg:y2="8.893cm">
            <text:p/>
          </draw:line>
        </draw:g>
        <draw:frame draw:style-name="gr6" draw:text-style-name="P4" draw:layer="layout" svg:width="1.725cm" svg:height="1.143cm" svg:x="3.085cm" svg:y="7.76cm">
          <draw:text-box>
            <text:p>m<text:span text:style-name="T1">1</text:span></text:p>
          </draw:text-box>
        </draw:frame>
        <draw:frame draw:style-name="gr6" draw:text-style-name="P4" draw:layer="layout" svg:width="1.445cm" svg:height="1.143cm" svg:x="5.651cm" svg:y="7.795cm">
          <draw:text-box>
            <text:p>m<text:span text:style-name="T1">2</text:span></text:p>
          </draw:text-box>
        </draw:frame>
        <draw:frame draw:style-name="gr6" draw:text-style-name="P4" draw:layer="layout" svg:width="1.384cm" svg:height="1.143cm" svg:x="8.252cm" svg:y="7.762cm">
          <draw:text-box>
            <text:p>m<text:span text:style-name="T1">3</text:span></text:p>
          </draw:text-box>
        </draw:frame>
        <draw:frame draw:style-name="gr6" draw:text-style-name="P4" draw:layer="layout" svg:width="1.457cm" svg:height="1.143cm" svg:x="10.719cm" svg:y="7.763cm">
          <draw:text-box>
            <text:p>m<text:span text:style-name="T1">4</text:span></text:p>
          </draw:text-box>
        </draw:frame>
        <draw:frame draw:style-name="gr8" draw:text-style-name="P4" draw:layer="layout" svg:width="1.43cm" svg:height="1.825cm" svg:x="13.286cm" svg:y="7.765cm">
          <draw:text-box>
            <text:p>m<text:span text:style-name="T1">5</text:span></text:p>
          </draw:text-box>
        </draw:frame>
        <draw:frame draw:style-name="gr7" draw:text-style-name="P4" draw:layer="layout" svg:width="1.016cm" svg:height="1.114cm" svg:x="4.499cm" svg:y="10.346cm">
          <draw:text-box>
            <text:p>i<text:span text:style-name="T1">1</text:span></text:p>
          </draw:text-box>
        </draw:frame>
        <draw:frame draw:style-name="gr7" draw:text-style-name="P4" draw:layer="layout" svg:width="1.016cm" svg:height="1.114cm" svg:x="7.074cm" svg:y="10.342cm">
          <draw:text-box>
            <text:p>i<text:span text:style-name="T1">2</text:span></text:p>
          </draw:text-box>
        </draw:frame>
        <draw:frame draw:style-name="gr7" draw:text-style-name="P4" draw:layer="layout" svg:width="1.016cm" svg:height="1.114cm" svg:x="9.574cm" svg:y="10.342cm">
          <draw:text-box>
            <text:p>i<text:span text:style-name="T1">3</text:span></text:p>
          </draw:text-box>
        </draw:frame>
        <draw:frame draw:style-name="gr7" draw:text-style-name="P4" draw:layer="layout" svg:width="1.016cm" svg:height="1.114cm" svg:x="12.074cm" svg:y="10.342cm">
          <draw:text-box>
            <text:p>i<text:span text:style-name="T1">4</text:span></text:p>
          </draw:text-box>
        </draw:frame>
        <draw:custom-shape draw:style-name="gr1" draw:text-style-name="P1" xml:id="id11" draw:id="id11" draw:layer="layout" svg:width="0.889cm" svg:height="0.889cm" svg:x="3.086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889cm" svg:height="0.889cm" svg:x="5.633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889cm" svg:height="0.889cm" svg:x="8.18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889cm" svg:height="0.889cm" svg:x="10.679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889cm" svg:height="0.889cm" svg:x="13.279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975cm" svg:y1="15.639cm" svg:x2="5.633cm" svg:y2="15.639cm" draw:start-shape="id11" draw:start-glue-point="10" draw:end-shape="id12" draw:end-glue-point="6" svg:d="M3975 15639h1658" svg:viewBox="0 0 1659 1">
          <text:p/>
        </draw:connector>
        <draw:connector draw:style-name="gr3" draw:text-style-name="P2" draw:layer="layout" svg:x1="6.522cm" svg:y1="15.639cm" svg:x2="8.18cm" svg:y2="15.639cm" draw:start-shape="id12" draw:start-glue-point="10" draw:end-shape="id13" draw:end-glue-point="6" svg:d="M6522 15639h1658" svg:viewBox="0 0 1659 1">
          <text:p/>
        </draw:connector>
        <draw:connector draw:style-name="gr4" draw:text-style-name="P3" draw:layer="layout" svg:x1="9.069cm" svg:y1="15.639cm" svg:x2="10.679cm" svg:y2="15.639cm" draw:start-shape="id13" draw:start-glue-point="10" draw:end-shape="id14" draw:end-glue-point="6" svg:d="M9069 15639h1610" svg:viewBox="0 0 1611 1">
          <text:p/>
        </draw:connector>
        <draw:connector draw:style-name="gr4" draw:text-style-name="P3" draw:layer="layout" svg:x1="11.568cm" svg:y1="15.639cm" svg:x2="13.279cm" svg:y2="15.639cm" draw:start-shape="id14" draw:start-glue-point="10" draw:end-shape="id15" draw:end-glue-point="6" svg:d="M11568 15639h1711" svg:viewBox="0 0 1712 1">
          <text:p/>
        </draw:connector>
        <draw:line draw:style-name="gr5" draw:text-style-name="P2" draw:layer="layout" svg:x1="3.54cm" svg:y1="16.077cm" svg:x2="3.54cm" svg:y2="18.109cm">
          <text:p/>
        </draw:line>
        <draw:line draw:style-name="gr5" draw:text-style-name="P2" draw:layer="layout" svg:x1="6.058cm" svg:y1="16.077cm" svg:x2="6.058cm" svg:y2="18.109cm">
          <text:p/>
        </draw:line>
        <draw:line draw:style-name="gr5" draw:text-style-name="P2" draw:layer="layout" svg:x1="8.613cm" svg:y1="16.077cm" svg:x2="8.613cm" svg:y2="18.109cm">
          <text:p/>
        </draw:line>
        <draw:line draw:style-name="gr5" draw:text-style-name="P2" draw:layer="layout" svg:x1="11.149cm" svg:y1="16.077cm" svg:x2="11.149cm" svg:y2="18.109cm">
          <text:p/>
        </draw:line>
        <draw:line draw:style-name="gr5" draw:text-style-name="P2" draw:layer="layout" svg:x1="13.704cm" svg:y1="16.077cm" svg:x2="13.704cm" svg:y2="18.109cm">
          <text:p/>
        </draw:line>
        <draw:frame draw:style-name="gr6" draw:text-style-name="P4" draw:layer="layout" svg:width="1.089cm" svg:height="1.143cm" svg:x="3.486cm" svg:y="16.662cm">
          <draw:text-box>
            <text:p>n<text:span text:style-name="T1">1</text:span></text:p>
          </draw:text-box>
        </draw:frame>
        <draw:frame draw:style-name="gr6" draw:text-style-name="P4" draw:layer="layout" svg:width="1.089cm" svg:height="1.143cm" svg:x="6.052cm" svg:y="16.663cm">
          <draw:text-box>
            <text:p>n<text:span text:style-name="T1">2</text:span></text:p>
          </draw:text-box>
        </draw:frame>
        <draw:frame draw:style-name="gr6" draw:text-style-name="P4" draw:layer="layout" svg:width="1.089cm" svg:height="1.143cm" svg:x="8.653cm" svg:y="16.664cm">
          <draw:text-box>
            <text:p>n<text:span text:style-name="T1">3</text:span></text:p>
          </draw:text-box>
        </draw:frame>
        <draw:frame draw:style-name="gr6" draw:text-style-name="P4" draw:layer="layout" svg:width="1.089cm" svg:height="1.143cm" svg:x="11.12cm" svg:y="16.665cm">
          <draw:text-box>
            <text:p>n<text:span text:style-name="T1">4</text:span></text:p>
          </draw:text-box>
        </draw:frame>
        <draw:frame draw:style-name="gr6" draw:text-style-name="P4" draw:layer="layout" svg:width="1.089cm" svg:height="1.143cm" svg:x="13.687cm" svg:y="16.666cm">
          <draw:text-box>
            <text:p>n<text:span text:style-name="T1">5</text:span></text:p>
          </draw:text-box>
        </draw:frame>
        <draw:frame draw:style-name="gr7" draw:text-style-name="P4" draw:layer="layout" svg:width="1.016cm" svg:height="1.114cm" svg:x="4.475cm" svg:y="15.544cm">
          <draw:text-box>
            <text:p>j<text:span text:style-name="T1">1</text:span></text:p>
          </draw:text-box>
        </draw:frame>
        <draw:frame draw:style-name="gr7" draw:text-style-name="P4" draw:layer="layout" svg:width="1.016cm" svg:height="1.114cm" svg:x="7.075cm" svg:y="15.544cm">
          <draw:text-box>
            <text:p>j<text:span text:style-name="T1">2</text:span></text:p>
          </draw:text-box>
        </draw:frame>
        <draw:frame draw:style-name="gr7" draw:text-style-name="P4" draw:layer="layout" svg:width="1.016cm" svg:height="1.114cm" svg:x="9.575cm" svg:y="15.544cm">
          <draw:text-box>
            <text:p>j<text:span text:style-name="T1">3</text:span></text:p>
          </draw:text-box>
        </draw:frame>
        <draw:frame draw:style-name="gr7" draw:text-style-name="P4" draw:layer="layout" svg:width="1.016cm" svg:height="1.114cm" svg:x="12.075cm" svg:y="15.544cm">
          <draw:text-box>
            <text:p>j<text:span text:style-name="T1">4</text:span></text:p>
          </draw:text-box>
        </draw:frame>
        <draw:g>
          <draw:custom-shape draw:style-name="gr9" draw:text-style-name="P1" xml:id="id16" draw:id="id16" draw:layer="layout" svg:width="0.889cm" svg:height="0.889cm" svg:x="3.085cm" svg:y="18.1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17" draw:id="id17" draw:layer="layout" svg:width="0.889cm" svg:height="0.889cm" svg:x="5.632cm" svg:y="18.1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18" draw:id="id18" draw:layer="layout" svg:width="0.889cm" svg:height="0.889cm" svg:x="8.179cm" svg:y="18.1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19" draw:id="id19" draw:layer="layout" svg:width="0.889cm" svg:height="0.889cm" svg:x="10.678cm" svg:y="18.1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20" draw:id="id20" draw:layer="layout" svg:width="0.889cm" svg:height="0.889cm" svg:x="13.278cm" svg:y="18.1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2" draw:layer="layout" svg:x1="3.974cm" svg:y1="18.558cm" svg:x2="5.633cm" svg:y2="18.558cm" draw:start-shape="id16" draw:start-glue-point="10" draw:end-shape="id17" draw:end-glue-point="6" svg:d="M3974 18558h1659" svg:viewBox="0 0 1660 1">
            <text:p/>
          </draw:connector>
          <draw:connector draw:style-name="gr3" draw:text-style-name="P2" draw:layer="layout" svg:x1="6.521cm" svg:y1="18.558cm" svg:x2="8.18cm" svg:y2="18.558cm" draw:start-shape="id17" draw:start-glue-point="10" draw:end-shape="id18" draw:end-glue-point="6" svg:d="M6521 18558h1659" svg:viewBox="0 0 1660 1">
            <text:p/>
          </draw:connector>
          <draw:connector draw:style-name="gr4" draw:text-style-name="P3" draw:layer="layout" svg:x1="9.068cm" svg:y1="18.558cm" svg:x2="10.679cm" svg:y2="18.558cm" draw:start-shape="id18" draw:start-glue-point="10" draw:end-shape="id19" draw:end-glue-point="6" svg:d="M9068 18558h1611" svg:viewBox="0 0 1612 1">
            <text:p/>
          </draw:connector>
          <draw:connector draw:style-name="gr4" draw:text-style-name="P3" draw:layer="layout" svg:x1="11.567cm" svg:y1="18.558cm" svg:x2="13.279cm" svg:y2="18.558cm" draw:start-shape="id19" draw:start-glue-point="10" draw:end-shape="id20" draw:end-glue-point="6" svg:d="M11567 18558h1712" svg:viewBox="0 0 1713 1">
            <text:p/>
          </draw:connector>
          <draw:frame draw:style-name="gr7" draw:text-style-name="P4" draw:layer="layout" svg:width="1.016cm" svg:height="1.114cm" svg:x="4.499cm" svg:y="17.547cm">
            <draw:text-box>
              <text:p>i<text:span text:style-name="T1">1</text:span></text:p>
            </draw:text-box>
          </draw:frame>
          <draw:frame draw:style-name="gr7" draw:text-style-name="P4" draw:layer="layout" svg:width="1.016cm" svg:height="1.114cm" svg:x="7.074cm" svg:y="17.543cm">
            <draw:text-box>
              <text:p>i<text:span text:style-name="T1">2</text:span></text:p>
            </draw:text-box>
          </draw:frame>
          <draw:frame draw:style-name="gr7" draw:text-style-name="P4" draw:layer="layout" svg:width="1.016cm" svg:height="1.114cm" svg:x="9.574cm" svg:y="17.543cm">
            <draw:text-box>
              <text:p>i<text:span text:style-name="T1">3</text:span></text:p>
            </draw:text-box>
          </draw:frame>
          <draw:frame draw:style-name="gr7" draw:text-style-name="P4" draw:layer="layout" svg:width="1.016cm" svg:height="1.114cm" svg:x="12.074cm" svg:y="17.543cm">
            <draw:text-box>
              <text:p>i<text:span text:style-name="T1">4</text:span></text:p>
            </draw:text-box>
          </draw:frame>
        </draw:g>
        <draw:frame draw:style-name="gr6" draw:text-style-name="P4" draw:layer="layout" svg:width="1.016cm" svg:height="1.143cm" svg:x="1.762cm" svg:y="4.429cm">
          <draw:text-box>
            <text:p>a</text:p>
          </draw:text-box>
        </draw:frame>
        <draw:frame draw:style-name="gr10" draw:text-style-name="P4" draw:layer="layout" svg:width="0.889cm" svg:height="1.016cm" svg:x="2.143cm" svg:y="9.255cm">
          <draw:text-box>
            <text:p>b</text:p>
          </draw:text-box>
        </draw:frame>
        <draw:frame draw:style-name="gr11" draw:text-style-name="P4" draw:layer="layout" svg:width="1.083cm" svg:height="0.963cm" svg:x="3.046cm" svg:y="20.879cm">
          <draw:text-box>
            <text:p><text:span text:style-name="T2">Γ</text:span><text:span text:style-name="T3">1</text:span></text:p>
          </draw:text-box>
        </draw:frame>
        <draw:custom-shape draw:style-name="gr1" draw:text-style-name="P1" xml:id="id27" draw:id="id27" draw:layer="layout" svg:width="0.889cm" svg:height="0.889cm" svg:x="10.686cm" svg:y="20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21" draw:id="id21" draw:layer="layout" svg:width="1.27cm" svg:height="1.27cm" svg:x="4.168cm" svg:y="20.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6" draw:layer="layout" svg:width="1.27cm" svg:height="1.27cm" svg:x="4.302cm" svg:y="20.812cm">
          <draw:text-box>
            <text:p><text:span text:style-name="T4">λ</text:span><text:span text:style-name="T5">1</text:span></text:p>
          </draw:text-box>
        </draw:frame>
        <draw:custom-shape draw:style-name="gr1" draw:text-style-name="P1" xml:id="id23" draw:id="id23" draw:layer="layout" svg:width="0.889cm" svg:height="0.889cm" svg:x="5.653cm" svg:y="20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889cm" svg:height="0.889cm" svg:x="8.185cm" svg:y="20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27cm" svg:height="1.27cm" svg:x="5.593cm" svg:y="20.878cm">
          <draw:text-box>
            <text:p><text:span text:style-name="T2">Γ</text:span><text:span text:style-name="T3">2</text:span></text:p>
          </draw:text-box>
        </draw:frame>
        <draw:frame draw:style-name="gr13" draw:text-style-name="P4" draw:layer="layout" svg:width="1.27cm" svg:height="1.27cm" svg:x="8.093cm" svg:y="20.878cm">
          <draw:text-box>
            <text:p><text:span text:style-name="T2">Γ</text:span><text:span text:style-name="T3">3</text:span></text:p>
          </draw:text-box>
        </draw:frame>
        <draw:custom-shape draw:style-name="gr12" draw:text-style-name="P5" xml:id="id24" draw:id="id24" draw:layer="layout" svg:width="1.27cm" svg:height="1.27cm" svg:x="6.668cm" svg:y="20.69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4" draw:layer="layout" svg:width="1.27cm" svg:height="1.27cm" svg:x="6.802cm" svg:y="20.812cm">
          <draw:text-box>
            <text:p><text:span text:style-name="T4">λ</text:span><text:span text:style-name="T6">2</text:span></text:p>
          </draw:text-box>
        </draw:frame>
        <draw:custom-shape draw:style-name="gr12" draw:text-style-name="P5" xml:id="id26" draw:id="id26" draw:layer="layout" svg:width="1.27cm" svg:height="1.27cm" svg:x="9.235cm" svg:y="20.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4" draw:layer="layout" svg:width="1.27cm" svg:height="1.27cm" svg:x="9.369cm" svg:y="20.812cm">
          <draw:text-box>
            <text:p><text:span text:style-name="T4">λ</text:span><text:span text:style-name="T6">3</text:span></text:p>
          </draw:text-box>
        </draw:frame>
        <draw:custom-shape draw:style-name="gr12" draw:text-style-name="P5" xml:id="id28" draw:id="id28" draw:layer="layout" svg:width="1.27cm" svg:height="1.27cm" svg:x="11.735cm" svg:y="20.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4" draw:layer="layout" svg:width="1.27cm" svg:height="1.27cm" svg:x="11.869cm" svg:y="20.812cm">
          <draw:text-box>
            <text:p><text:span text:style-name="T4">λ</text:span><text:span text:style-name="T6">4</text:span></text:p>
          </draw:text-box>
        </draw:frame>
        <draw:frame draw:style-name="gr13" draw:text-style-name="P4" draw:layer="layout" svg:width="1.27cm" svg:height="1.27cm" svg:x="10.693cm" svg:y="20.878cm">
          <draw:text-box>
            <text:p><text:span text:style-name="T2">Γ</text:span><text:span text:style-name="T3">4</text:span></text:p>
          </draw:text-box>
        </draw:frame>
        <draw:custom-shape draw:style-name="gr1" draw:text-style-name="P1" xml:id="id29" draw:id="id29" draw:layer="layout" svg:width="0.889cm" svg:height="0.889cm" svg:x="13.253cm" svg:y="20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27cm" svg:height="1.27cm" svg:x="13.193cm" svg:y="20.878cm">
          <draw:text-box>
            <text:p><text:span text:style-name="T2">Γ</text:span><text:span text:style-name="T3">5</text:span></text:p>
          </draw:text-box>
        </draw:frame>
        <draw:line draw:style-name="gr5" draw:text-style-name="P2" draw:layer="layout" svg:x1="3.548cm" svg:y1="21.748cm" svg:x2="3.548cm" svg:y2="23.78cm">
          <text:p/>
        </draw:line>
        <draw:line draw:style-name="gr5" draw:text-style-name="P2" draw:layer="layout" svg:x1="6.082cm" svg:y1="21.748cm" svg:x2="6.082cm" svg:y2="23.78cm">
          <text:p/>
        </draw:line>
        <draw:line draw:style-name="gr5" draw:text-style-name="P2" draw:layer="layout" svg:x1="8.611cm" svg:y1="21.748cm" svg:x2="8.611cm" svg:y2="23.78cm">
          <text:p/>
        </draw:line>
        <draw:line draw:style-name="gr5" draw:text-style-name="P2" draw:layer="layout" svg:x1="11.182cm" svg:y1="21.748cm" svg:x2="11.182cm" svg:y2="23.78cm">
          <text:p/>
        </draw:line>
        <draw:line draw:style-name="gr5" draw:text-style-name="P2" draw:layer="layout" svg:x1="13.711cm" svg:y1="21.748cm" svg:x2="13.711cm" svg:y2="23.78cm">
          <text:p/>
        </draw:line>
        <draw:connector draw:style-name="gr4" draw:text-style-name="P3" draw:layer="layout" svg:x1="4.168cm" svg:y1="21.335cm" svg:x2="4.008cm" svg:y2="21.334cm" draw:start-shape="id21" draw:start-glue-point="5" draw:end-shape="id22" draw:end-glue-point="10" svg:d="M4168 21335h-80v-1h-80" svg:viewBox="0 0 161 2">
          <text:p/>
        </draw:connector>
        <draw:connector draw:style-name="gr4" draw:text-style-name="P3" draw:layer="layout" svg:x1="5.438cm" svg:y1="21.335cm" svg:x2="5.653cm" svg:y2="21.336cm" draw:start-shape="id21" draw:start-glue-point="7" draw:end-shape="id23" draw:end-glue-point="6" svg:d="M5438 21335h108v1h107" svg:viewBox="0 0 216 2">
          <text:p/>
        </draw:connector>
        <draw:connector draw:style-name="gr4" draw:text-style-name="P3" draw:layer="layout" svg:x1="6.542cm" svg:y1="21.336cm" svg:x2="6.668cm" svg:y2="21.332cm" draw:start-shape="id23" draw:start-glue-point="10" draw:end-shape="id24" draw:end-glue-point="5" svg:d="M6542 21336h63v-4h63" svg:viewBox="0 0 127 5">
          <text:p/>
        </draw:connector>
        <draw:connector draw:style-name="gr4" draw:text-style-name="P3" draw:layer="layout" svg:x1="7.938cm" svg:y1="21.332cm" svg:x2="8.185cm" svg:y2="21.336cm" draw:start-shape="id24" draw:start-glue-point="7" draw:end-shape="id25" draw:end-glue-point="6" svg:d="M7938 21332h124v4h123" svg:viewBox="0 0 248 5">
          <text:p/>
        </draw:connector>
        <draw:connector draw:style-name="gr4" draw:text-style-name="P3" draw:layer="layout" svg:x1="9.074cm" svg:y1="21.336cm" svg:x2="9.235cm" svg:y2="21.335cm" draw:start-shape="id25" draw:start-glue-point="10" draw:end-shape="id26" draw:end-glue-point="5" svg:d="M9074 21336h81v-1h80" svg:viewBox="0 0 162 2">
          <text:p/>
        </draw:connector>
        <draw:connector draw:style-name="gr4" draw:text-style-name="P3" draw:layer="layout" svg:x1="10.505cm" svg:y1="21.335cm" svg:x2="10.686cm" svg:y2="21.338cm" draw:start-shape="id26" draw:start-glue-point="7" draw:end-shape="id27" draw:end-glue-point="6" svg:d="M10505 21335h91v3h90" svg:viewBox="0 0 182 4">
          <text:p/>
        </draw:connector>
        <draw:connector draw:style-name="gr4" draw:text-style-name="P3" draw:layer="layout" svg:x1="11.575cm" svg:y1="21.338cm" svg:x2="11.735cm" svg:y2="21.335cm" draw:start-shape="id27" draw:start-glue-point="10" draw:end-shape="id28" draw:end-glue-point="5" svg:d="M11575 21338h80v-3h80" svg:viewBox="0 0 161 4">
          <text:p/>
        </draw:connector>
        <draw:connector draw:style-name="gr4" draw:text-style-name="P3" draw:layer="layout" svg:x1="13.005cm" svg:y1="21.335cm" svg:x2="13.253cm" svg:y2="21.338cm" draw:start-shape="id28" draw:start-glue-point="7" draw:end-shape="id29" draw:end-glue-point="6" svg:d="M13005 21335h124v3h124" svg:viewBox="0 0 249 4">
          <text:p/>
        </draw:connector>
      </draw:page>
      <draw:page draw:name="page2" draw:style-name="dp1" draw:master-page-name="Default">
        <draw:custom-shape draw:style-name="gr1" draw:text-style-name="P1" xml:id="id30" draw:id="id30" draw:layer="layout" svg:width="0.889cm" svg:height="0.889cm" svg:x="3.086cm" svg:y="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0.889cm" svg:height="0.889cm" svg:x="5.633cm" svg:y="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0.889cm" svg:height="0.889cm" svg:x="8.18cm" svg:y="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0.889cm" svg:height="0.889cm" svg:x="10.679cm" svg:y="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0.889cm" svg:height="0.889cm" svg:x="13.279cm" svg:y="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975cm" svg:y1="3.64cm" svg:x2="5.633cm" svg:y2="3.64cm" draw:start-shape="id30" draw:start-glue-point="10" draw:end-shape="id31" draw:end-glue-point="6" svg:d="M3975 3640h1658" svg:viewBox="0 0 1659 1">
          <text:p/>
        </draw:connector>
        <draw:connector draw:style-name="gr3" draw:text-style-name="P2" draw:layer="layout" svg:x1="6.522cm" svg:y1="3.64cm" svg:x2="8.18cm" svg:y2="3.64cm" draw:start-shape="id31" draw:start-glue-point="10" draw:end-shape="id32" draw:end-glue-point="6" svg:d="M6522 3640h1658" svg:viewBox="0 0 1659 1">
          <text:p/>
        </draw:connector>
        <draw:connector draw:style-name="gr4" draw:text-style-name="P3" draw:layer="layout" svg:x1="9.069cm" svg:y1="3.64cm" svg:x2="10.679cm" svg:y2="3.64cm" draw:start-shape="id32" draw:start-glue-point="10" draw:end-shape="id33" draw:end-glue-point="6" svg:d="M9069 3640h1610" svg:viewBox="0 0 1611 1">
          <text:p/>
        </draw:connector>
        <draw:connector draw:style-name="gr4" draw:text-style-name="P3" draw:layer="layout" svg:x1="11.568cm" svg:y1="3.64cm" svg:x2="13.279cm" svg:y2="3.64cm" draw:start-shape="id33" draw:start-glue-point="10" draw:end-shape="id34" draw:end-glue-point="6" svg:d="M11568 3640h1711" svg:viewBox="0 0 1712 1">
          <text:p/>
        </draw:connector>
        <draw:line draw:style-name="gr5" draw:text-style-name="P2" draw:layer="layout" svg:x1="3.54cm" svg:y1="4.078cm" svg:x2="3.54cm" svg:y2="6.11cm">
          <text:p/>
        </draw:line>
        <draw:line draw:style-name="gr5" draw:text-style-name="P2" draw:layer="layout" svg:x1="6.08cm" svg:y1="5.572cm" svg:x2="6.058cm" svg:y2="6.11cm">
          <text:p/>
        </draw:line>
        <draw:line draw:style-name="gr5" draw:text-style-name="P2" draw:layer="layout" svg:x1="8.613cm" svg:y1="4.078cm" svg:x2="8.613cm" svg:y2="6.11cm">
          <text:p/>
        </draw:line>
        <draw:line draw:style-name="gr5" draw:text-style-name="P2" draw:layer="layout" svg:x1="11.149cm" svg:y1="4.078cm" svg:x2="11.149cm" svg:y2="6.11cm">
          <text:p/>
        </draw:line>
        <draw:line draw:style-name="gr5" draw:text-style-name="P2" draw:layer="layout" svg:x1="13.704cm" svg:y1="4.078cm" svg:x2="13.704cm" svg:y2="6.11cm">
          <text:p/>
        </draw:line>
        <draw:frame draw:style-name="gr6" draw:text-style-name="P4" draw:layer="layout" svg:width="1.089cm" svg:height="1.143cm" svg:x="3.486cm" svg:y="4.663cm">
          <draw:text-box>
            <text:p>n<text:span text:style-name="T1">1</text:span></text:p>
          </draw:text-box>
        </draw:frame>
        <draw:frame draw:style-name="gr6" draw:text-style-name="P4" draw:layer="layout" svg:width="1.089cm" svg:height="1.143cm" svg:x="5.665cm" svg:y="4.263cm">
          <draw:text-box>
            <text:p>n<text:span text:style-name="T1">2</text:span></text:p>
          </draw:text-box>
        </draw:frame>
        <draw:frame draw:style-name="gr6" draw:text-style-name="P4" draw:layer="layout" svg:width="1.089cm" svg:height="1.143cm" svg:x="8.653cm" svg:y="4.665cm">
          <draw:text-box>
            <text:p>n<text:span text:style-name="T1">3</text:span></text:p>
          </draw:text-box>
        </draw:frame>
        <draw:frame draw:style-name="gr6" draw:text-style-name="P4" draw:layer="layout" svg:width="1.089cm" svg:height="1.143cm" svg:x="11.12cm" svg:y="4.666cm">
          <draw:text-box>
            <text:p>n<text:span text:style-name="T1">4</text:span></text:p>
          </draw:text-box>
        </draw:frame>
        <draw:frame draw:style-name="gr6" draw:text-style-name="P4" draw:layer="layout" svg:width="1.089cm" svg:height="1.143cm" svg:x="13.687cm" svg:y="4.667cm">
          <draw:text-box>
            <text:p>n<text:span text:style-name="T1">5</text:span></text:p>
          </draw:text-box>
        </draw:frame>
        <draw:frame draw:style-name="gr7" draw:text-style-name="P4" draw:layer="layout" svg:width="1.016cm" svg:height="1.114cm" svg:x="4.475cm" svg:y="3.545cm">
          <draw:text-box>
            <text:p>j<text:span text:style-name="T1">1</text:span></text:p>
          </draw:text-box>
        </draw:frame>
        <draw:frame draw:style-name="gr7" draw:text-style-name="P4" draw:layer="layout" svg:width="1.016cm" svg:height="1.114cm" svg:x="7.075cm" svg:y="3.545cm">
          <draw:text-box>
            <text:p>j<text:span text:style-name="T1">2</text:span></text:p>
          </draw:text-box>
        </draw:frame>
        <draw:frame draw:style-name="gr7" draw:text-style-name="P4" draw:layer="layout" svg:width="1.016cm" svg:height="1.114cm" svg:x="9.575cm" svg:y="3.545cm">
          <draw:text-box>
            <text:p>j<text:span text:style-name="T1">3</text:span></text:p>
          </draw:text-box>
        </draw:frame>
        <draw:frame draw:style-name="gr7" draw:text-style-name="P4" draw:layer="layout" svg:width="1.016cm" svg:height="1.114cm" svg:x="12.075cm" svg:y="3.545cm">
          <draw:text-box>
            <text:p>j<text:span text:style-name="T1">4</text:span></text:p>
          </draw:text-box>
        </draw:frame>
        <draw:g>
          <draw:custom-shape draw:style-name="gr9" draw:text-style-name="P1" xml:id="id35" draw:id="id35" draw:layer="layout" svg:width="0.889cm" svg:height="0.889cm" svg:x="3.085cm" svg:y="6.11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36" draw:id="id36" draw:layer="layout" svg:width="0.889cm" svg:height="0.889cm" svg:x="5.632cm" svg:y="6.11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37" draw:id="id37" draw:layer="layout" svg:width="0.889cm" svg:height="0.889cm" svg:x="8.179cm" svg:y="6.11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38" draw:id="id38" draw:layer="layout" svg:width="0.889cm" svg:height="0.889cm" svg:x="10.678cm" svg:y="6.11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39" draw:id="id39" draw:layer="layout" svg:width="0.889cm" svg:height="0.889cm" svg:x="13.278cm" svg:y="6.11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2" draw:layer="layout" svg:x1="3.974cm" svg:y1="6.559cm" svg:x2="5.633cm" svg:y2="6.559cm" draw:start-shape="id35" draw:start-glue-point="10" draw:end-shape="id36" draw:end-glue-point="6" svg:d="M3974 6559h1659" svg:viewBox="0 0 1660 1">
            <text:p/>
          </draw:connector>
          <draw:connector draw:style-name="gr3" draw:text-style-name="P2" draw:layer="layout" svg:x1="6.521cm" svg:y1="6.559cm" svg:x2="8.18cm" svg:y2="6.559cm" draw:start-shape="id36" draw:start-glue-point="10" draw:end-shape="id37" draw:end-glue-point="6" svg:d="M6521 6559h1659" svg:viewBox="0 0 1660 1">
            <text:p/>
          </draw:connector>
          <draw:connector draw:style-name="gr4" draw:text-style-name="P3" draw:layer="layout" svg:x1="9.068cm" svg:y1="6.559cm" svg:x2="10.679cm" svg:y2="6.559cm" draw:start-shape="id37" draw:start-glue-point="10" draw:end-shape="id38" draw:end-glue-point="6" svg:d="M9068 6559h1611" svg:viewBox="0 0 1612 1">
            <text:p/>
          </draw:connector>
          <draw:connector draw:style-name="gr4" draw:text-style-name="P3" draw:layer="layout" svg:x1="11.567cm" svg:y1="6.559cm" svg:x2="13.279cm" svg:y2="6.559cm" draw:start-shape="id38" draw:start-glue-point="10" draw:end-shape="id39" draw:end-glue-point="6" svg:d="M11567 6559h1712" svg:viewBox="0 0 1713 1">
            <text:p/>
          </draw:connector>
          <draw:frame draw:style-name="gr7" draw:text-style-name="P4" draw:layer="layout" svg:width="1.016cm" svg:height="1.114cm" svg:x="4.499cm" svg:y="5.548cm">
            <draw:text-box>
              <text:p>i<text:span text:style-name="T1">1</text:span></text:p>
            </draw:text-box>
          </draw:frame>
          <draw:frame draw:style-name="gr7" draw:text-style-name="P4" draw:layer="layout" svg:width="1.016cm" svg:height="1.114cm" svg:x="7.074cm" svg:y="5.544cm">
            <draw:text-box>
              <text:p>i<text:span text:style-name="T1">2</text:span></text:p>
            </draw:text-box>
          </draw:frame>
          <draw:frame draw:style-name="gr7" draw:text-style-name="P4" draw:layer="layout" svg:width="1.016cm" svg:height="1.114cm" svg:x="9.574cm" svg:y="5.544cm">
            <draw:text-box>
              <text:p>i<text:span text:style-name="T1">3</text:span></text:p>
            </draw:text-box>
          </draw:frame>
          <draw:frame draw:style-name="gr7" draw:text-style-name="P4" draw:layer="layout" svg:width="1.016cm" svg:height="1.114cm" svg:x="12.074cm" svg:y="5.544cm">
            <draw:text-box>
              <text:p>i<text:span text:style-name="T1">4</text:span></text:p>
            </draw:text-box>
          </draw:frame>
        </draw:g>
        <draw:line draw:style-name="gr5" draw:text-style-name="P2" draw:layer="layout" svg:x1="6.08cm" svg:y1="4.068cm" svg:x2="6.08cm" svg:y2="4.556cm">
          <text:p/>
        </draw:line>
        <draw:frame draw:style-name="gr8" draw:text-style-name="P4" draw:layer="layout" svg:width="1.336cm" svg:height="1.825cm" svg:x="5.506cm" svg:y="4.89cm">
          <draw:text-box>
            <text:p><text:span text:style-name="T7">m</text:span><text:span text:style-name="T1">2</text:span></text:p>
          </draw:text-box>
        </draw:frame>
        <draw:custom-shape draw:style-name="gr1" draw:text-style-name="P1" xml:id="id40" draw:id="id40" draw:layer="layout" svg:width="0.889cm" svg:height="0.889cm" svg:x="3.633cm" svg:y="8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4.102cm" svg:y1="11.073cm" svg:x2="4.08cm" svg:y2="11.611cm">
          <text:p/>
        </draw:line>
        <draw:frame draw:style-name="gr6" draw:text-style-name="P4" draw:layer="layout" svg:width="1.089cm" svg:height="1.143cm" svg:x="3.665cm" svg:y="9.264cm">
          <draw:text-box>
            <text:p>n<text:span text:style-name="T1">a</text:span></text:p>
          </draw:text-box>
        </draw:frame>
        <draw:frame draw:style-name="gr14" draw:text-style-name="P4" draw:layer="layout" svg:width="1.275cm" svg:height="1.26cm" svg:x="2.016cm" svg:y="9.646cm">
          <draw:text-box>
            <text:p>j<text:span text:style-name="T1">a-1</text:span></text:p>
          </draw:text-box>
        </draw:frame>
        <draw:frame draw:style-name="gr7" draw:text-style-name="P4" draw:layer="layout" svg:width="1.016cm" svg:height="1.114cm" svg:x="5.075cm" svg:y="9.546cm">
          <draw:text-box>
            <text:p>j<text:span text:style-name="T1">a</text:span></text:p>
          </draw:text-box>
        </draw:frame>
        <draw:custom-shape draw:style-name="gr9" draw:text-style-name="P1" xml:id="id41" draw:id="id41" draw:layer="layout" svg:width="0.889cm" svg:height="0.889cm" svg:x="3.632cm" svg:y="11.61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4.08cm" svg:y1="9.069cm" svg:x2="4.08cm" svg:y2="9.557cm">
          <text:p/>
        </draw:line>
        <draw:frame draw:style-name="gr15" draw:text-style-name="P4" draw:layer="layout" svg:width="1.336cm" svg:height="1.142cm" svg:x="3.547cm" svg:y="10.271cm">
          <draw:text-box>
            <text:p><text:span text:style-name="T7">m</text:span><text:span text:style-name="T1">a</text:span></text:p>
          </draw:text-box>
        </draw:frame>
        <draw:connector draw:style-name="gr5" draw:text-style-name="P2" draw:layer="layout" draw:type="curve" svg:x1="4.522cm" svg:y1="8.641cm" svg:x2="4.521cm" svg:y2="12.06cm" draw:start-shape="id40" draw:start-glue-point="10" draw:end-shape="id41" draw:end-glue-point="10" svg:d="M4522 8641c751 0 752 3419-1 3419" svg:viewBox="0 0 566 3420">
          <text:p/>
        </draw:connector>
        <draw:connector draw:style-name="gr16" draw:text-style-name="P2" draw:layer="layout" draw:type="curve" svg:x1="3.633cm" svg:y1="8.641cm" svg:x2="3.633cm" svg:y2="12.06cm" draw:start-shape="id40" draw:start-glue-point="6" draw:end-shape="id41" draw:end-glue-point="6" svg:d="M3633 8641c-754 0-754 3419 0 3419" svg:viewBox="0 0 566 3420">
          <text:p/>
        </draw:connector>
        <draw:custom-shape draw:style-name="gr1" draw:text-style-name="P1" xml:id="id42" draw:id="id42" draw:layer="layout" svg:width="0.889cm" svg:height="0.889cm" svg:x="10.633cm" svg:y="8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3" draw:id="id43" draw:layer="layout" svg:width="0.889cm" svg:height="0.889cm" svg:x="13.18cm" svg:y="8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4" draw:id="id44" draw:layer="layout" svg:width="0.889cm" svg:height="0.889cm" svg:x="15.679cm" svg:y="8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11.522cm" svg:y1="8.641cm" svg:x2="13.18cm" svg:y2="8.641cm" draw:start-shape="id42" draw:start-glue-point="10" draw:end-shape="id43" draw:end-glue-point="6" svg:d="M11522 8641h1658" svg:viewBox="0 0 1659 1">
          <text:p/>
        </draw:connector>
        <draw:connector draw:style-name="gr4" draw:text-style-name="P3" draw:layer="layout" svg:x1="14.069cm" svg:y1="8.641cm" svg:x2="15.679cm" svg:y2="8.641cm" draw:start-shape="id43" draw:start-glue-point="10" draw:end-shape="id44" draw:end-glue-point="6" svg:d="M14069 8641h1610" svg:viewBox="0 0 1611 1">
          <text:p/>
        </draw:connector>
        <draw:line draw:style-name="gr5" draw:text-style-name="P2" draw:layer="layout" svg:x1="16.168cm" svg:y1="10.573cm" svg:x2="16.146cm" svg:y2="11.111cm">
          <text:p/>
        </draw:line>
        <draw:line draw:style-name="gr5" draw:text-style-name="P2" draw:layer="layout" svg:x1="13.613cm" svg:y1="9.079cm" svg:x2="13.613cm" svg:y2="11.111cm">
          <text:p/>
        </draw:line>
        <draw:frame draw:style-name="gr17" draw:text-style-name="P4" draw:layer="layout" svg:width="1.698cm" svg:height="1.977cm" svg:x="13.653cm" svg:y="9.666cm">
          <draw:text-box>
            <text:p>n<text:span text:style-name="T1">a+1</text:span></text:p>
          </draw:text-box>
        </draw:frame>
        <draw:frame draw:style-name="gr6" draw:text-style-name="P4" draw:layer="layout" svg:width="1.089cm" svg:height="1.143cm" svg:x="15.72cm" svg:y="9.267cm">
          <draw:text-box>
            <text:p>n<text:span text:style-name="T1">b</text:span></text:p>
          </draw:text-box>
        </draw:frame>
        <draw:frame draw:style-name="gr7" draw:text-style-name="P4" draw:layer="layout" svg:width="1.016cm" svg:height="1.114cm" svg:x="12.075cm" svg:y="8.546cm">
          <draw:text-box>
            <text:p>j<text:span text:style-name="T1">a</text:span></text:p>
          </draw:text-box>
        </draw:frame>
        <draw:frame draw:style-name="gr17" draw:text-style-name="P4" draw:layer="layout" svg:width="1.411cm" svg:height="1.977cm" svg:x="14.575cm" svg:y="8.546cm">
          <draw:text-box>
            <text:p>j<text:span text:style-name="T1">b-1</text:span></text:p>
          </draw:text-box>
        </draw:frame>
        <draw:frame draw:style-name="gr7" draw:text-style-name="P4" draw:layer="layout" svg:width="1.016cm" svg:height="1.114cm" svg:x="17.075cm" svg:y="9.546cm">
          <draw:text-box>
            <text:p>j<text:span text:style-name="T1">b</text:span></text:p>
          </draw:text-box>
        </draw:frame>
        <draw:custom-shape draw:style-name="gr9" draw:text-style-name="P1" xml:id="id45" draw:id="id45" draw:layer="layout" svg:width="0.889cm" svg:height="0.889cm" svg:x="10.632cm" svg:y="11.11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6" draw:id="id46" draw:layer="layout" svg:width="0.889cm" svg:height="0.889cm" svg:x="13.179cm" svg:y="11.11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7" draw:id="id47" draw:layer="layout" svg:width="0.889cm" svg:height="0.889cm" svg:x="15.678cm" svg:y="11.11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11.521cm" svg:y1="11.56cm" svg:x2="13.18cm" svg:y2="11.56cm" draw:start-shape="id45" draw:start-glue-point="10" draw:end-shape="id46" draw:end-glue-point="6" svg:d="M11521 11560h1659" svg:viewBox="0 0 1660 1">
          <text:p/>
        </draw:connector>
        <draw:connector draw:style-name="gr4" draw:text-style-name="P3" draw:layer="layout" svg:x1="14.068cm" svg:y1="11.56cm" svg:x2="15.679cm" svg:y2="11.56cm" draw:start-shape="id46" draw:start-glue-point="10" draw:end-shape="id47" draw:end-glue-point="6" svg:d="M14068 11560h1611" svg:viewBox="0 0 1612 1">
          <text:p/>
        </draw:connector>
        <draw:frame draw:style-name="gr7" draw:text-style-name="P4" draw:layer="layout" svg:width="1.016cm" svg:height="1.114cm" svg:x="12.074cm" svg:y="10.545cm">
          <draw:text-box>
            <text:p>i<text:span text:style-name="T1">a</text:span></text:p>
          </draw:text-box>
        </draw:frame>
        <draw:frame draw:style-name="gr7" draw:text-style-name="P4" draw:layer="layout" svg:width="1.412cm" svg:height="1.114cm" svg:x="14.574cm" svg:y="10.545cm">
          <draw:text-box>
            <text:p>i<text:span text:style-name="T1">b-1</text:span></text:p>
          </draw:text-box>
        </draw:frame>
        <draw:line draw:style-name="gr5" draw:text-style-name="P2" draw:layer="layout" svg:x1="11.08cm" svg:y1="9.069cm" svg:x2="11.08cm" svg:y2="9.557cm">
          <text:p/>
        </draw:line>
        <draw:line draw:style-name="gr5" draw:text-style-name="P2" draw:layer="layout" svg:x1="16.136cm" svg:y1="9.069cm" svg:x2="16.136cm" svg:y2="9.557cm">
          <text:p/>
        </draw:line>
        <draw:line draw:style-name="gr5" draw:text-style-name="P2" draw:layer="layout" svg:x1="11.068cm" svg:y1="10.573cm" svg:x2="11.046cm" svg:y2="11.111cm">
          <text:p/>
        </draw:line>
        <draw:connector draw:style-name="gr18" draw:text-style-name="P2" draw:layer="layout" draw:type="curve" svg:x1="10.633cm" svg:y1="8.641cm" svg:x2="10.633cm" svg:y2="11.56cm" draw:start-shape="id42" draw:start-glue-point="6" draw:end-shape="id45" draw:end-glue-point="6" svg:d="M10633 8641c-754 0-754 2919 0 2919" svg:viewBox="0 0 566 2920">
          <text:p/>
        </draw:connector>
        <draw:connector draw:style-name="gr18" draw:text-style-name="P2" draw:layer="layout" draw:type="curve" svg:x1="16.568cm" svg:y1="8.641cm" svg:x2="16.567cm" svg:y2="11.56cm" draw:start-shape="id44" draw:start-glue-point="10" draw:end-shape="id47" draw:end-glue-point="10" svg:d="M16568 8641c751 0 752 2919-1 2919" svg:viewBox="0 0 566 2920">
          <text:p/>
        </draw:connector>
        <draw:frame draw:style-name="gr15" draw:text-style-name="P4" draw:layer="layout" svg:width="1.336cm" svg:height="1.142cm" svg:x="10.547cm" svg:y="9.871cm">
          <draw:text-box>
            <text:p><text:span text:style-name="T7">m</text:span><text:span text:style-name="T1">a</text:span></text:p>
          </draw:text-box>
        </draw:frame>
        <draw:frame draw:style-name="gr6" draw:text-style-name="P4" draw:layer="layout" svg:width="1.089cm" svg:height="1.143cm" svg:x="10.666cm" svg:y="9.265cm">
          <draw:text-box>
            <text:p>n<text:span text:style-name="T1">a</text:span></text:p>
          </draw:text-box>
        </draw:frame>
        <draw:frame draw:style-name="gr14" draw:text-style-name="P4" draw:layer="layout" svg:width="1.275cm" svg:height="1.26cm" svg:x="9.017cm" svg:y="9.546cm">
          <draw:text-box>
            <text:p>j<text:span text:style-name="T1">a-1</text:span></text:p>
          </draw:text-box>
        </draw:frame>
        <draw:frame draw:style-name="gr15" draw:text-style-name="P4" draw:layer="layout" svg:width="1.336cm" svg:height="1.142cm" svg:x="15.547cm" svg:y="9.871cm">
          <draw:text-box>
            <text:p><text:span text:style-name="T7">m</text:span><text:span text:style-name="T1">b</text:span></text:p>
          </draw:text-box>
        </draw:frame>
        <draw:custom-shape draw:style-name="gr1" draw:text-style-name="P1" xml:id="id48" draw:id="id48" draw:layer="layout" svg:width="0.889cm" svg:height="0.889cm" svg:x="4.315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9" draw:id="id49" draw:layer="layout" svg:width="0.889cm" svg:height="0.889cm" svg:x="6.862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0" draw:id="id50" draw:layer="layout" svg:width="0.889cm" svg:height="0.889cm" svg:x="9.409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1" draw:id="id51" draw:layer="layout" svg:width="0.889cm" svg:height="0.889cm" svg:x="11.908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2" draw:id="id52" draw:layer="layout" svg:width="0.889cm" svg:height="0.889cm" svg:x="14.508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5.204cm" svg:y1="14.421cm" svg:x2="6.862cm" svg:y2="14.421cm" draw:start-shape="id48" draw:start-glue-point="10" draw:end-shape="id49" draw:end-glue-point="6" svg:d="M5204 14421h1658" svg:viewBox="0 0 1659 1">
          <text:p/>
        </draw:connector>
        <draw:connector draw:style-name="gr3" draw:text-style-name="P2" draw:layer="layout" svg:x1="7.751cm" svg:y1="14.421cm" svg:x2="9.409cm" svg:y2="14.421cm" draw:start-shape="id49" draw:start-glue-point="10" draw:end-shape="id50" draw:end-glue-point="6" svg:d="M7751 14421h1658" svg:viewBox="0 0 1659 1">
          <text:p/>
        </draw:connector>
        <draw:connector draw:style-name="gr4" draw:text-style-name="P3" draw:layer="layout" svg:x1="10.298cm" svg:y1="14.421cm" svg:x2="11.908cm" svg:y2="14.421cm" draw:start-shape="id50" draw:start-glue-point="10" draw:end-shape="id51" draw:end-glue-point="6" svg:d="M10298 14421h1610" svg:viewBox="0 0 1611 1">
          <text:p/>
        </draw:connector>
        <draw:connector draw:style-name="gr4" draw:text-style-name="P3" draw:layer="layout" svg:x1="12.797cm" svg:y1="14.421cm" svg:x2="14.508cm" svg:y2="14.421cm" draw:start-shape="id51" draw:start-glue-point="10" draw:end-shape="id52" draw:end-glue-point="6" svg:d="M12797 14421h1711" svg:viewBox="0 0 1712 1">
          <text:p/>
        </draw:connector>
        <draw:line draw:style-name="gr5" draw:text-style-name="P2" draw:layer="layout" svg:x1="4.769cm" svg:y1="14.859cm" svg:x2="4.769cm" svg:y2="16.891cm">
          <text:p/>
        </draw:line>
        <draw:line draw:style-name="gr5" draw:text-style-name="P2" draw:layer="layout" svg:x1="7.287cm" svg:y1="14.859cm" svg:x2="7.287cm" svg:y2="16.891cm">
          <text:p/>
        </draw:line>
        <draw:line draw:style-name="gr5" draw:text-style-name="P2" draw:layer="layout" svg:x1="9.842cm" svg:y1="14.859cm" svg:x2="9.842cm" svg:y2="16.891cm">
          <text:p/>
        </draw:line>
        <draw:line draw:style-name="gr5" draw:text-style-name="P2" draw:layer="layout" svg:x1="12.378cm" svg:y1="14.859cm" svg:x2="12.378cm" svg:y2="16.891cm">
          <text:p/>
        </draw:line>
        <draw:line draw:style-name="gr5" draw:text-style-name="P2" draw:layer="layout" svg:x1="14.933cm" svg:y1="14.859cm" svg:x2="14.933cm" svg:y2="16.891cm">
          <text:p/>
        </draw:line>
        <draw:frame draw:style-name="gr6" draw:text-style-name="P4" draw:layer="layout" svg:width="1.089cm" svg:height="1.143cm" svg:x="4.691cm" svg:y="15.278cm">
          <draw:text-box>
            <text:p>n<text:span text:style-name="T1">1</text:span></text:p>
          </draw:text-box>
        </draw:frame>
        <draw:frame draw:style-name="gr6" draw:text-style-name="P4" draw:layer="layout" svg:width="1.089cm" svg:height="1.143cm" svg:x="7.304cm" svg:y="15.305cm">
          <draw:text-box>
            <text:p>n<text:span text:style-name="T1">2</text:span></text:p>
          </draw:text-box>
        </draw:frame>
        <draw:frame draw:style-name="gr6" draw:text-style-name="P4" draw:layer="layout" svg:width="1.089cm" svg:height="1.143cm" svg:x="9.771cm" svg:y="15.332cm">
          <draw:text-box>
            <text:p>n<text:span text:style-name="T1">3</text:span></text:p>
          </draw:text-box>
        </draw:frame>
        <draw:frame draw:style-name="gr6" draw:text-style-name="P4" draw:layer="layout" svg:width="1.089cm" svg:height="1.143cm" svg:x="12.33cm" svg:y="15.332cm">
          <draw:text-box>
            <text:p>n<text:span text:style-name="T1">4</text:span></text:p>
          </draw:text-box>
        </draw:frame>
        <draw:frame draw:style-name="gr6" draw:text-style-name="P4" draw:layer="layout" svg:width="1.089cm" svg:height="1.143cm" svg:x="14.851cm" svg:y="15.332cm">
          <draw:text-box>
            <text:p>n<text:span text:style-name="T1">5</text:span></text:p>
          </draw:text-box>
        </draw:frame>
        <draw:frame draw:style-name="gr7" draw:text-style-name="P4" draw:layer="layout" svg:width="1.016cm" svg:height="1.114cm" svg:x="5.704cm" svg:y="14.326cm">
          <draw:text-box>
            <text:p>j<text:span text:style-name="T1">1</text:span></text:p>
          </draw:text-box>
        </draw:frame>
        <draw:frame draw:style-name="gr7" draw:text-style-name="P4" draw:layer="layout" svg:width="1.016cm" svg:height="1.114cm" svg:x="8.304cm" svg:y="14.326cm">
          <draw:text-box>
            <text:p>j<text:span text:style-name="T1">2</text:span></text:p>
          </draw:text-box>
        </draw:frame>
        <draw:frame draw:style-name="gr7" draw:text-style-name="P4" draw:layer="layout" svg:width="1.016cm" svg:height="1.114cm" svg:x="10.804cm" svg:y="14.326cm">
          <draw:text-box>
            <text:p>j<text:span text:style-name="T1">3</text:span></text:p>
          </draw:text-box>
        </draw:frame>
        <draw:frame draw:style-name="gr7" draw:text-style-name="P4" draw:layer="layout" svg:width="1.016cm" svg:height="1.114cm" svg:x="13.304cm" svg:y="14.326cm">
          <draw:text-box>
            <text:p>j<text:span text:style-name="T1">4</text:span></text:p>
          </draw:text-box>
        </draw:frame>
        <draw:rect draw:style-name="gr19" draw:text-style-name="P7" draw:layer="layout" svg:width="0.889cm" svg:height="0.889cm" svg:x="4.302cm" svg:y="16.856cm">
          <text:p/>
        </draw:rect>
        <draw:rect draw:style-name="gr19" draw:text-style-name="P7" draw:layer="layout" svg:width="0.889cm" svg:height="0.889cm" svg:x="6.803cm" svg:y="16.857cm">
          <text:p/>
        </draw:rect>
        <draw:rect draw:style-name="gr19" draw:text-style-name="P7" draw:layer="layout" svg:width="0.889cm" svg:height="0.889cm" svg:x="9.404cm" svg:y="16.858cm">
          <text:p/>
        </draw:rect>
        <draw:rect draw:style-name="gr19" draw:text-style-name="P7" draw:layer="layout" svg:width="0.889cm" svg:height="0.889cm" svg:x="11.905cm" svg:y="16.859cm">
          <text:p/>
        </draw:rect>
        <draw:rect draw:style-name="gr19" draw:text-style-name="P7" draw:layer="layout" svg:width="0.889cm" svg:height="0.889cm" svg:x="14.506cm" svg:y="16.86cm">
          <text:p/>
        </draw:rect>
        <draw:custom-shape draw:style-name="gr1" draw:text-style-name="P1" xml:id="id53" draw:id="id53" draw:layer="layout" svg:width="0.889cm" svg:height="0.889cm" svg:x="4.328cm" svg:y="19.77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4" draw:id="id54" draw:layer="layout" svg:width="0.889cm" svg:height="0.889cm" svg:x="6.875cm" svg:y="19.77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5" draw:id="id55" draw:layer="layout" svg:width="0.889cm" svg:height="0.889cm" svg:x="9.422cm" svg:y="19.77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6" draw:id="id56" draw:layer="layout" svg:width="0.889cm" svg:height="0.889cm" svg:x="11.921cm" svg:y="19.77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7" draw:id="id57" draw:layer="layout" svg:width="0.889cm" svg:height="0.889cm" svg:x="14.521cm" svg:y="19.77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5.217cm" svg:y1="20.22cm" svg:x2="6.876cm" svg:y2="20.22cm" draw:start-shape="id53" draw:start-glue-point="10" draw:end-shape="id54" draw:end-glue-point="6" svg:d="M5217 20220h1659" svg:viewBox="0 0 1660 1">
          <text:p/>
        </draw:connector>
        <draw:connector draw:style-name="gr3" draw:text-style-name="P2" draw:layer="layout" svg:x1="7.764cm" svg:y1="20.22cm" svg:x2="9.423cm" svg:y2="20.22cm" draw:start-shape="id54" draw:start-glue-point="10" draw:end-shape="id55" draw:end-glue-point="6" svg:d="M7764 20220h1659" svg:viewBox="0 0 1660 1">
          <text:p/>
        </draw:connector>
        <draw:connector draw:style-name="gr4" draw:text-style-name="P3" draw:layer="layout" svg:x1="10.311cm" svg:y1="20.22cm" svg:x2="11.922cm" svg:y2="20.22cm" draw:start-shape="id55" draw:start-glue-point="10" draw:end-shape="id56" draw:end-glue-point="6" svg:d="M10311 20220h1611" svg:viewBox="0 0 1612 1">
          <text:p/>
        </draw:connector>
        <draw:connector draw:style-name="gr4" draw:text-style-name="P3" draw:layer="layout" svg:x1="12.81cm" svg:y1="20.22cm" svg:x2="14.522cm" svg:y2="20.22cm" draw:start-shape="id56" draw:start-glue-point="10" draw:end-shape="id57" draw:end-glue-point="6" svg:d="M12810 20220h1712" svg:viewBox="0 0 1713 1">
          <text:p/>
        </draw:connector>
        <draw:line draw:style-name="gr5" draw:text-style-name="P2" draw:layer="layout" svg:x1="4.782cm" svg:y1="19.788cm" svg:x2="4.782cm" svg:y2="17.756cm">
          <text:p/>
        </draw:line>
        <draw:line draw:style-name="gr5" draw:text-style-name="P2" draw:layer="layout" svg:x1="7.3cm" svg:y1="19.788cm" svg:x2="7.3cm" svg:y2="17.756cm">
          <text:p/>
        </draw:line>
        <draw:line draw:style-name="gr5" draw:text-style-name="P2" draw:layer="layout" svg:x1="9.855cm" svg:y1="19.788cm" svg:x2="9.855cm" svg:y2="17.756cm">
          <text:p/>
        </draw:line>
        <draw:line draw:style-name="gr5" draw:text-style-name="P2" draw:layer="layout" svg:x1="12.391cm" svg:y1="19.788cm" svg:x2="12.391cm" svg:y2="17.756cm">
          <text:p/>
        </draw:line>
        <draw:line draw:style-name="gr5" draw:text-style-name="P2" draw:layer="layout" svg:x1="14.946cm" svg:y1="19.788cm" svg:x2="14.946cm" svg:y2="17.756cm">
          <text:p/>
        </draw:line>
        <draw:frame draw:style-name="gr6" draw:text-style-name="P4" draw:layer="layout" svg:width="1.725cm" svg:height="1.143cm" svg:x="4.81cm" svg:y="18.145cm">
          <draw:text-box>
            <text:p>m<text:span text:style-name="T1">1</text:span></text:p>
          </draw:text-box>
        </draw:frame>
        <draw:frame draw:style-name="gr6" draw:text-style-name="P4" draw:layer="layout" svg:width="1.445cm" svg:height="1.143cm" svg:x="7.175cm" svg:y="18.145cm">
          <draw:text-box>
            <text:p>m<text:span text:style-name="T1">2</text:span></text:p>
          </draw:text-box>
        </draw:frame>
        <draw:frame draw:style-name="gr6" draw:text-style-name="P4" draw:layer="layout" svg:width="1.384cm" svg:height="1.143cm" svg:x="9.763cm" svg:y="18.145cm">
          <draw:text-box>
            <text:p>m<text:span text:style-name="T1">3</text:span></text:p>
          </draw:text-box>
        </draw:frame>
        <draw:frame draw:style-name="gr6" draw:text-style-name="P4" draw:layer="layout" svg:width="1.457cm" svg:height="1.143cm" svg:x="12.243cm" svg:y="18.145cm">
          <draw:text-box>
            <text:p>m<text:span text:style-name="T1">4</text:span></text:p>
          </draw:text-box>
        </draw:frame>
        <draw:frame draw:style-name="gr8" draw:text-style-name="P4" draw:layer="layout" svg:width="1.43cm" svg:height="1.825cm" svg:x="14.81cm" svg:y="18.145cm">
          <draw:text-box>
            <text:p>m<text:span text:style-name="T1">5</text:span></text:p>
          </draw:text-box>
        </draw:frame>
        <draw:frame draw:style-name="gr7" draw:text-style-name="P4" draw:layer="layout" svg:width="1.016cm" svg:height="1.114cm" svg:x="5.742cm" svg:y="19.209cm">
          <draw:text-box>
            <text:p>i<text:span text:style-name="T1">1</text:span></text:p>
          </draw:text-box>
        </draw:frame>
        <draw:frame draw:style-name="gr7" draw:text-style-name="P4" draw:layer="layout" svg:width="1.016cm" svg:height="1.114cm" svg:x="8.317cm" svg:y="19.205cm">
          <draw:text-box>
            <text:p>i<text:span text:style-name="T1">2</text:span></text:p>
          </draw:text-box>
        </draw:frame>
        <draw:frame draw:style-name="gr7" draw:text-style-name="P4" draw:layer="layout" svg:width="1.016cm" svg:height="1.114cm" svg:x="10.817cm" svg:y="19.205cm">
          <draw:text-box>
            <text:p>i<text:span text:style-name="T1">3</text:span></text:p>
          </draw:text-box>
        </draw:frame>
        <draw:frame draw:style-name="gr7" draw:text-style-name="P4" draw:layer="layout" svg:width="1.016cm" svg:height="1.114cm" svg:x="13.317cm" svg:y="19.205cm">
          <draw:text-box>
            <text:p>i<text:span text:style-name="T1">4</text:span></text:p>
          </draw:text-box>
        </draw:frame>
        <draw:connector draw:style-name="gr2" draw:text-style-name="P2" draw:layer="layout" svg:x1="5.218cm" svg:y1="17.324cm" svg:x2="6.877cm" svg:y2="17.324cm" svg:d="M5218 17324h1659" svg:viewBox="0 0 1660 1">
          <text:p/>
        </draw:connector>
        <draw:connector draw:style-name="gr2" draw:text-style-name="P2" draw:layer="layout" svg:x1="5.218cm" svg:y1="20.224cm" svg:x2="6.877cm" svg:y2="20.224cm" svg:d="M5218 20224h1659" svg:viewBox="0 0 1660 1">
          <text:p/>
        </draw:connector>
        <draw:connector draw:style-name="gr2" draw:text-style-name="P2" draw:layer="layout" svg:x1="7.719cm" svg:y1="17.324cm" svg:x2="9.378cm" svg:y2="17.324cm" svg:d="M7719 17324h1659" svg:viewBox="0 0 1660 1">
          <text:p/>
        </draw:connector>
        <draw:connector draw:style-name="gr2" draw:text-style-name="P2" draw:layer="layout" svg:x1="10.32cm" svg:y1="17.324cm" svg:x2="11.979cm" svg:y2="17.324cm" svg:d="M10320 17324h1659" svg:viewBox="0 0 1660 1">
          <text:p/>
        </draw:connector>
        <draw:connector draw:style-name="gr2" draw:text-style-name="P2" draw:layer="layout" svg:x1="12.821cm" svg:y1="17.324cm" svg:x2="14.48cm" svg:y2="17.324cm" svg:d="M12821 17324h1659" svg:viewBox="0 0 1660 1">
          <text:p/>
        </draw:connector>
        <draw:frame draw:style-name="gr20" draw:text-style-name="P4" draw:layer="layout" svg:width="1.357cm" svg:height="1.204cm" svg:x="5.558cm" svg:y="16.279cm">
          <draw:text-box>
            <text:p>w<text:span text:style-name="T1">1</text:span></text:p>
          </draw:text-box>
        </draw:frame>
        <draw:frame draw:style-name="gr20" draw:text-style-name="P4" draw:layer="layout" svg:width="1.357cm" svg:height="1.204cm" svg:x="8.059cm" svg:y="16.279cm">
          <draw:text-box>
            <text:p>w<text:span text:style-name="T1">2</text:span></text:p>
          </draw:text-box>
        </draw:frame>
        <draw:frame draw:style-name="gr20" draw:text-style-name="P4" draw:layer="layout" svg:width="1.357cm" svg:height="1.204cm" svg:x="10.46cm" svg:y="16.279cm">
          <draw:text-box>
            <text:p>w<text:span text:style-name="T1">3</text:span></text:p>
          </draw:text-box>
        </draw:frame>
        <draw:frame draw:style-name="gr20" draw:text-style-name="P4" draw:layer="layout" svg:width="1.357cm" svg:height="1.204cm" svg:x="13.061cm" svg:y="16.279cm">
          <draw:text-box>
            <text:p>w<text:span text:style-name="T1">4</text:span></text:p>
          </draw:text-box>
        </draw:frame>
      </draw:page>
      <draw:page draw:name="page3" draw:style-name="dp1" draw:master-page-name="Default">
        <draw:custom-shape draw:style-name="gr1" draw:text-style-name="P1" xml:id="id58" draw:id="id58" draw:layer="layout" svg:width="0.889cm" svg:height="0.889cm" svg:x="4.315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9" draw:id="id59" draw:layer="layout" svg:width="0.889cm" svg:height="0.889cm" svg:x="6.862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0" draw:id="id60" draw:layer="layout" svg:width="0.889cm" svg:height="0.889cm" svg:x="11.908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1" draw:id="id61" draw:layer="layout" svg:width="0.889cm" svg:height="0.889cm" svg:x="14.508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5.204cm" svg:y1="14.421cm" svg:x2="6.862cm" svg:y2="14.421cm" draw:start-shape="id58" draw:start-glue-point="10" draw:end-shape="id59" draw:end-glue-point="6" svg:d="M5204 14421h1658" svg:viewBox="0 0 1659 1">
          <text:p/>
        </draw:connector>
        <draw:connector draw:style-name="gr3" draw:text-style-name="P2" draw:layer="layout" svg:x1="7.751cm" svg:y1="14.421cm" svg:x2="9.409cm" svg:y2="14.421cm" draw:start-shape="id59" draw:start-glue-point="10" svg:d="M7751 14421h1658" svg:viewBox="0 0 1659 1">
          <text:p/>
        </draw:connector>
        <draw:connector draw:style-name="gr4" draw:text-style-name="P3" draw:layer="layout" svg:x1="10.298cm" svg:y1="14.421cm" svg:x2="11.908cm" svg:y2="14.421cm" draw:end-shape="id60" draw:end-glue-point="6" svg:d="M10298 14421h1610" svg:viewBox="0 0 1611 1">
          <text:p/>
        </draw:connector>
        <draw:connector draw:style-name="gr4" draw:text-style-name="P3" draw:layer="layout" svg:x1="12.797cm" svg:y1="14.421cm" svg:x2="14.508cm" svg:y2="14.421cm" draw:start-shape="id60" draw:start-glue-point="10" draw:end-shape="id61" draw:end-glue-point="6" svg:d="M12797 14421h1711" svg:viewBox="0 0 1712 1">
          <text:p/>
        </draw:connector>
        <draw:line draw:style-name="gr5" draw:text-style-name="P2" draw:layer="layout" svg:x1="4.769cm" svg:y1="14.859cm" svg:x2="4.769cm" svg:y2="16.891cm">
          <text:p/>
        </draw:line>
        <draw:line draw:style-name="gr5" draw:text-style-name="P2" draw:layer="layout" svg:x1="7.287cm" svg:y1="14.859cm" svg:x2="7.287cm" svg:y2="16.891cm">
          <text:p/>
        </draw:line>
        <draw:line draw:style-name="gr5" draw:text-style-name="P2" draw:layer="layout" svg:x1="9.842cm" svg:y1="14.859cm" svg:x2="9.842cm" svg:y2="16.891cm">
          <text:p/>
        </draw:line>
        <draw:line draw:style-name="gr5" draw:text-style-name="P2" draw:layer="layout" svg:x1="12.378cm" svg:y1="14.859cm" svg:x2="12.378cm" svg:y2="16.891cm">
          <text:p/>
        </draw:line>
        <draw:line draw:style-name="gr5" draw:text-style-name="P2" draw:layer="layout" svg:x1="14.933cm" svg:y1="14.859cm" svg:x2="14.933cm" svg:y2="16.891cm">
          <text:p/>
        </draw:line>
        <draw:frame draw:style-name="gr6" draw:text-style-name="P4" draw:layer="layout" svg:width="1.089cm" svg:height="1.143cm" svg:x="4.691cm" svg:y="15.278cm">
          <draw:text-box>
            <text:p>n<text:span text:style-name="T1">1</text:span></text:p>
          </draw:text-box>
        </draw:frame>
        <draw:frame draw:style-name="gr6" draw:text-style-name="P4" draw:layer="layout" svg:width="1.089cm" svg:height="1.143cm" svg:x="7.304cm" svg:y="15.305cm">
          <draw:text-box>
            <text:p>n<text:span text:style-name="T1">2</text:span></text:p>
          </draw:text-box>
        </draw:frame>
        <draw:frame draw:style-name="gr6" draw:text-style-name="P4" draw:layer="layout" svg:width="1.089cm" svg:height="1.143cm" svg:x="9.771cm" svg:y="15.332cm">
          <draw:text-box>
            <text:p>n<text:span text:style-name="T1">3</text:span></text:p>
          </draw:text-box>
        </draw:frame>
        <draw:frame draw:style-name="gr6" draw:text-style-name="P4" draw:layer="layout" svg:width="1.089cm" svg:height="1.143cm" svg:x="12.33cm" svg:y="15.332cm">
          <draw:text-box>
            <text:p>n<text:span text:style-name="T1">4</text:span></text:p>
          </draw:text-box>
        </draw:frame>
        <draw:frame draw:style-name="gr6" draw:text-style-name="P4" draw:layer="layout" svg:width="1.089cm" svg:height="1.143cm" svg:x="14.851cm" svg:y="15.332cm">
          <draw:text-box>
            <text:p>n<text:span text:style-name="T1">5</text:span></text:p>
          </draw:text-box>
        </draw:frame>
        <draw:frame draw:style-name="gr7" draw:text-style-name="P4" draw:layer="layout" svg:width="1.016cm" svg:height="1.114cm" svg:x="5.704cm" svg:y="14.326cm">
          <draw:text-box>
            <text:p>j<text:span text:style-name="T1">1</text:span></text:p>
          </draw:text-box>
        </draw:frame>
        <draw:frame draw:style-name="gr7" draw:text-style-name="P4" draw:layer="layout" svg:width="1.016cm" svg:height="1.114cm" svg:x="8.304cm" svg:y="14.326cm">
          <draw:text-box>
            <text:p>j<text:span text:style-name="T1">2</text:span></text:p>
          </draw:text-box>
        </draw:frame>
        <draw:frame draw:style-name="gr7" draw:text-style-name="P4" draw:layer="layout" svg:width="1.016cm" svg:height="1.114cm" svg:x="10.804cm" svg:y="14.326cm">
          <draw:text-box>
            <text:p>j<text:span text:style-name="T1">3</text:span></text:p>
          </draw:text-box>
        </draw:frame>
        <draw:frame draw:style-name="gr7" draw:text-style-name="P4" draw:layer="layout" svg:width="1.016cm" svg:height="1.114cm" svg:x="13.304cm" svg:y="14.326cm">
          <draw:text-box>
            <text:p>j<text:span text:style-name="T1">4</text:span></text:p>
          </draw:text-box>
        </draw:frame>
        <draw:rect draw:style-name="gr19" draw:text-style-name="P7" draw:layer="layout" svg:width="0.889cm" svg:height="0.889cm" svg:x="4.302cm" svg:y="16.856cm">
          <text:p/>
        </draw:rect>
        <draw:rect draw:style-name="gr19" draw:text-style-name="P7" draw:layer="layout" svg:width="0.889cm" svg:height="0.889cm" svg:x="6.803cm" svg:y="16.857cm">
          <text:p/>
        </draw:rect>
        <draw:rect draw:style-name="gr19" draw:text-style-name="P7" draw:layer="layout" svg:width="0.889cm" svg:height="0.889cm" svg:x="9.404cm" svg:y="16.858cm">
          <text:p/>
        </draw:rect>
        <draw:rect draw:style-name="gr19" draw:text-style-name="P7" draw:layer="layout" svg:width="0.889cm" svg:height="0.889cm" svg:x="11.905cm" svg:y="16.859cm">
          <text:p/>
        </draw:rect>
        <draw:rect draw:style-name="gr19" draw:text-style-name="P7" draw:layer="layout" svg:width="0.889cm" svg:height="0.889cm" svg:x="14.506cm" svg:y="16.86cm">
          <text:p/>
        </draw:rect>
        <draw:custom-shape draw:style-name="gr1" draw:text-style-name="P1" xml:id="id62" draw:id="id62" draw:layer="layout" svg:width="0.889cm" svg:height="0.889cm" svg:x="4.328cm" svg:y="19.77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3" draw:id="id63" draw:layer="layout" svg:width="0.889cm" svg:height="0.889cm" svg:x="6.875cm" svg:y="19.77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4" draw:id="id64" draw:layer="layout" svg:width="0.889cm" svg:height="0.889cm" svg:x="9.422cm" svg:y="19.77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5" draw:id="id65" draw:layer="layout" svg:width="0.889cm" svg:height="0.889cm" svg:x="11.921cm" svg:y="19.77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6" draw:id="id66" draw:layer="layout" svg:width="0.889cm" svg:height="0.889cm" svg:x="14.521cm" svg:y="19.77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5.217cm" svg:y1="20.22cm" svg:x2="6.876cm" svg:y2="20.22cm" draw:start-shape="id62" draw:start-glue-point="10" draw:end-shape="id63" draw:end-glue-point="6" svg:d="M5217 20220h1659" svg:viewBox="0 0 1660 1">
          <text:p/>
        </draw:connector>
        <draw:connector draw:style-name="gr3" draw:text-style-name="P2" draw:layer="layout" svg:x1="7.764cm" svg:y1="20.22cm" svg:x2="9.423cm" svg:y2="20.22cm" draw:start-shape="id63" draw:start-glue-point="10" draw:end-shape="id64" draw:end-glue-point="6" svg:d="M7764 20220h1659" svg:viewBox="0 0 1660 1">
          <text:p/>
        </draw:connector>
        <draw:connector draw:style-name="gr4" draw:text-style-name="P3" draw:layer="layout" svg:x1="10.311cm" svg:y1="20.22cm" svg:x2="11.922cm" svg:y2="20.22cm" draw:start-shape="id64" draw:start-glue-point="10" draw:end-shape="id65" draw:end-glue-point="6" svg:d="M10311 20220h1611" svg:viewBox="0 0 1612 1">
          <text:p/>
        </draw:connector>
        <draw:connector draw:style-name="gr4" draw:text-style-name="P3" draw:layer="layout" svg:x1="12.81cm" svg:y1="20.22cm" svg:x2="14.522cm" svg:y2="20.22cm" draw:start-shape="id65" draw:start-glue-point="10" draw:end-shape="id66" draw:end-glue-point="6" svg:d="M12810 20220h1712" svg:viewBox="0 0 1713 1">
          <text:p/>
        </draw:connector>
        <draw:line draw:style-name="gr5" draw:text-style-name="P2" draw:layer="layout" svg:x1="4.782cm" svg:y1="19.788cm" svg:x2="4.782cm" svg:y2="17.756cm">
          <text:p/>
        </draw:line>
        <draw:line draw:style-name="gr5" draw:text-style-name="P2" draw:layer="layout" svg:x1="7.3cm" svg:y1="19.788cm" svg:x2="7.3cm" svg:y2="17.756cm">
          <text:p/>
        </draw:line>
        <draw:line draw:style-name="gr5" draw:text-style-name="P2" draw:layer="layout" svg:x1="9.855cm" svg:y1="19.788cm" svg:x2="9.855cm" svg:y2="17.756cm">
          <text:p/>
        </draw:line>
        <draw:line draw:style-name="gr5" draw:text-style-name="P2" draw:layer="layout" svg:x1="12.391cm" svg:y1="19.788cm" svg:x2="12.391cm" svg:y2="17.756cm">
          <text:p/>
        </draw:line>
        <draw:line draw:style-name="gr5" draw:text-style-name="P2" draw:layer="layout" svg:x1="14.946cm" svg:y1="19.788cm" svg:x2="14.946cm" svg:y2="17.756cm">
          <text:p/>
        </draw:line>
        <draw:frame draw:style-name="gr6" draw:text-style-name="P4" draw:layer="layout" svg:width="1.725cm" svg:height="1.143cm" svg:x="4.81cm" svg:y="18.145cm">
          <draw:text-box>
            <text:p>m<text:span text:style-name="T1">1</text:span></text:p>
          </draw:text-box>
        </draw:frame>
        <draw:frame draw:style-name="gr6" draw:text-style-name="P4" draw:layer="layout" svg:width="1.445cm" svg:height="1.143cm" svg:x="7.175cm" svg:y="18.145cm">
          <draw:text-box>
            <text:p>m<text:span text:style-name="T1">2</text:span></text:p>
          </draw:text-box>
        </draw:frame>
        <draw:frame draw:style-name="gr6" draw:text-style-name="P4" draw:layer="layout" svg:width="1.384cm" svg:height="1.143cm" svg:x="9.763cm" svg:y="18.145cm">
          <draw:text-box>
            <text:p>m<text:span text:style-name="T1">3</text:span></text:p>
          </draw:text-box>
        </draw:frame>
        <draw:frame draw:style-name="gr6" draw:text-style-name="P4" draw:layer="layout" svg:width="1.457cm" svg:height="1.143cm" svg:x="12.243cm" svg:y="18.145cm">
          <draw:text-box>
            <text:p>m<text:span text:style-name="T1">4</text:span></text:p>
          </draw:text-box>
        </draw:frame>
        <draw:frame draw:style-name="gr8" draw:text-style-name="P4" draw:layer="layout" svg:width="1.43cm" svg:height="1.825cm" svg:x="14.81cm" svg:y="18.145cm">
          <draw:text-box>
            <text:p>m<text:span text:style-name="T1">5</text:span></text:p>
          </draw:text-box>
        </draw:frame>
        <draw:frame draw:style-name="gr7" draw:text-style-name="P4" draw:layer="layout" svg:width="1.016cm" svg:height="1.114cm" svg:x="5.742cm" svg:y="19.209cm">
          <draw:text-box>
            <text:p>i<text:span text:style-name="T1">1</text:span></text:p>
          </draw:text-box>
        </draw:frame>
        <draw:frame draw:style-name="gr7" draw:text-style-name="P4" draw:layer="layout" svg:width="1.016cm" svg:height="1.114cm" svg:x="8.317cm" svg:y="19.205cm">
          <draw:text-box>
            <text:p>i<text:span text:style-name="T1">2</text:span></text:p>
          </draw:text-box>
        </draw:frame>
        <draw:frame draw:style-name="gr7" draw:text-style-name="P4" draw:layer="layout" svg:width="1.016cm" svg:height="1.114cm" svg:x="10.817cm" svg:y="19.205cm">
          <draw:text-box>
            <text:p>i<text:span text:style-name="T1">3</text:span></text:p>
          </draw:text-box>
        </draw:frame>
        <draw:frame draw:style-name="gr7" draw:text-style-name="P4" draw:layer="layout" svg:width="1.016cm" svg:height="1.114cm" svg:x="13.317cm" svg:y="19.205cm">
          <draw:text-box>
            <text:p>i<text:span text:style-name="T1">4</text:span></text:p>
          </draw:text-box>
        </draw:frame>
        <draw:connector draw:style-name="gr2" draw:text-style-name="P2" draw:layer="layout" svg:x1="5.218cm" svg:y1="17.324cm" svg:x2="6.877cm" svg:y2="17.324cm" svg:d="M5218 17324h1659" svg:viewBox="0 0 1660 1">
          <text:p/>
        </draw:connector>
        <draw:connector draw:style-name="gr2" draw:text-style-name="P2" draw:layer="layout" svg:x1="5.218cm" svg:y1="20.224cm" svg:x2="6.877cm" svg:y2="20.224cm" svg:d="M5218 20224h1659" svg:viewBox="0 0 1660 1">
          <text:p/>
        </draw:connector>
        <draw:connector draw:style-name="gr2" draw:text-style-name="P2" draw:layer="layout" svg:x1="7.719cm" svg:y1="17.324cm" svg:x2="9.378cm" svg:y2="17.324cm" svg:d="M7719 17324h1659" svg:viewBox="0 0 1660 1">
          <text:p/>
        </draw:connector>
        <draw:connector draw:style-name="gr2" draw:text-style-name="P2" draw:layer="layout" svg:x1="10.32cm" svg:y1="17.324cm" svg:x2="11.979cm" svg:y2="17.324cm" svg:d="M10320 17324h1659" svg:viewBox="0 0 1660 1">
          <text:p/>
        </draw:connector>
        <draw:connector draw:style-name="gr2" draw:text-style-name="P2" draw:layer="layout" svg:x1="12.821cm" svg:y1="17.324cm" svg:x2="14.48cm" svg:y2="17.324cm" svg:d="M12821 17324h1659" svg:viewBox="0 0 1660 1">
          <text:p/>
        </draw:connector>
        <draw:frame draw:style-name="gr20" draw:text-style-name="P4" draw:layer="layout" svg:width="1.357cm" svg:height="1.204cm" svg:x="5.558cm" svg:y="16.279cm">
          <draw:text-box>
            <text:p>w<text:span text:style-name="T1">1</text:span></text:p>
          </draw:text-box>
        </draw:frame>
        <draw:frame draw:style-name="gr20" draw:text-style-name="P4" draw:layer="layout" svg:width="1.357cm" svg:height="1.204cm" svg:x="8.059cm" svg:y="16.279cm">
          <draw:text-box>
            <text:p>w<text:span text:style-name="T1">2</text:span></text:p>
          </draw:text-box>
        </draw:frame>
        <draw:frame draw:style-name="gr20" draw:text-style-name="P4" draw:layer="layout" svg:width="1.357cm" svg:height="1.204cm" svg:x="10.46cm" svg:y="16.279cm">
          <draw:text-box>
            <text:p>w<text:span text:style-name="T1">3</text:span></text:p>
          </draw:text-box>
        </draw:frame>
        <draw:frame draw:style-name="gr20" draw:text-style-name="P4" draw:layer="layout" svg:width="1.357cm" svg:height="1.204cm" svg:x="13.061cm" svg:y="16.279cm">
          <draw:text-box>
            <text:p>w<text:span text:style-name="T1">4</text:span></text:p>
          </draw:text-box>
        </draw:frame>
        <draw:custom-shape draw:style-name="gr1" draw:text-style-name="P1" xml:id="id67" draw:id="id67" draw:layer="layout" svg:width="0.889cm" svg:height="0.889cm" svg:x="4.286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8" draw:id="id68" draw:layer="layout" svg:width="0.889cm" svg:height="0.889cm" svg:x="6.833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9" draw:id="id69" draw:layer="layout" svg:width="0.889cm" svg:height="0.889cm" svg:x="11.879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0" draw:id="id70" draw:layer="layout" svg:width="0.889cm" svg:height="0.889cm" svg:x="14.479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5.175cm" svg:y1="8.939cm" svg:x2="6.833cm" svg:y2="8.939cm" draw:start-shape="id67" draw:start-glue-point="10" draw:end-shape="id68" draw:end-glue-point="6" svg:d="M5175 8939h1658" svg:viewBox="0 0 1659 1">
          <text:p/>
        </draw:connector>
        <draw:connector draw:style-name="gr3" draw:text-style-name="P2" draw:layer="layout" svg:x1="7.722cm" svg:y1="8.939cm" svg:x2="9.38cm" svg:y2="8.939cm" draw:start-shape="id68" draw:start-glue-point="10" svg:d="M7722 8939h1658" svg:viewBox="0 0 1659 1">
          <text:p/>
        </draw:connector>
        <draw:connector draw:style-name="gr4" draw:text-style-name="P3" draw:layer="layout" svg:x1="10.269cm" svg:y1="8.939cm" svg:x2="11.879cm" svg:y2="8.939cm" draw:end-shape="id69" draw:end-glue-point="6" svg:d="M10269 8939h1610" svg:viewBox="0 0 1611 1">
          <text:p/>
        </draw:connector>
        <draw:connector draw:style-name="gr4" draw:text-style-name="P3" draw:layer="layout" svg:x1="12.768cm" svg:y1="8.939cm" svg:x2="14.479cm" svg:y2="8.939cm" draw:start-shape="id69" draw:start-glue-point="10" draw:end-shape="id70" draw:end-glue-point="6" svg:d="M12768 8939h1711" svg:viewBox="0 0 1712 1">
          <text:p/>
        </draw:connector>
        <draw:line draw:style-name="gr5" draw:text-style-name="P2" draw:layer="layout" svg:x1="4.74cm" svg:y1="9.377cm" svg:x2="4.74cm" svg:y2="11.409cm">
          <text:p/>
        </draw:line>
        <draw:line draw:style-name="gr5" draw:text-style-name="P2" draw:layer="layout" svg:x1="7.258cm" svg:y1="9.377cm" svg:x2="7.258cm" svg:y2="11.409cm">
          <text:p/>
        </draw:line>
        <draw:line draw:style-name="gr5" draw:text-style-name="P2" draw:layer="layout" svg:x1="9.813cm" svg:y1="9.377cm" svg:x2="9.813cm" svg:y2="11.409cm">
          <text:p/>
        </draw:line>
        <draw:line draw:style-name="gr5" draw:text-style-name="P2" draw:layer="layout" svg:x1="12.349cm" svg:y1="9.377cm" svg:x2="12.349cm" svg:y2="11.409cm">
          <text:p/>
        </draw:line>
        <draw:line draw:style-name="gr5" draw:text-style-name="P2" draw:layer="layout" svg:x1="14.904cm" svg:y1="9.377cm" svg:x2="14.904cm" svg:y2="11.409cm">
          <text:p/>
        </draw:line>
        <draw:frame draw:style-name="gr6" draw:text-style-name="P4" draw:layer="layout" svg:width="1.089cm" svg:height="1.143cm" svg:x="4.686cm" svg:y="9.962cm">
          <draw:text-box>
            <text:p>n<text:span text:style-name="T1">1</text:span></text:p>
          </draw:text-box>
        </draw:frame>
        <draw:frame draw:style-name="gr6" draw:text-style-name="P4" draw:layer="layout" svg:width="1.089cm" svg:height="1.143cm" svg:x="7.252cm" svg:y="9.963cm">
          <draw:text-box>
            <text:p>n<text:span text:style-name="T1">2</text:span></text:p>
          </draw:text-box>
        </draw:frame>
        <draw:frame draw:style-name="gr6" draw:text-style-name="P4" draw:layer="layout" svg:width="1.089cm" svg:height="1.143cm" svg:x="9.853cm" svg:y="9.964cm">
          <draw:text-box>
            <text:p>n<text:span text:style-name="T1">3</text:span></text:p>
          </draw:text-box>
        </draw:frame>
        <draw:frame draw:style-name="gr6" draw:text-style-name="P4" draw:layer="layout" svg:width="1.089cm" svg:height="1.143cm" svg:x="12.32cm" svg:y="9.965cm">
          <draw:text-box>
            <text:p>n<text:span text:style-name="T1">4</text:span></text:p>
          </draw:text-box>
        </draw:frame>
        <draw:frame draw:style-name="gr6" draw:text-style-name="P4" draw:layer="layout" svg:width="1.089cm" svg:height="1.143cm" svg:x="14.887cm" svg:y="9.966cm">
          <draw:text-box>
            <text:p>n<text:span text:style-name="T1">5</text:span></text:p>
          </draw:text-box>
        </draw:frame>
        <draw:frame draw:style-name="gr7" draw:text-style-name="P4" draw:layer="layout" svg:width="1.016cm" svg:height="1.114cm" svg:x="5.675cm" svg:y="8.844cm">
          <draw:text-box>
            <text:p>j<text:span text:style-name="T1">1</text:span></text:p>
          </draw:text-box>
        </draw:frame>
        <draw:frame draw:style-name="gr7" draw:text-style-name="P4" draw:layer="layout" svg:width="1.016cm" svg:height="1.114cm" svg:x="8.275cm" svg:y="8.844cm">
          <draw:text-box>
            <text:p>j<text:span text:style-name="T1">2</text:span></text:p>
          </draw:text-box>
        </draw:frame>
        <draw:frame draw:style-name="gr7" draw:text-style-name="P4" draw:layer="layout" svg:width="1.016cm" svg:height="1.114cm" svg:x="10.775cm" svg:y="8.844cm">
          <draw:text-box>
            <text:p>j<text:span text:style-name="T1">3</text:span></text:p>
          </draw:text-box>
        </draw:frame>
        <draw:frame draw:style-name="gr7" draw:text-style-name="P4" draw:layer="layout" svg:width="1.016cm" svg:height="1.114cm" svg:x="13.275cm" svg:y="8.844cm">
          <draw:text-box>
            <text:p>j<text:span text:style-name="T1">4</text:span></text:p>
          </draw:text-box>
        </draw:frame>
        <draw:g>
          <draw:custom-shape draw:style-name="gr9" draw:text-style-name="P1" xml:id="id71" draw:id="id71" draw:layer="layout" svg:width="0.889cm" svg:height="0.889cm" svg:x="4.285cm" svg:y="11.4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72" draw:id="id72" draw:layer="layout" svg:width="0.889cm" svg:height="0.889cm" svg:x="6.832cm" svg:y="11.4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73" draw:id="id73" draw:layer="layout" svg:width="0.889cm" svg:height="0.889cm" svg:x="9.379cm" svg:y="11.4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74" draw:id="id74" draw:layer="layout" svg:width="0.889cm" svg:height="0.889cm" svg:x="11.878cm" svg:y="11.4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75" draw:id="id75" draw:layer="layout" svg:width="0.889cm" svg:height="0.889cm" svg:x="14.478cm" svg:y="11.4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2" draw:layer="layout" svg:x1="5.174cm" svg:y1="11.858cm" svg:x2="6.833cm" svg:y2="11.858cm" draw:start-shape="id71" draw:start-glue-point="10" draw:end-shape="id72" draw:end-glue-point="6" svg:d="M5174 11858h1659" svg:viewBox="0 0 1660 1">
            <text:p/>
          </draw:connector>
          <draw:connector draw:style-name="gr3" draw:text-style-name="P2" draw:layer="layout" svg:x1="7.721cm" svg:y1="11.858cm" svg:x2="9.38cm" svg:y2="11.858cm" draw:start-shape="id72" draw:start-glue-point="10" draw:end-shape="id73" draw:end-glue-point="6" svg:d="M7721 11858h1659" svg:viewBox="0 0 1660 1">
            <text:p/>
          </draw:connector>
          <draw:connector draw:style-name="gr4" draw:text-style-name="P3" draw:layer="layout" svg:x1="10.268cm" svg:y1="11.858cm" svg:x2="11.879cm" svg:y2="11.858cm" draw:start-shape="id73" draw:start-glue-point="10" draw:end-shape="id74" draw:end-glue-point="6" svg:d="M10268 11858h1611" svg:viewBox="0 0 1612 1">
            <text:p/>
          </draw:connector>
          <draw:connector draw:style-name="gr4" draw:text-style-name="P3" draw:layer="layout" svg:x1="12.767cm" svg:y1="11.858cm" svg:x2="14.479cm" svg:y2="11.858cm" draw:start-shape="id74" draw:start-glue-point="10" draw:end-shape="id75" draw:end-glue-point="6" svg:d="M12767 11858h1712" svg:viewBox="0 0 1713 1">
            <text:p/>
          </draw:connector>
          <draw:frame draw:style-name="gr7" draw:text-style-name="P4" draw:layer="layout" svg:width="1.016cm" svg:height="1.114cm" svg:x="5.699cm" svg:y="10.847cm">
            <draw:text-box>
              <text:p>i<text:span text:style-name="T1">1</text:span></text:p>
            </draw:text-box>
          </draw:frame>
          <draw:frame draw:style-name="gr7" draw:text-style-name="P4" draw:layer="layout" svg:width="1.016cm" svg:height="1.114cm" svg:x="8.274cm" svg:y="10.843cm">
            <draw:text-box>
              <text:p>i<text:span text:style-name="T1">2</text:span></text:p>
            </draw:text-box>
          </draw:frame>
          <draw:frame draw:style-name="gr7" draw:text-style-name="P4" draw:layer="layout" svg:width="1.016cm" svg:height="1.114cm" svg:x="10.774cm" svg:y="10.843cm">
            <draw:text-box>
              <text:p>i<text:span text:style-name="T1">3</text:span></text:p>
            </draw:text-box>
          </draw:frame>
          <draw:frame draw:style-name="gr7" draw:text-style-name="P4" draw:layer="layout" svg:width="1.016cm" svg:height="1.114cm" svg:x="13.274cm" svg:y="10.843cm">
            <draw:text-box>
              <text:p>i<text:span text:style-name="T1">4</text:span></text:p>
            </draw:text-box>
          </draw:frame>
        </draw:g>
        <draw:frame draw:style-name="gr6" draw:text-style-name="P4" draw:layer="layout" svg:width="1.016cm" svg:height="1.143cm" svg:x="2.778cm" svg:y="9.763cm">
          <draw:text-box>
            <text:p>a</text:p>
          </draw:text-box>
        </draw:frame>
        <draw:frame draw:style-name="gr6" draw:text-style-name="P4" draw:layer="layout" svg:width="1.016cm" svg:height="1.143cm" svg:x="2.724cm" svg:y="16.621cm">
          <draw:text-box>
            <text:p>b</text:p>
          </draw:text-box>
        </draw:frame>
      </draw:page>
      <draw:page draw:name="page4" draw:style-name="dp1" draw:master-page-name="Default">
        <draw:custom-shape draw:style-name="gr12" draw:text-style-name="P5" xml:id="id82" draw:id="id82" draw:layer="layout" svg:width="1.27cm" svg:height="1.27cm" svg:x="5.174cm" svg:y="2.8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77" draw:id="id77" draw:layer="layout" svg:width="0.889cm" svg:height="0.889cm" svg:x="6.824cm" svg:y="3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xml:id="id83" draw:id="id83" draw:layer="layout" svg:width="1.083cm" svg:height="0.963cm" svg:x="6.751cm" svg:y="3.026cm">
          <draw:text-box>
            <text:p><text:span text:style-name="T2">Γ</text:span><text:span text:style-name="T3">1</text:span></text:p>
          </draw:text-box>
        </draw:frame>
        <draw:custom-shape draw:style-name="gr12" draw:text-style-name="P5" xml:id="id76" draw:id="id76" draw:layer="layout" svg:width="1.27cm" svg:height="1.27cm" svg:x="7.873cm" svg:y="2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6" draw:layer="layout" svg:width="1.27cm" svg:height="1.27cm" svg:x="8.007cm" svg:y="2.959cm">
          <draw:text-box>
            <text:p><text:span text:style-name="T4">λ</text:span><text:span text:style-name="T5">1</text:span></text:p>
          </draw:text-box>
        </draw:frame>
        <draw:custom-shape draw:style-name="gr1" draw:text-style-name="P1" xml:id="id78" draw:id="id78" draw:layer="layout" svg:width="0.889cm" svg:height="0.889cm" svg:x="9.358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0" draw:id="id80" draw:layer="layout" svg:width="0.889cm" svg:height="0.889cm" svg:x="11.89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27cm" svg:height="1.27cm" svg:x="9.298cm" svg:y="3.025cm">
          <draw:text-box>
            <text:p><text:span text:style-name="T2">Γ</text:span><text:span text:style-name="T3">2</text:span></text:p>
          </draw:text-box>
        </draw:frame>
        <draw:frame draw:style-name="gr13" draw:text-style-name="P4" draw:layer="layout" svg:width="1.27cm" svg:height="1.27cm" svg:x="11.798cm" svg:y="3.025cm">
          <draw:text-box>
            <text:p><text:span text:style-name="T2">Γ</text:span><text:span text:style-name="T3">1</text:span></text:p>
          </draw:text-box>
        </draw:frame>
        <draw:custom-shape draw:style-name="gr12" draw:text-style-name="P5" xml:id="id79" draw:id="id79" draw:layer="layout" svg:width="1.27cm" svg:height="1.27cm" svg:x="10.373cm" svg:y="2.8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4" draw:layer="layout" svg:width="1.27cm" svg:height="1.27cm" svg:x="10.507cm" svg:y="2.959cm">
          <draw:text-box>
            <text:p><text:span text:style-name="T4">λ</text:span><text:span text:style-name="T6">2</text:span></text:p>
          </draw:text-box>
        </draw:frame>
        <draw:custom-shape draw:style-name="gr12" draw:text-style-name="P5" xml:id="id81" draw:id="id81" draw:layer="layout" svg:width="1.27cm" svg:height="1.27cm" svg:x="12.94cm" svg:y="2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4" draw:layer="layout" svg:width="1.27cm" svg:height="1.27cm" svg:x="13.074cm" svg:y="2.959cm">
          <draw:text-box>
            <text:p><text:span text:style-name="T4">λ</text:span><text:span text:style-name="T5">1</text:span></text:p>
          </draw:text-box>
        </draw:frame>
        <draw:line draw:style-name="gr5" draw:text-style-name="P2" draw:layer="layout" svg:x1="7.253cm" svg:y1="3.895cm" svg:x2="7.223cm" svg:y2="5.699cm">
          <text:p/>
        </draw:line>
        <draw:line draw:style-name="gr5" draw:text-style-name="P2" draw:layer="layout" svg:x1="9.787cm" svg:y1="3.895cm" svg:x2="9.763cm" svg:y2="5.572cm">
          <text:p/>
        </draw:line>
        <draw:line draw:style-name="gr5" draw:text-style-name="P2" draw:layer="layout" svg:x1="12.316cm" svg:y1="3.895cm" svg:x2="12.303cm" svg:y2="5.572cm">
          <text:p/>
        </draw:line>
        <draw:connector draw:style-name="gr4" draw:text-style-name="P3" draw:layer="layout" svg:x1="7.873cm" svg:y1="3.482cm" svg:x2="7.713cm" svg:y2="3.481cm" draw:start-shape="id76" draw:start-glue-point="5" draw:end-shape="id77" draw:end-glue-point="10" svg:d="M7873 3482h-80v-1h-80" svg:viewBox="0 0 161 2">
          <text:p/>
        </draw:connector>
        <draw:connector draw:style-name="gr4" draw:text-style-name="P3" draw:layer="layout" svg:x1="9.143cm" svg:y1="3.482cm" svg:x2="9.358cm" svg:y2="3.483cm" draw:start-shape="id76" draw:start-glue-point="7" draw:end-shape="id78" draw:end-glue-point="6" svg:d="M9143 3482h108v1h107" svg:viewBox="0 0 216 2">
          <text:p/>
        </draw:connector>
        <draw:connector draw:style-name="gr4" draw:text-style-name="P3" draw:layer="layout" svg:x1="10.247cm" svg:y1="3.483cm" svg:x2="10.373cm" svg:y2="3.479cm" draw:start-shape="id78" draw:start-glue-point="10" draw:end-shape="id79" draw:end-glue-point="5" svg:d="M10247 3483h63v-4h63" svg:viewBox="0 0 127 5">
          <text:p/>
        </draw:connector>
        <draw:connector draw:style-name="gr4" draw:text-style-name="P3" draw:layer="layout" svg:x1="11.643cm" svg:y1="3.479cm" svg:x2="11.89cm" svg:y2="3.483cm" draw:start-shape="id79" draw:start-glue-point="7" draw:end-shape="id80" draw:end-glue-point="6" svg:d="M11643 3479h124v4h123" svg:viewBox="0 0 248 5">
          <text:p/>
        </draw:connector>
        <draw:connector draw:style-name="gr4" draw:text-style-name="P3" draw:layer="layout" svg:x1="12.779cm" svg:y1="3.483cm" svg:x2="12.94cm" svg:y2="3.482cm" draw:start-shape="id80" draw:start-glue-point="10" draw:end-shape="id81" draw:end-glue-point="5" svg:d="M12779 3483h81v-1h80" svg:viewBox="0 0 162 2">
          <text:p/>
        </draw:connector>
        <draw:connector draw:style-name="gr4" draw:text-style-name="P3" draw:layer="layout" svg:x1="14.21cm" svg:y1="3.482cm" svg:x2="14.391cm" svg:y2="3.485cm" draw:start-shape="id81" draw:start-glue-point="7" svg:d="M14210 3482h502v3h-321" svg:viewBox="0 0 503 4">
          <text:p/>
        </draw:connector>
        <draw:frame draw:style-name="gr13" draw:text-style-name="P4" draw:layer="layout" svg:width="1.27cm" svg:height="1.27cm" svg:x="5.307cm" svg:y="2.959cm">
          <draw:text-box>
            <text:p><text:span text:style-name="T4">λ</text:span><text:span text:style-name="T6">2</text:span></text:p>
          </draw:text-box>
        </draw:frame>
        <draw:connector draw:style-name="gr21" draw:text-style-name="P3" draw:layer="layout" svg:x1="6.444cm" svg:y1="3.51cm" svg:x2="6.751cm" svg:y2="3.507cm" draw:start-shape="id82" draw:start-glue-point="7" draw:end-shape="id83" draw:end-glue-point="3" svg:d="M6444 3510h155v-3h152" svg:viewBox="0 0 308 4">
          <text:p/>
        </draw:connector>
        <draw:custom-shape draw:style-name="gr12" draw:text-style-name="P5" xml:id="id90" draw:id="id90" draw:layer="layout" svg:width="1.27cm" svg:height="1.27cm" svg:x="5.1cm" svg:y="5.4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85" draw:id="id85" draw:layer="layout" svg:width="0.889cm" svg:height="0.889cm" svg:x="6.75cm" svg:y="5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xml:id="id91" draw:id="id91" draw:layer="layout" svg:width="1.083cm" svg:height="0.963cm" svg:x="6.677cm" svg:y="5.626cm">
          <draw:text-box>
            <text:p><text:span text:style-name="T2">Γ</text:span><text:span text:style-name="T3">1</text:span></text:p>
          </draw:text-box>
        </draw:frame>
        <draw:custom-shape draw:style-name="gr12" draw:text-style-name="P5" xml:id="id84" draw:id="id84" draw:layer="layout" svg:width="1.27cm" svg:height="1.27cm" svg:x="7.799cm" svg:y="5.4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6" draw:layer="layout" svg:width="1.27cm" svg:height="1.27cm" svg:x="7.933cm" svg:y="5.559cm">
          <draw:text-box>
            <text:p><text:span text:style-name="T4">λ</text:span><text:span text:style-name="T5">1</text:span></text:p>
          </draw:text-box>
        </draw:frame>
        <draw:custom-shape draw:style-name="gr1" draw:text-style-name="P1" xml:id="id86" draw:id="id86" draw:layer="layout" svg:width="0.889cm" svg:height="0.889cm" svg:x="9.284cm" svg:y="5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8" draw:id="id88" draw:layer="layout" svg:width="0.889cm" svg:height="0.889cm" svg:x="11.816cm" svg:y="5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87" draw:id="id87" draw:layer="layout" svg:width="1.27cm" svg:height="1.27cm" svg:x="10.299cm" svg:y="5.4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4" draw:layer="layout" svg:width="1.27cm" svg:height="1.27cm" svg:x="10.433cm" svg:y="5.559cm">
          <draw:text-box>
            <text:p><text:span text:style-name="T4">λ</text:span><text:span text:style-name="T6">2</text:span></text:p>
          </draw:text-box>
        </draw:frame>
        <draw:custom-shape draw:style-name="gr12" draw:text-style-name="P5" xml:id="id89" draw:id="id89" draw:layer="layout" svg:width="1.27cm" svg:height="1.27cm" svg:x="12.866cm" svg:y="5.4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4" draw:layer="layout" svg:width="1.27cm" svg:height="1.27cm" svg:x="13cm" svg:y="5.559cm">
          <draw:text-box>
            <text:p><text:span text:style-name="T4">λ</text:span><text:span text:style-name="T5">1</text:span></text:p>
          </draw:text-box>
        </draw:frame>
        <draw:connector draw:style-name="gr4" draw:text-style-name="P3" draw:layer="layout" svg:x1="7.799cm" svg:y1="6.082cm" svg:x2="7.639cm" svg:y2="6.081cm" draw:start-shape="id84" draw:start-glue-point="5" draw:end-shape="id85" draw:end-glue-point="10" svg:d="M7799 6082h-80v-1h-80" svg:viewBox="0 0 161 2">
          <text:p/>
        </draw:connector>
        <draw:connector draw:style-name="gr4" draw:text-style-name="P3" draw:layer="layout" svg:x1="9.069cm" svg:y1="6.082cm" svg:x2="9.284cm" svg:y2="6.083cm" draw:start-shape="id84" draw:start-glue-point="7" draw:end-shape="id86" draw:end-glue-point="6" svg:d="M9069 6082h108v1h107" svg:viewBox="0 0 216 2">
          <text:p/>
        </draw:connector>
        <draw:connector draw:style-name="gr4" draw:text-style-name="P3" draw:layer="layout" svg:x1="10.173cm" svg:y1="6.083cm" svg:x2="10.299cm" svg:y2="6.079cm" draw:start-shape="id86" draw:start-glue-point="10" draw:end-shape="id87" draw:end-glue-point="5" svg:d="M10173 6083h63v-4h63" svg:viewBox="0 0 127 5">
          <text:p/>
        </draw:connector>
        <draw:connector draw:style-name="gr4" draw:text-style-name="P3" draw:layer="layout" svg:x1="11.569cm" svg:y1="6.079cm" svg:x2="11.816cm" svg:y2="6.083cm" draw:start-shape="id87" draw:start-glue-point="7" draw:end-shape="id88" draw:end-glue-point="6" svg:d="M11569 6079h124v4h123" svg:viewBox="0 0 248 5">
          <text:p/>
        </draw:connector>
        <draw:connector draw:style-name="gr4" draw:text-style-name="P3" draw:layer="layout" svg:x1="12.705cm" svg:y1="6.083cm" svg:x2="12.866cm" svg:y2="6.082cm" draw:start-shape="id88" draw:start-glue-point="10" draw:end-shape="id89" draw:end-glue-point="5" svg:d="M12705 6083h81v-1h80" svg:viewBox="0 0 162 2">
          <text:p/>
        </draw:connector>
        <draw:connector draw:style-name="gr4" draw:text-style-name="P3" draw:layer="layout" svg:x1="14.136cm" svg:y1="6.082cm" svg:x2="14.317cm" svg:y2="6.085cm" draw:start-shape="id89" draw:start-glue-point="7" svg:d="M14136 6082h502v3h-321" svg:viewBox="0 0 503 4">
          <text:p/>
        </draw:connector>
        <draw:frame draw:style-name="gr13" draw:text-style-name="P4" draw:layer="layout" svg:width="1.27cm" svg:height="1.27cm" svg:x="5.233cm" svg:y="5.559cm">
          <draw:text-box>
            <text:p><text:span text:style-name="T4">λ</text:span><text:span text:style-name="T6">2</text:span></text:p>
          </draw:text-box>
        </draw:frame>
        <draw:connector draw:style-name="gr21" draw:text-style-name="P3" draw:layer="layout" svg:x1="6.37cm" svg:y1="6.11cm" svg:x2="6.677cm" svg:y2="6.107cm" draw:start-shape="id90" draw:start-glue-point="7" draw:end-shape="id91" draw:end-glue-point="3" svg:d="M6370 6110h155v-3h152" svg:viewBox="0 0 308 4">
          <text:p/>
        </draw:connector>
        <draw:frame draw:style-name="gr13" draw:text-style-name="P4" draw:layer="layout" svg:width="1.27cm" svg:height="1.27cm" svg:x="9.298cm" svg:y="5.625cm">
          <draw:text-box>
            <text:p><text:span text:style-name="T2">Γ</text:span><text:span text:style-name="T3">2</text:span></text:p>
          </draw:text-box>
        </draw:frame>
        <draw:frame draw:style-name="gr13" draw:text-style-name="P4" draw:layer="layout" svg:width="1.27cm" svg:height="1.27cm" svg:x="11.798cm" svg:y="5.625cm">
          <draw:text-box>
            <text:p><text:span text:style-name="T2">Γ</text:span><text:span text:style-name="T3">1</text:span></text:p>
          </draw:text-box>
        </draw:frame>
        <draw:frame draw:style-name="gr6" draw:text-style-name="P4" draw:layer="layout" svg:width="1.089cm" svg:height="1.143cm" svg:x="6.292cm" svg:y="4.079cm">
          <draw:text-box>
            <text:p>n<text:span text:style-name="T1">1</text:span></text:p>
          </draw:text-box>
        </draw:frame>
        <draw:frame draw:style-name="gr6" draw:text-style-name="P4" draw:layer="layout" svg:width="1.089cm" svg:height="1.143cm" svg:x="8.693cm" svg:y="4.08cm">
          <draw:text-box>
            <text:p>n<text:span text:style-name="T1">2</text:span></text:p>
          </draw:text-box>
        </draw:frame>
        <draw:frame draw:style-name="gr6" draw:text-style-name="P4" draw:layer="layout" svg:width="1.089cm" svg:height="1.143cm" svg:x="11.294cm" svg:y="4.081cm">
          <draw:text-box>
            <text:p>n<text:span text:style-name="T1">3</text:span></text:p>
          </draw:text-box>
        </draw:frame>
        <draw:frame draw:style-name="gr8" draw:text-style-name="P4" draw:layer="layout" svg:width="2.667cm" svg:height="1.825cm" svg:x="5.953cm" svg:y="9.335cm">
          <draw:text-box>
            <text:p><text:span text:style-name="T8">E</text:span><text:span text:style-name="T9">1</text:span><text:span text:style-name="T10">=</text:span></text:p>
          </draw:text-box>
        </draw:frame>
        <draw:custom-shape draw:style-name="gr1" draw:text-style-name="P1" xml:id="id93" draw:id="id93" draw:layer="layout" svg:width="0.889cm" svg:height="0.889cm" svg:x="9.85cm" svg:y="8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xml:id="id94" draw:id="id94" draw:layer="layout" svg:width="1.083cm" svg:height="0.963cm" svg:x="9.777cm" svg:y="8.426cm">
          <draw:text-box>
            <text:p><text:span text:style-name="T2">Γ</text:span><text:span text:style-name="T3">1</text:span></text:p>
          </draw:text-box>
        </draw:frame>
        <draw:custom-shape draw:style-name="gr12" draw:text-style-name="P5" xml:id="id92" draw:id="id92" draw:layer="layout" svg:width="1.27cm" svg:height="1.27cm" svg:x="10.899cm" svg:y="8.2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6" draw:layer="layout" svg:width="1.27cm" svg:height="1.27cm" svg:x="11.033cm" svg:y="8.359cm">
          <draw:text-box>
            <text:p><text:span text:style-name="T4">λ</text:span><text:span text:style-name="T5">1</text:span></text:p>
          </draw:text-box>
        </draw:frame>
        <draw:line draw:style-name="gr5" draw:text-style-name="P2" draw:layer="layout" svg:x1="10.279cm" svg:y1="9.295cm" svg:x2="10.249cm" svg:y2="11.099cm">
          <text:p/>
        </draw:line>
        <draw:connector draw:style-name="gr4" draw:text-style-name="P3" draw:layer="layout" svg:x1="10.899cm" svg:y1="8.882cm" svg:x2="10.739cm" svg:y2="8.881cm" draw:start-shape="id92" draw:start-glue-point="5" draw:end-shape="id93" draw:end-glue-point="10" svg:d="M10899 8882h-80v-1h-80" svg:viewBox="0 0 161 2">
          <text:p/>
        </draw:connector>
        <draw:connector draw:style-name="gr4" draw:text-style-name="P3" draw:layer="layout" svg:x1="12.169cm" svg:y1="8.882cm" svg:x2="12.384cm" svg:y2="8.883cm" draw:start-shape="id92" draw:start-glue-point="7" svg:d="M12169 8882h502v1h-287" svg:viewBox="0 0 503 2">
          <text:p/>
        </draw:connector>
        <draw:connector draw:style-name="gr21" draw:text-style-name="P3" draw:layer="layout" svg:x1="9.47cm" svg:y1="8.91cm" svg:x2="9.777cm" svg:y2="8.907cm" draw:end-shape="id94" draw:end-glue-point="3" svg:d="M9470 8910h-193v-3h500" svg:viewBox="0 0 501 4">
          <text:p/>
        </draw:connector>
        <draw:custom-shape draw:style-name="gr1" draw:text-style-name="P1" xml:id="id96" draw:id="id96" draw:layer="layout" svg:width="0.889cm" svg:height="0.889cm" svg:x="9.776cm" svg:y="11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xml:id="id97" draw:id="id97" draw:layer="layout" svg:width="1.083cm" svg:height="0.963cm" svg:x="9.703cm" svg:y="11.026cm">
          <draw:text-box>
            <text:p><text:span text:style-name="T2">Γ</text:span><text:span text:style-name="T3">1</text:span></text:p>
          </draw:text-box>
        </draw:frame>
        <draw:custom-shape draw:style-name="gr12" draw:text-style-name="P5" xml:id="id95" draw:id="id95" draw:layer="layout" svg:width="1.27cm" svg:height="1.27cm" svg:x="10.825cm" svg:y="10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6" draw:layer="layout" svg:width="1.27cm" svg:height="1.27cm" svg:x="10.959cm" svg:y="10.959cm">
          <draw:text-box>
            <text:p><text:span text:style-name="T4">λ</text:span><text:span text:style-name="T5">1</text:span></text:p>
          </draw:text-box>
        </draw:frame>
        <draw:connector draw:style-name="gr4" draw:text-style-name="P3" draw:layer="layout" svg:x1="10.825cm" svg:y1="11.482cm" svg:x2="10.665cm" svg:y2="11.481cm" draw:start-shape="id95" draw:start-glue-point="5" draw:end-shape="id96" draw:end-glue-point="10" svg:d="M10825 11482h-80v-1h-80" svg:viewBox="0 0 161 2">
          <text:p/>
        </draw:connector>
        <draw:connector draw:style-name="gr4" draw:text-style-name="P3" draw:layer="layout" svg:x1="12.095cm" svg:y1="11.482cm" svg:x2="12.31cm" svg:y2="11.483cm" draw:start-shape="id95" draw:start-glue-point="7" svg:d="M12095 11482h502v1h-287" svg:viewBox="0 0 503 2">
          <text:p/>
        </draw:connector>
        <draw:connector draw:style-name="gr21" draw:text-style-name="P3" draw:layer="layout" svg:x1="9.396cm" svg:y1="11.51cm" svg:x2="9.703cm" svg:y2="11.507cm" draw:end-shape="id97" draw:end-glue-point="3" svg:d="M9396 11510h-193v-3h500" svg:viewBox="0 0 501 4">
          <text:p/>
        </draw:connector>
        <draw:frame draw:style-name="gr6" draw:text-style-name="P4" draw:layer="layout" svg:width="1.089cm" svg:height="1.143cm" svg:x="9.318cm" svg:y="9.479cm">
          <draw:text-box>
            <text:p>n<text:span text:style-name="T1">1</text:span></text:p>
          </draw:text-box>
        </draw:frame>
        <draw:frame draw:style-name="gr7" draw:text-style-name="P4" draw:layer="layout" svg:width="1.016cm" svg:height="1.114cm" svg:x="8.575cm" svg:y="8.344cm">
          <draw:text-box>
            <text:p>j<text:span text:style-name="T1">1</text:span></text:p>
          </draw:text-box>
        </draw:frame>
        <draw:frame draw:style-name="gr7" draw:text-style-name="P4" draw:layer="layout" svg:width="1.016cm" svg:height="1.114cm" svg:x="12.575cm" svg:y="8.344cm">
          <draw:text-box>
            <text:p>j<text:span text:style-name="T1">2</text:span></text:p>
          </draw:text-box>
        </draw:frame>
        <draw:frame draw:style-name="gr7" draw:text-style-name="P4" draw:layer="layout" svg:width="1.016cm" svg:height="1.114cm" svg:x="12.575cm" svg:y="10.944cm">
          <draw:text-box>
            <text:p>i<text:span text:style-name="T1">2</text:span></text:p>
          </draw:text-box>
        </draw:frame>
        <draw:frame draw:style-name="gr7" draw:text-style-name="P4" draw:layer="layout" svg:width="1.016cm" svg:height="1.114cm" svg:x="8.575cm" svg:y="10.944cm">
          <draw:text-box>
            <text:p>i<text:span text:style-name="T1">1</text:span></text:p>
          </draw:text-box>
        </draw:frame>
        <draw:frame draw:style-name="gr22" draw:text-style-name="P4" draw:layer="layout" svg:width="1.193cm" svg:height="1.203cm" svg:x="10.475cm" svg:y="7.544cm">
          <draw:text-box>
            <text:p>j<text:span text:style-name="T1">2</text:span></text:p>
          </draw:text-box>
        </draw:frame>
        <draw:frame draw:style-name="gr22" draw:text-style-name="P4" draw:layer="layout" svg:width="1.193cm" svg:height="1.203cm" svg:x="10.476cm" svg:y="11.545cm">
          <draw:text-box>
            <text:p>i<text:span text:style-name="T1">2</text:span></text:p>
          </draw:text-box>
        </draw:frame>
        <draw:custom-shape draw:style-name="gr12" draw:text-style-name="P5" xml:id="id104" draw:id="id104" draw:layer="layout" svg:width="1.27cm" svg:height="1.27cm" svg:x="5.2cm" svg:y="13.8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99" draw:id="id99" draw:layer="layout" svg:width="0.889cm" svg:height="0.889cm" svg:x="6.85cm" svg:y="14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xml:id="id105" draw:id="id105" draw:layer="layout" svg:width="1.083cm" svg:height="0.963cm" svg:x="6.777cm" svg:y="14.026cm">
          <draw:text-box>
            <text:p><text:span text:style-name="T2">Γ</text:span><text:span text:style-name="T3">1</text:span></text:p>
          </draw:text-box>
        </draw:frame>
        <draw:custom-shape draw:style-name="gr12" draw:text-style-name="P5" xml:id="id98" draw:id="id98" draw:layer="layout" svg:width="1.27cm" svg:height="1.27cm" svg:x="7.899cm" svg:y="13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6" draw:layer="layout" svg:width="1.27cm" svg:height="1.27cm" svg:x="8.033cm" svg:y="13.959cm">
          <draw:text-box>
            <text:p><text:span text:style-name="T4">λ</text:span><text:span text:style-name="T5">1</text:span></text:p>
          </draw:text-box>
        </draw:frame>
        <draw:custom-shape draw:style-name="gr1" draw:text-style-name="P1" xml:id="id100" draw:id="id100" draw:layer="layout" svg:width="0.889cm" svg:height="0.889cm" svg:x="9.384cm" svg:y="14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2" draw:id="id102" draw:layer="layout" svg:width="0.889cm" svg:height="0.889cm" svg:x="11.916cm" svg:y="14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27cm" svg:height="1.27cm" svg:x="9.324cm" svg:y="14.025cm">
          <draw:text-box>
            <text:p><text:span text:style-name="T2">Γ</text:span><text:span text:style-name="T3">2</text:span></text:p>
          </draw:text-box>
        </draw:frame>
        <draw:frame draw:style-name="gr13" draw:text-style-name="P4" draw:layer="layout" svg:width="1.27cm" svg:height="1.27cm" svg:x="11.824cm" svg:y="14.025cm">
          <draw:text-box>
            <text:p><text:span text:style-name="T2">Γ</text:span><text:span text:style-name="T3">1</text:span></text:p>
          </draw:text-box>
        </draw:frame>
        <draw:custom-shape draw:style-name="gr12" draw:text-style-name="P5" xml:id="id101" draw:id="id101" draw:layer="layout" svg:width="1.27cm" svg:height="1.27cm" svg:x="10.399cm" svg:y="13.8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4" draw:layer="layout" svg:width="1.27cm" svg:height="1.27cm" svg:x="10.533cm" svg:y="13.959cm">
          <draw:text-box>
            <text:p><text:span text:style-name="T4">λ</text:span><text:span text:style-name="T6">2</text:span></text:p>
          </draw:text-box>
        </draw:frame>
        <draw:custom-shape draw:style-name="gr12" draw:text-style-name="P5" xml:id="id103" draw:id="id103" draw:layer="layout" svg:width="1.27cm" svg:height="1.27cm" svg:x="12.966cm" svg:y="13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4" draw:layer="layout" svg:width="1.27cm" svg:height="1.27cm" svg:x="13.1cm" svg:y="13.959cm">
          <draw:text-box>
            <text:p><text:span text:style-name="T4">λ</text:span><text:span text:style-name="T5">1</text:span></text:p>
          </draw:text-box>
        </draw:frame>
        <draw:line draw:style-name="gr5" draw:text-style-name="P2" draw:layer="layout" svg:x1="7.279cm" svg:y1="14.895cm" svg:x2="7.223cm" svg:y2="16.129cm">
          <text:p/>
        </draw:line>
        <draw:line draw:style-name="gr5" draw:text-style-name="P2" draw:layer="layout" svg:x1="9.813cm" svg:y1="14.895cm" svg:x2="9.763cm" svg:y2="16.129cm">
          <text:p/>
        </draw:line>
        <draw:line draw:style-name="gr5" draw:text-style-name="P2" draw:layer="layout" svg:x1="12.342cm" svg:y1="14.895cm" svg:x2="12.303cm" svg:y2="16.002cm">
          <text:p/>
        </draw:line>
        <draw:connector draw:style-name="gr4" draw:text-style-name="P3" draw:layer="layout" svg:x1="7.899cm" svg:y1="14.482cm" svg:x2="7.739cm" svg:y2="14.481cm" draw:start-shape="id98" draw:start-glue-point="5" draw:end-shape="id99" draw:end-glue-point="10" svg:d="M7899 14482h-80v-1h-80" svg:viewBox="0 0 161 2">
          <text:p/>
        </draw:connector>
        <draw:connector draw:style-name="gr4" draw:text-style-name="P3" draw:layer="layout" svg:x1="9.169cm" svg:y1="14.482cm" svg:x2="9.384cm" svg:y2="14.483cm" draw:start-shape="id98" draw:start-glue-point="7" draw:end-shape="id100" draw:end-glue-point="6" svg:d="M9169 14482h108v1h107" svg:viewBox="0 0 216 2">
          <text:p/>
        </draw:connector>
        <draw:connector draw:style-name="gr4" draw:text-style-name="P3" draw:layer="layout" svg:x1="10.273cm" svg:y1="14.483cm" svg:x2="10.399cm" svg:y2="14.479cm" draw:start-shape="id100" draw:start-glue-point="10" draw:end-shape="id101" draw:end-glue-point="5" svg:d="M10273 14483h63v-4h63" svg:viewBox="0 0 127 5">
          <text:p/>
        </draw:connector>
        <draw:connector draw:style-name="gr4" draw:text-style-name="P3" draw:layer="layout" svg:x1="11.669cm" svg:y1="14.479cm" svg:x2="11.916cm" svg:y2="14.483cm" draw:start-shape="id101" draw:start-glue-point="7" draw:end-shape="id102" draw:end-glue-point="6" svg:d="M11669 14479h124v4h123" svg:viewBox="0 0 248 5">
          <text:p/>
        </draw:connector>
        <draw:connector draw:style-name="gr4" draw:text-style-name="P3" draw:layer="layout" svg:x1="12.805cm" svg:y1="14.483cm" svg:x2="12.966cm" svg:y2="14.482cm" draw:start-shape="id102" draw:start-glue-point="10" draw:end-shape="id103" draw:end-glue-point="5" svg:d="M12805 14483h81v-1h80" svg:viewBox="0 0 162 2">
          <text:p/>
        </draw:connector>
        <draw:connector draw:style-name="gr4" draw:text-style-name="P3" draw:layer="layout" svg:x1="14.236cm" svg:y1="14.482cm" svg:x2="14.417cm" svg:y2="14.485cm" draw:start-shape="id103" draw:start-glue-point="7" svg:d="M14236 14482h502v3h-321" svg:viewBox="0 0 503 4">
          <text:p/>
        </draw:connector>
        <draw:frame draw:style-name="gr13" draw:text-style-name="P4" draw:layer="layout" svg:width="1.27cm" svg:height="1.27cm" svg:x="5.333cm" svg:y="13.959cm">
          <draw:text-box>
            <text:p><text:span text:style-name="T4">λ</text:span><text:span text:style-name="T6">2</text:span></text:p>
          </draw:text-box>
        </draw:frame>
        <draw:connector draw:style-name="gr21" draw:text-style-name="P3" draw:layer="layout" svg:x1="6.47cm" svg:y1="14.51cm" svg:x2="6.777cm" svg:y2="14.507cm" draw:start-shape="id104" draw:start-glue-point="7" draw:end-shape="id105" draw:end-glue-point="3" svg:d="M6470 14510h155v-3h152" svg:viewBox="0 0 308 4">
          <text:p/>
        </draw:connector>
        <draw:custom-shape draw:style-name="gr12" draw:text-style-name="P5" xml:id="id112" draw:id="id112" draw:layer="layout" svg:width="1.27cm" svg:height="1.27cm" svg:x="5.126cm" svg:y="17.9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07" draw:id="id107" draw:layer="layout" svg:width="0.889cm" svg:height="0.889cm" svg:x="6.776cm" svg:y="18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xml:id="id113" draw:id="id113" draw:layer="layout" svg:width="1.083cm" svg:height="0.963cm" svg:x="6.703cm" svg:y="18.126cm">
          <draw:text-box>
            <text:p><text:span text:style-name="T2">Γ</text:span><text:span text:style-name="T3">1</text:span></text:p>
          </draw:text-box>
        </draw:frame>
        <draw:custom-shape draw:style-name="gr12" draw:text-style-name="P5" xml:id="id106" draw:id="id106" draw:layer="layout" svg:width="1.27cm" svg:height="1.27cm" svg:x="7.825cm" svg:y="17.9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6" draw:layer="layout" svg:width="1.27cm" svg:height="1.27cm" svg:x="7.959cm" svg:y="18.059cm">
          <draw:text-box>
            <text:p><text:span text:style-name="T4">λ</text:span><text:span text:style-name="T5">1</text:span></text:p>
          </draw:text-box>
        </draw:frame>
        <draw:custom-shape draw:style-name="gr1" draw:text-style-name="P1" xml:id="id108" draw:id="id108" draw:layer="layout" svg:width="0.889cm" svg:height="0.889cm" svg:x="9.31cm" svg:y="18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0" draw:id="id110" draw:layer="layout" svg:width="0.889cm" svg:height="0.889cm" svg:x="11.842cm" svg:y="18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109" draw:id="id109" draw:layer="layout" svg:width="1.27cm" svg:height="1.27cm" svg:x="10.325cm" svg:y="17.9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4" draw:layer="layout" svg:width="1.27cm" svg:height="1.27cm" svg:x="10.459cm" svg:y="18.059cm">
          <draw:text-box>
            <text:p><text:span text:style-name="T4">λ</text:span><text:span text:style-name="T6">2</text:span></text:p>
          </draw:text-box>
        </draw:frame>
        <draw:custom-shape draw:style-name="gr12" draw:text-style-name="P5" xml:id="id111" draw:id="id111" draw:layer="layout" svg:width="1.27cm" svg:height="1.27cm" svg:x="12.892cm" svg:y="17.9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4" draw:layer="layout" svg:width="1.27cm" svg:height="1.27cm" svg:x="13.026cm" svg:y="18.059cm">
          <draw:text-box>
            <text:p><text:span text:style-name="T4">λ</text:span><text:span text:style-name="T5">1</text:span></text:p>
          </draw:text-box>
        </draw:frame>
        <draw:connector draw:style-name="gr4" draw:text-style-name="P3" draw:layer="layout" svg:x1="7.825cm" svg:y1="18.582cm" svg:x2="7.665cm" svg:y2="18.581cm" draw:start-shape="id106" draw:start-glue-point="5" draw:end-shape="id107" draw:end-glue-point="10" svg:d="M7825 18582h-80v-1h-80" svg:viewBox="0 0 161 2">
          <text:p/>
        </draw:connector>
        <draw:connector draw:style-name="gr4" draw:text-style-name="P3" draw:layer="layout" svg:x1="9.095cm" svg:y1="18.582cm" svg:x2="9.31cm" svg:y2="18.583cm" draw:start-shape="id106" draw:start-glue-point="7" draw:end-shape="id108" draw:end-glue-point="6" svg:d="M9095 18582h108v1h107" svg:viewBox="0 0 216 2">
          <text:p/>
        </draw:connector>
        <draw:connector draw:style-name="gr4" draw:text-style-name="P3" draw:layer="layout" svg:x1="10.199cm" svg:y1="18.583cm" svg:x2="10.325cm" svg:y2="18.579cm" draw:start-shape="id108" draw:start-glue-point="10" draw:end-shape="id109" draw:end-glue-point="5" svg:d="M10199 18583h63v-4h63" svg:viewBox="0 0 127 5">
          <text:p/>
        </draw:connector>
        <draw:connector draw:style-name="gr4" draw:text-style-name="P3" draw:layer="layout" svg:x1="11.595cm" svg:y1="18.579cm" svg:x2="11.842cm" svg:y2="18.583cm" draw:start-shape="id109" draw:start-glue-point="7" draw:end-shape="id110" draw:end-glue-point="6" svg:d="M11595 18579h124v4h123" svg:viewBox="0 0 248 5">
          <text:p/>
        </draw:connector>
        <draw:connector draw:style-name="gr4" draw:text-style-name="P3" draw:layer="layout" svg:x1="12.731cm" svg:y1="18.583cm" svg:x2="12.892cm" svg:y2="18.582cm" draw:start-shape="id110" draw:start-glue-point="10" draw:end-shape="id111" draw:end-glue-point="5" svg:d="M12731 18583h81v-1h80" svg:viewBox="0 0 162 2">
          <text:p/>
        </draw:connector>
        <draw:connector draw:style-name="gr4" draw:text-style-name="P3" draw:layer="layout" svg:x1="14.162cm" svg:y1="18.582cm" svg:x2="14.343cm" svg:y2="18.585cm" draw:start-shape="id111" draw:start-glue-point="7" svg:d="M14162 18582h502v3h-321" svg:viewBox="0 0 503 4">
          <text:p/>
        </draw:connector>
        <draw:frame draw:style-name="gr13" draw:text-style-name="P4" draw:layer="layout" svg:width="1.27cm" svg:height="1.27cm" svg:x="5.259cm" svg:y="18.059cm">
          <draw:text-box>
            <text:p><text:span text:style-name="T4">λ</text:span><text:span text:style-name="T6">2</text:span></text:p>
          </draw:text-box>
        </draw:frame>
        <draw:connector draw:style-name="gr21" draw:text-style-name="P3" draw:layer="layout" svg:x1="6.396cm" svg:y1="18.61cm" svg:x2="6.703cm" svg:y2="18.607cm" draw:start-shape="id112" draw:start-glue-point="7" draw:end-shape="id113" draw:end-glue-point="3" svg:d="M6396 18610h155v-3h152" svg:viewBox="0 0 308 4">
          <text:p/>
        </draw:connector>
        <draw:frame draw:style-name="gr13" draw:text-style-name="P4" draw:layer="layout" svg:width="1.27cm" svg:height="1.27cm" svg:x="9.324cm" svg:y="18.125cm">
          <draw:text-box>
            <text:p><text:span text:style-name="T2">Γ</text:span><text:span text:style-name="T3">2</text:span></text:p>
          </draw:text-box>
        </draw:frame>
        <draw:frame draw:style-name="gr13" draw:text-style-name="P4" draw:layer="layout" svg:width="1.27cm" svg:height="1.27cm" svg:x="11.824cm" svg:y="18.125cm">
          <draw:text-box>
            <text:p><text:span text:style-name="T2">Γ</text:span><text:span text:style-name="T3">1</text:span></text:p>
          </draw:text-box>
        </draw:frame>
        <draw:frame draw:style-name="gr6" draw:text-style-name="P4" draw:layer="layout" svg:width="1.089cm" svg:height="1.143cm" svg:x="6.318cm" svg:y="15.079cm">
          <draw:text-box>
            <text:p>n<text:span text:style-name="T1">1</text:span></text:p>
          </draw:text-box>
        </draw:frame>
        <draw:frame draw:style-name="gr6" draw:text-style-name="P4" draw:layer="layout" svg:width="1.089cm" svg:height="1.143cm" svg:x="8.719cm" svg:y="15.08cm">
          <draw:text-box>
            <text:p>n<text:span text:style-name="T1">2</text:span></text:p>
          </draw:text-box>
        </draw:frame>
        <draw:frame draw:style-name="gr6" draw:text-style-name="P4" draw:layer="layout" svg:width="1.089cm" svg:height="1.143cm" svg:x="11.32cm" svg:y="15.081cm">
          <draw:text-box>
            <text:p>n<text:span text:style-name="T1">3</text:span></text:p>
          </draw:text-box>
        </draw:frame>
        <draw:custom-shape draw:style-name="gr1" draw:text-style-name="P1" xml:id="id114" draw:id="id114" draw:layer="layout" svg:width="0.889cm" svg:height="0.889cm" svg:x="6.877cm" svg:y="16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4" draw:layer="layout" svg:width="1.308cm" svg:height="0.991cm" svg:x="6.704cm" svg:y="16.027cm">
          <draw:text-box>
            <text:p><text:span text:style-name="T2">W</text:span><text:span text:style-name="T3">1</text:span></text:p>
          </draw:text-box>
        </draw:frame>
        <draw:connector draw:style-name="gr4" draw:text-style-name="P3" draw:layer="layout" svg:x1="7.926cm" svg:y1="16.483cm" svg:x2="7.766cm" svg:y2="16.482cm" draw:end-shape="id114" draw:end-glue-point="10" svg:d="M7926 16483h341v-1h-501" svg:viewBox="0 0 502 2">
          <text:p/>
        </draw:connector>
        <draw:connector draw:style-name="gr4" draw:text-style-name="P3" draw:layer="layout" draw:line-skew="1.37cm" svg:x1="7.926cm" svg:y1="16.484cm" svg:x2="7.766cm" svg:y2="16.483cm" svg:d="M7926 16484h1290v-1h-1450" svg:viewBox="0 0 1451 2">
          <text:p/>
        </draw:connector>
        <draw:custom-shape draw:style-name="gr1" draw:text-style-name="P1" xml:id="id115" draw:id="id115" draw:layer="layout" svg:width="0.889cm" svg:height="0.889cm" svg:x="9.304cm" svg:y="16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4" draw:layer="layout" svg:width="1.308cm" svg:height="0.991cm" svg:x="9.131cm" svg:y="16.028cm">
          <draw:text-box>
            <text:p><text:span text:style-name="T2">W</text:span><text:span text:style-name="T3">2</text:span></text:p>
          </draw:text-box>
        </draw:frame>
        <draw:connector draw:style-name="gr4" draw:text-style-name="P3" draw:layer="layout" svg:x1="10.353cm" svg:y1="16.484cm" svg:x2="10.193cm" svg:y2="16.483cm" draw:end-shape="id115" draw:end-glue-point="10" svg:d="M10353 16484h341v-1h-501" svg:viewBox="0 0 502 2">
          <text:p/>
        </draw:connector>
        <draw:connector draw:style-name="gr4" draw:text-style-name="P3" draw:layer="layout" draw:line-skew="1.483cm" svg:x1="10.353cm" svg:y1="16.485cm" svg:x2="10.193cm" svg:y2="16.484cm" svg:d="M10353 16485h1403v-1h-1563" svg:viewBox="0 0 1564 2">
          <text:p/>
        </draw:connector>
        <draw:custom-shape draw:style-name="gr1" draw:text-style-name="P1" xml:id="id116" draw:id="id116" draw:layer="layout" svg:width="0.889cm" svg:height="0.889cm" svg:x="11.831cm" svg:y="16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4" draw:layer="layout" svg:width="1.308cm" svg:height="0.991cm" svg:x="11.658cm" svg:y="16.029cm">
          <draw:text-box>
            <text:p><text:span text:style-name="T2">W</text:span><text:span text:style-name="T3">1</text:span></text:p>
          </draw:text-box>
        </draw:frame>
        <draw:connector draw:style-name="gr4" draw:text-style-name="P3" draw:layer="layout" svg:x1="12.88cm" svg:y1="16.485cm" svg:x2="12.72cm" svg:y2="16.484cm" draw:end-shape="id116" draw:end-glue-point="10" svg:d="M12880 16485h341v-1h-501" svg:viewBox="0 0 502 2">
          <text:p/>
        </draw:connector>
        <draw:connector draw:style-name="gr4" draw:text-style-name="P3" draw:layer="layout" draw:line-skew="1.115cm" svg:x1="12.88cm" svg:y1="16.486cm" svg:x2="12.72cm" svg:y2="16.485cm" svg:d="M12880 16486h1035v-1h-1195" svg:viewBox="0 0 1196 2">
          <text:p/>
        </draw:connector>
        <draw:connector draw:style-name="gr4" draw:text-style-name="P3" draw:layer="layout" draw:line-skew="1.37cm" svg:x1="5.626cm" svg:y1="16.485cm" svg:x2="5.466cm" svg:y2="16.484cm" svg:d="M5626 16485h1290v-1h-1450" svg:viewBox="0 0 1451 2">
          <text:p/>
        </draw:connector>
        <draw:line draw:style-name="gr5" draw:text-style-name="P2" draw:layer="layout" svg:x1="7.279cm" svg:y1="16.895cm" svg:x2="7.223cm" svg:y2="18.129cm">
          <text:p/>
        </draw:line>
        <draw:line draw:style-name="gr5" draw:text-style-name="P2" draw:layer="layout" svg:x1="9.779cm" svg:y1="16.895cm" svg:x2="9.723cm" svg:y2="18.129cm">
          <text:p/>
        </draw:line>
        <draw:line draw:style-name="gr5" draw:text-style-name="P2" draw:layer="layout" svg:x1="12.279cm" svg:y1="16.895cm" svg:x2="12.223cm" svg:y2="18.129cm">
          <text:p/>
        </draw:line>
        <draw:frame draw:style-name="gr24" draw:text-style-name="P4" draw:layer="layout" svg:width="1.258cm" svg:height="1.254cm" svg:x="6.219cm" svg:y="16.78cm">
          <draw:text-box>
            <text:p>m<text:span text:style-name="T1">1</text:span></text:p>
          </draw:text-box>
        </draw:frame>
        <draw:frame draw:style-name="gr24" draw:text-style-name="P4" draw:layer="layout" svg:width="1.258cm" svg:height="1.254cm" svg:x="8.619cm" svg:y="16.78cm">
          <draw:text-box>
            <text:p>m<text:span text:style-name="T1">2</text:span></text:p>
          </draw:text-box>
        </draw:frame>
        <draw:frame draw:style-name="gr24" draw:text-style-name="P4" draw:layer="layout" svg:width="1.258cm" svg:height="1.254cm" svg:x="11.219cm" svg:y="16.78cm">
          <draw:text-box>
            <text:p>m<text:span text:style-name="T1">3</text:span></text:p>
          </draw:text-box>
        </draw:frame>
        <draw:frame draw:style-name="gr25" draw:text-style-name="P4" draw:layer="layout" svg:width="1.216cm" svg:height="1.19cm" svg:x="5.632cm" svg:y="15.455cm">
          <draw:text-box>
            <text:p>w<text:span text:style-name="T1">1</text:span></text:p>
          </draw:text-box>
        </draw:frame>
        <draw:frame draw:style-name="gr25" draw:text-style-name="P4" draw:layer="layout" svg:width="1.216cm" svg:height="1.19cm" svg:x="8.132cm" svg:y="15.455cm">
          <draw:text-box>
            <text:p>w<text:span text:style-name="T1">2</text:span></text:p>
          </draw:text-box>
        </draw:frame>
        <draw:frame draw:style-name="gr25" draw:text-style-name="P4" draw:layer="layout" svg:width="1.216cm" svg:height="1.19cm" svg:x="10.632cm" svg:y="15.455cm">
          <draw:text-box>
            <text:p>w<text:span text:style-name="T1">1</text:span></text:p>
          </draw:text-box>
        </draw:frame>
        <draw:frame draw:style-name="gr8" draw:text-style-name="P4" draw:layer="layout" svg:width="2.667cm" svg:height="1.825cm" svg:x="5.953cm" svg:y="22.335cm">
          <draw:text-box>
            <text:p><text:span text:style-name="T8">E</text:span><text:span text:style-name="T9">1</text:span><text:span text:style-name="T10">=</text:span></text:p>
          </draw:text-box>
        </draw:frame>
        <draw:custom-shape draw:style-name="gr1" draw:text-style-name="P1" xml:id="id118" draw:id="id118" draw:layer="layout" svg:width="0.889cm" svg:height="0.889cm" svg:x="9.85cm" svg:y="21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xml:id="id119" draw:id="id119" draw:layer="layout" svg:width="1.083cm" svg:height="0.963cm" svg:x="9.777cm" svg:y="21.426cm">
          <draw:text-box>
            <text:p><text:span text:style-name="T2">Γ</text:span><text:span text:style-name="T3">1</text:span></text:p>
          </draw:text-box>
        </draw:frame>
        <draw:custom-shape draw:style-name="gr12" draw:text-style-name="P5" xml:id="id117" draw:id="id117" draw:layer="layout" svg:width="1.27cm" svg:height="1.27cm" svg:x="10.899cm" svg:y="21.2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6" draw:layer="layout" svg:width="1.27cm" svg:height="1.27cm" svg:x="11.033cm" svg:y="21.359cm">
          <draw:text-box>
            <text:p><text:span text:style-name="T4">λ</text:span><text:span text:style-name="T5">1</text:span></text:p>
          </draw:text-box>
        </draw:frame>
        <draw:line draw:style-name="gr5" draw:text-style-name="P2" draw:layer="layout" svg:x1="10.279cm" svg:y1="22.295cm" svg:x2="10.271cm" svg:y2="23.352cm">
          <text:p/>
        </draw:line>
        <draw:connector draw:style-name="gr4" draw:text-style-name="P3" draw:layer="layout" svg:x1="10.899cm" svg:y1="21.882cm" svg:x2="10.739cm" svg:y2="21.881cm" draw:start-shape="id117" draw:start-glue-point="5" draw:end-shape="id118" draw:end-glue-point="10" svg:d="M10899 21882h-80v-1h-80" svg:viewBox="0 0 161 2">
          <text:p/>
        </draw:connector>
        <draw:connector draw:style-name="gr4" draw:text-style-name="P3" draw:layer="layout" svg:x1="12.169cm" svg:y1="21.882cm" svg:x2="12.384cm" svg:y2="21.883cm" draw:start-shape="id117" draw:start-glue-point="7" svg:d="M12169 21882h502v1h-287" svg:viewBox="0 0 503 2">
          <text:p/>
        </draw:connector>
        <draw:connector draw:style-name="gr21" draw:text-style-name="P3" draw:layer="layout" svg:x1="9.47cm" svg:y1="21.91cm" svg:x2="9.777cm" svg:y2="21.907cm" draw:end-shape="id119" draw:end-glue-point="3" svg:d="M9470 21910h-193v-3h500" svg:viewBox="0 0 501 4">
          <text:p/>
        </draw:connector>
        <draw:custom-shape draw:style-name="gr1" draw:text-style-name="P1" xml:id="id121" draw:id="id121" draw:layer="layout" svg:width="0.889cm" svg:height="0.889cm" svg:x="9.776cm" svg:y="25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xml:id="id122" draw:id="id122" draw:layer="layout" svg:width="1.083cm" svg:height="0.963cm" svg:x="9.703cm" svg:y="25.226cm">
          <draw:text-box>
            <text:p><text:span text:style-name="T2">Γ</text:span><text:span text:style-name="T3">1</text:span></text:p>
          </draw:text-box>
        </draw:frame>
        <draw:custom-shape draw:style-name="gr12" draw:text-style-name="P5" xml:id="id120" draw:id="id120" draw:layer="layout" svg:width="1.27cm" svg:height="1.27cm" svg:x="10.825cm" svg:y="25.0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6" draw:layer="layout" svg:width="1.27cm" svg:height="1.27cm" svg:x="10.959cm" svg:y="25.159cm">
          <draw:text-box>
            <text:p><text:span text:style-name="T4">λ</text:span><text:span text:style-name="T5">1</text:span></text:p>
          </draw:text-box>
        </draw:frame>
        <draw:connector draw:style-name="gr4" draw:text-style-name="P3" draw:layer="layout" svg:x1="10.825cm" svg:y1="25.682cm" svg:x2="10.665cm" svg:y2="25.681cm" draw:start-shape="id120" draw:start-glue-point="5" draw:end-shape="id121" draw:end-glue-point="10" svg:d="M10825 25682h-80v-1h-80" svg:viewBox="0 0 161 2">
          <text:p/>
        </draw:connector>
        <draw:connector draw:style-name="gr4" draw:text-style-name="P3" draw:layer="layout" svg:x1="12.095cm" svg:y1="25.682cm" svg:x2="12.31cm" svg:y2="25.683cm" draw:start-shape="id120" draw:start-glue-point="7" svg:d="M12095 25682h502v1h-287" svg:viewBox="0 0 503 2">
          <text:p/>
        </draw:connector>
        <draw:connector draw:style-name="gr21" draw:text-style-name="P3" draw:layer="layout" svg:x1="9.396cm" svg:y1="25.71cm" svg:x2="9.703cm" svg:y2="25.707cm" draw:end-shape="id122" draw:end-glue-point="3" svg:d="M9396 25710h-193v-3h500" svg:viewBox="0 0 501 4">
          <text:p/>
        </draw:connector>
        <draw:frame draw:style-name="gr6" draw:text-style-name="P4" draw:layer="layout" svg:width="1.089cm" svg:height="1.143cm" svg:x="9.318cm" svg:y="22.179cm">
          <draw:text-box>
            <text:p>n<text:span text:style-name="T1">1</text:span></text:p>
          </draw:text-box>
        </draw:frame>
        <draw:frame draw:style-name="gr7" draw:text-style-name="P4" draw:layer="layout" svg:width="1.016cm" svg:height="1.114cm" svg:x="8.575cm" svg:y="21.344cm">
          <draw:text-box>
            <text:p>j<text:span text:style-name="T1">1</text:span></text:p>
          </draw:text-box>
        </draw:frame>
        <draw:frame draw:style-name="gr7" draw:text-style-name="P4" draw:layer="layout" svg:width="1.016cm" svg:height="1.114cm" svg:x="12.575cm" svg:y="21.344cm">
          <draw:text-box>
            <text:p>j<text:span text:style-name="T1">2</text:span></text:p>
          </draw:text-box>
        </draw:frame>
        <draw:frame draw:style-name="gr7" draw:text-style-name="P4" draw:layer="layout" svg:width="1.016cm" svg:height="1.114cm" svg:x="12.575cm" svg:y="25.144cm">
          <draw:text-box>
            <text:p>i<text:span text:style-name="T1">2</text:span></text:p>
          </draw:text-box>
        </draw:frame>
        <draw:frame draw:style-name="gr7" draw:text-style-name="P4" draw:layer="layout" svg:width="1.016cm" svg:height="1.114cm" svg:x="8.575cm" svg:y="25.144cm">
          <draw:text-box>
            <text:p>i<text:span text:style-name="T1">1</text:span></text:p>
          </draw:text-box>
        </draw:frame>
        <draw:frame draw:style-name="gr22" draw:text-style-name="P4" draw:layer="layout" svg:width="1.193cm" svg:height="1.203cm" svg:x="10.475cm" svg:y="20.544cm">
          <draw:text-box>
            <text:p>j<text:span text:style-name="T1">2</text:span></text:p>
          </draw:text-box>
        </draw:frame>
        <draw:frame draw:style-name="gr22" draw:text-style-name="P4" draw:layer="layout" svg:width="1.193cm" svg:height="1.203cm" svg:x="10.476cm" svg:y="25.545cm">
          <draw:text-box>
            <text:p>i<text:span text:style-name="T1">2</text:span></text:p>
          </draw:text-box>
        </draw:frame>
        <draw:custom-shape draw:style-name="gr1" draw:text-style-name="P1" draw:layer="layout" svg:width="0.889cm" svg:height="0.889cm" svg:x="9.777cm" svg:y="2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4" draw:layer="layout" svg:width="1.308cm" svg:height="0.991cm" svg:x="9.604cm" svg:y="23.328cm">
          <draw:text-box>
            <text:p><text:span text:style-name="T2">W</text:span><text:span text:style-name="T3">1</text:span></text:p>
          </draw:text-box>
        </draw:frame>
        <draw:line draw:style-name="gr5" draw:text-style-name="P2" draw:layer="layout" svg:x1="10.279cm" svg:y1="24.196cm" svg:x2="10.271cm" svg:y2="25.253cm">
          <text:p/>
        </draw:line>
        <draw:connector draw:style-name="gr4" draw:text-style-name="P3" draw:layer="layout" draw:line-skew="1.37cm" svg:x1="8.426cm" svg:y1="23.785cm" svg:x2="8.266cm" svg:y2="23.784cm" svg:d="M8426 23785h1290v-1h-1450" svg:viewBox="0 0 1451 2">
          <text:p/>
        </draw:connector>
        <draw:connector draw:style-name="gr4" draw:text-style-name="P3" draw:layer="layout" draw:line-skew="1.37cm" svg:x1="10.826cm" svg:y1="23.786cm" svg:x2="10.666cm" svg:y2="23.785cm" svg:d="M10826 23786h1290v-1h-1450" svg:viewBox="0 0 1451 2">
          <text:p/>
        </draw:connector>
        <draw:frame draw:style-name="gr25" draw:text-style-name="P4" draw:layer="layout" svg:width="1.216cm" svg:height="1.19cm" svg:x="8.432cm" svg:y="22.755cm">
          <draw:text-box>
            <text:p>w<text:span text:style-name="T1">1</text:span></text:p>
          </draw:text-box>
        </draw:frame>
        <draw:frame draw:style-name="gr25" draw:text-style-name="P4" draw:layer="layout" svg:width="1.216cm" svg:height="1.19cm" svg:x="10.832cm" svg:y="22.755cm">
          <draw:text-box>
            <text:p>w<text:span text:style-name="T1">2</text:span></text:p>
          </draw:text-box>
        </draw:frame>
        <draw:frame draw:style-name="gr24" draw:text-style-name="P4" draw:layer="layout" svg:width="1.258cm" svg:height="1.254cm" svg:x="9.119cm" svg:y="24.18cm">
          <draw:text-box>
            <text:p>m<text:span text:style-name="T1">1</text:span></text:p>
          </draw:text-box>
        </draw:frame>
      </draw:page>
      <draw:page draw:name="page5" draw:style-name="dp1" draw:master-page-name="Default">
        <draw:rect draw:style-name="gr26" draw:text-style-name="P8" xml:id="id132" draw:id="id132" draw:layer="layout" svg:width="2.032cm" svg:height="1.905cm" svg:x="6.326cm" svg:y="16.526cm">
          <text:p text:style-name="P3"><text:s/></text:p>
        </draw:rect>
        <draw:custom-shape draw:style-name="gr1" draw:text-style-name="P1" xml:id="id130" draw:id="id130" draw:layer="layout" svg:width="1.49cm" svg:height="1.509cm" svg:x="14.197cm" svg:y="13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3" draw:id="id123" draw:layer="layout" svg:width="0.889cm" svg:height="0.889cm" svg:x="4.315cm" svg:y="2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4" draw:id="id124" draw:layer="layout" svg:width="0.889cm" svg:height="0.889cm" svg:x="11.908cm" svg:y="2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5.204cm" svg:y1="3.421cm" svg:x2="6.862cm" svg:y2="3.421cm" draw:start-shape="id123" draw:start-glue-point="10" svg:d="M5204 3421h1658" svg:viewBox="0 0 1659 1">
          <text:p/>
        </draw:connector>
        <draw:connector draw:style-name="gr4" draw:text-style-name="P3" draw:layer="layout" svg:x1="10.298cm" svg:y1="3.421cm" svg:x2="11.908cm" svg:y2="3.421cm" draw:end-shape="id124" draw:end-glue-point="6" svg:d="M10298 3421h1610" svg:viewBox="0 0 1611 1">
          <text:p/>
        </draw:connector>
        <draw:line draw:style-name="gr5" draw:text-style-name="P2" draw:layer="layout" svg:x1="4.769cm" svg:y1="3.859cm" svg:x2="4.769cm" svg:y2="5.891cm">
          <text:p/>
        </draw:line>
        <draw:line draw:style-name="gr5" draw:text-style-name="P2" draw:layer="layout" svg:x1="7.287cm" svg:y1="3.859cm" svg:x2="7.287cm" svg:y2="5.891cm">
          <text:p/>
        </draw:line>
        <draw:line draw:style-name="gr5" draw:text-style-name="P2" draw:layer="layout" svg:x1="9.842cm" svg:y1="3.859cm" svg:x2="9.842cm" svg:y2="5.891cm">
          <text:p/>
        </draw:line>
        <draw:line draw:style-name="gr5" draw:text-style-name="P2" draw:layer="layout" svg:x1="12.378cm" svg:y1="3.859cm" svg:x2="12.378cm" svg:y2="5.891cm">
          <text:p/>
        </draw:line>
        <draw:frame draw:style-name="gr6" draw:text-style-name="P4" draw:layer="layout" svg:width="1.524cm" svg:height="1.143cm" svg:x="4.81cm" svg:y="4.302cm">
          <draw:text-box>
            <text:p>n<text:span text:style-name="T6">A</text:span><text:span text:style-name="T1">1</text:span></text:p>
          </draw:text-box>
        </draw:frame>
        <draw:frame draw:style-name="gr6" draw:text-style-name="P4" draw:layer="layout" svg:width="1.443cm" svg:height="1.143cm" svg:x="7.304cm" svg:y="4.305cm">
          <draw:text-box>
            <text:p>n<text:span text:style-name="T6">A</text:span><text:span text:style-name="T1">2</text:span></text:p>
          </draw:text-box>
        </draw:frame>
        <draw:frame draw:style-name="gr6" draw:text-style-name="P4" draw:layer="layout" svg:width="1.643cm" svg:height="1.143cm" svg:x="9.771cm" svg:y="4.332cm">
          <draw:text-box>
            <text:p>n<text:span text:style-name="T6">B</text:span><text:span text:style-name="T1">2</text:span></text:p>
          </draw:text-box>
        </draw:frame>
        <draw:frame draw:style-name="gr6" draw:text-style-name="P4" draw:layer="layout" svg:width="1.751cm" svg:height="1.143cm" svg:x="12.33cm" svg:y="4.332cm">
          <draw:text-box>
            <text:p>n<text:span text:style-name="T6">A</text:span><text:span text:style-name="T1">1</text:span></text:p>
          </draw:text-box>
        </draw:frame>
        <draw:frame draw:style-name="gr8" draw:text-style-name="P4" draw:layer="layout" svg:width="1.392cm" svg:height="1.825cm" svg:x="5.704cm" svg:y="3.326cm">
          <draw:text-box>
            <text:p>j<text:span text:style-name="T6">A</text:span><text:span text:style-name="T1">1</text:span></text:p>
          </draw:text-box>
        </draw:frame>
        <draw:frame draw:style-name="gr7" draw:text-style-name="P4" draw:layer="layout" svg:width="1.499cm" svg:height="1.114cm" svg:x="10.804cm" svg:y="3.326cm">
          <draw:text-box>
            <text:p>j<text:span text:style-name="T6">B</text:span><text:span text:style-name="T1">1</text:span></text:p>
          </draw:text-box>
        </draw:frame>
        <draw:rect draw:style-name="gr19" draw:text-style-name="P7" draw:layer="layout" svg:width="0.889cm" svg:height="0.889cm" svg:x="4.302cm" svg:y="5.856cm">
          <text:p/>
        </draw:rect>
        <draw:rect draw:style-name="gr19" draw:text-style-name="P7" draw:layer="layout" svg:width="0.889cm" svg:height="0.889cm" svg:x="6.803cm" svg:y="5.857cm">
          <text:p/>
        </draw:rect>
        <draw:rect draw:style-name="gr19" draw:text-style-name="P7" draw:layer="layout" svg:width="0.889cm" svg:height="0.889cm" svg:x="9.404cm" svg:y="5.858cm">
          <text:p/>
        </draw:rect>
        <draw:rect draw:style-name="gr19" draw:text-style-name="P7" draw:layer="layout" svg:width="0.889cm" svg:height="0.889cm" svg:x="11.905cm" svg:y="5.859cm">
          <text:p/>
        </draw:rect>
        <draw:custom-shape draw:style-name="gr1" draw:text-style-name="P1" xml:id="id125" draw:id="id125" draw:layer="layout" svg:width="0.889cm" svg:height="0.889cm" svg:x="4.328cm" svg:y="8.77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6" draw:id="id126" draw:layer="layout" svg:width="0.889cm" svg:height="0.889cm" svg:x="11.921cm" svg:y="8.77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5.217cm" svg:y1="9.22cm" svg:x2="6.876cm" svg:y2="9.222cm" draw:start-shape="id125" draw:start-glue-point="10" svg:d="M5217 9220h1080v2h579" svg:viewBox="0 0 1660 3">
          <text:p/>
        </draw:connector>
        <draw:connector draw:style-name="gr4" draw:text-style-name="P3" draw:layer="layout" svg:x1="10.311cm" svg:y1="9.222cm" svg:x2="11.922cm" svg:y2="9.22cm" draw:end-shape="id126" draw:end-glue-point="6" svg:d="M10311 9222h554v-2h1057" svg:viewBox="0 0 1612 3">
          <text:p/>
        </draw:connector>
        <draw:line draw:style-name="gr5" draw:text-style-name="P2" draw:layer="layout" svg:x1="4.782cm" svg:y1="8.788cm" svg:x2="4.782cm" svg:y2="6.756cm">
          <text:p/>
        </draw:line>
        <draw:line draw:style-name="gr5" draw:text-style-name="P2" draw:layer="layout" svg:x1="7.3cm" svg:y1="8.788cm" svg:x2="7.3cm" svg:y2="6.756cm">
          <text:p/>
        </draw:line>
        <draw:line draw:style-name="gr5" draw:text-style-name="P2" draw:layer="layout" svg:x1="9.855cm" svg:y1="8.788cm" svg:x2="9.855cm" svg:y2="6.756cm">
          <text:p/>
        </draw:line>
        <draw:line draw:style-name="gr5" draw:text-style-name="P2" draw:layer="layout" svg:x1="12.391cm" svg:y1="8.788cm" svg:x2="12.391cm" svg:y2="6.756cm">
          <text:p/>
        </draw:line>
        <draw:frame draw:style-name="gr6" draw:text-style-name="P4" draw:layer="layout" svg:width="1.725cm" svg:height="1.143cm" svg:x="4.81cm" svg:y="7.145cm">
          <draw:text-box>
            <text:p>m<text:span text:style-name="T6">A</text:span><text:span text:style-name="T1">1</text:span></text:p>
          </draw:text-box>
        </draw:frame>
        <draw:frame draw:style-name="gr6" draw:text-style-name="P4" draw:layer="layout" svg:width="1.826cm" svg:height="1.143cm" svg:x="7.175cm" svg:y="7.145cm">
          <draw:text-box>
            <text:p>m<text:span text:style-name="T6">A</text:span><text:span text:style-name="T1">2</text:span></text:p>
          </draw:text-box>
        </draw:frame>
        <draw:frame draw:style-name="gr6" draw:text-style-name="P4" draw:layer="layout" svg:width="1.651cm" svg:height="1.143cm" svg:x="9.763cm" svg:y="7.145cm">
          <draw:text-box>
            <text:p>m<text:span text:style-name="T6">B</text:span><text:span text:style-name="T1">2</text:span></text:p>
          </draw:text-box>
        </draw:frame>
        <draw:frame draw:style-name="gr6" draw:text-style-name="P4" draw:layer="layout" svg:width="1.965cm" svg:height="1.143cm" svg:x="12.243cm" svg:y="7.145cm">
          <draw:text-box>
            <text:p>m<text:span text:style-name="T6">B</text:span><text:span text:style-name="T1">1</text:span></text:p>
          </draw:text-box>
        </draw:frame>
        <draw:frame draw:style-name="gr7" draw:text-style-name="P4" draw:layer="layout" svg:width="1.354cm" svg:height="1.114cm" svg:x="5.742cm" svg:y="8.209cm">
          <draw:text-box>
            <text:p>i<text:span text:style-name="T6">A</text:span><text:span text:style-name="T1">1</text:span></text:p>
          </draw:text-box>
        </draw:frame>
        <draw:frame draw:style-name="gr7" draw:text-style-name="P4" draw:layer="layout" svg:width="1.359cm" svg:height="1.114cm" svg:x="10.817cm" svg:y="8.205cm">
          <draw:text-box>
            <text:p>i<text:span text:style-name="T6">B</text:span><text:span text:style-name="T1">1</text:span></text:p>
          </draw:text-box>
        </draw:frame>
        <draw:connector draw:style-name="gr2" draw:text-style-name="P2" draw:layer="layout" svg:x1="5.218cm" svg:y1="6.324cm" svg:x2="6.877cm" svg:y2="6.324cm" svg:d="M5218 6324h1659" svg:viewBox="0 0 1660 1">
          <text:p/>
        </draw:connector>
        <draw:connector draw:style-name="gr2" draw:text-style-name="P2" draw:layer="layout" svg:x1="5.218cm" svg:y1="9.224cm" svg:x2="6.877cm" svg:y2="9.224cm" svg:d="M5218 9224h1659" svg:viewBox="0 0 1660 1">
          <text:p/>
        </draw:connector>
        <draw:connector draw:style-name="gr2" draw:text-style-name="P2" draw:layer="layout" svg:x1="7.719cm" svg:y1="6.324cm" svg:x2="9.378cm" svg:y2="6.324cm" svg:d="M7719 6324h1659" svg:viewBox="0 0 1660 1">
          <text:p/>
        </draw:connector>
        <draw:connector draw:style-name="gr2" draw:text-style-name="P2" draw:layer="layout" svg:x1="10.32cm" svg:y1="6.324cm" svg:x2="11.979cm" svg:y2="6.324cm" svg:d="M10320 6324h1659" svg:viewBox="0 0 1660 1">
          <text:p/>
        </draw:connector>
        <draw:frame draw:style-name="gr20" draw:text-style-name="P4" draw:layer="layout" svg:width="1.357cm" svg:height="1.204cm" svg:x="5.558cm" svg:y="5.279cm">
          <draw:text-box>
            <text:p>w<text:span text:style-name="T1">1</text:span></text:p>
          </draw:text-box>
        </draw:frame>
        <draw:frame draw:style-name="gr20" draw:text-style-name="P4" draw:layer="layout" svg:width="1.357cm" svg:height="1.204cm" svg:x="8.059cm" svg:y="5.279cm">
          <draw:text-box>
            <text:p>w<text:span text:style-name="T1">2</text:span></text:p>
          </draw:text-box>
        </draw:frame>
        <draw:frame draw:style-name="gr20" draw:text-style-name="P4" draw:layer="layout" svg:width="1.357cm" svg:height="1.204cm" svg:x="10.46cm" svg:y="5.279cm">
          <draw:text-box>
            <text:p>w<text:span text:style-name="T1">3</text:span></text:p>
          </draw:text-box>
        </draw:frame>
        <draw:rect draw:style-name="gr19" draw:text-style-name="P7" draw:layer="layout" svg:width="3.467cm" svg:height="0.889cm" svg:x="6.804cm" svg:y="8.858cm">
          <text:p/>
        </draw:rect>
        <draw:rect draw:style-name="gr19" draw:text-style-name="P7" draw:layer="layout" svg:width="3.467cm" svg:height="0.889cm" svg:x="6.805cm" svg:y="2.959cm">
          <text:p/>
        </draw:rect>
        <draw:custom-shape draw:style-name="gr1" draw:text-style-name="P1" xml:id="id128" draw:id="id128" draw:layer="layout" svg:width="1.49cm" svg:height="1.509cm" svg:x="6.597cm" svg:y="13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129" draw:id="id129" draw:layer="layout" svg:width="2.108cm" svg:height="1.953cm" svg:x="10.113cm" svg:y="13.2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4" draw:layer="layout" svg:width="1.51cm" svg:height="0.973cm" svg:x="14.208cm" svg:y="13.795cm">
          <draw:text-box>
            <text:p><text:span text:style-name="T2">Γ</text:span><text:span text:style-name="T3">a+2</text:span></text:p>
          </draw:text-box>
        </draw:frame>
        <draw:frame draw:style-name="gr28" draw:text-style-name="P4" draw:layer="layout" svg:width="1.736cm" svg:height="1.4cm" svg:x="13.644cm" svg:y="15.179cm">
          <draw:text-box>
            <text:p>n<text:span text:style-name="T1">a+1</text:span></text:p>
          </draw:text-box>
        </draw:frame>
        <draw:frame draw:style-name="gr23" draw:text-style-name="P4" draw:layer="layout" svg:width="2.604cm" svg:height="0.991cm" svg:x="6.207cm" svg:y="16.927cm">
          <draw:text-box>
            <text:p><text:span text:style-name="T2">W</text:span><text:span text:style-name="T3">a+1</text:span></text:p>
          </draw:text-box>
        </draw:frame>
        <draw:frame draw:style-name="gr24" draw:text-style-name="P4" draw:layer="layout" svg:width="1.994cm" svg:height="1.254cm" svg:x="13.375cm" svg:y="18.581cm">
          <draw:text-box>
            <text:p>m<text:span text:style-name="T1">a+1</text:span></text:p>
          </draw:text-box>
        </draw:frame>
        <draw:frame draw:style-name="gr25" draw:text-style-name="P4" draw:layer="layout" svg:width="1.216cm" svg:height="1.19cm" svg:x="10.673cm" svg:y="16.599cm">
          <draw:text-box>
            <text:p>w</text:p>
          </draw:text-box>
        </draw:frame>
        <draw:custom-shape draw:style-name="gr1" draw:text-style-name="P1" xml:id="id133" draw:id="id133" draw:layer="layout" svg:width="1.49cm" svg:height="1.509cm" svg:x="6.604cm" svg:y="19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5" draw:id="id135" draw:layer="layout" svg:width="1.49cm" svg:height="1.509cm" svg:x="14.19cm" svg:y="19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6" draw:text-style-name="P8" xml:id="id134" draw:id="id134" draw:layer="layout" svg:width="2.032cm" svg:height="1.905cm" svg:x="13.926cm" svg:y="16.526cm">
          <text:p text:style-name="P3"><text:s/></text:p>
        </draw:rect>
        <draw:custom-shape draw:style-name="gr12" draw:text-style-name="P5" xml:id="id136" draw:id="id136" draw:layer="layout" svg:width="2.108cm" svg:height="1.953cm" svg:x="10.114cm" svg:y="19.6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5" xml:id="id131" draw:id="id131" draw:layer="layout" svg:width="2.108cm" svg:height="1.953cm" svg:x="17.514cm" svg:y="13.2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5" xml:id="id137" draw:id="id137" draw:layer="layout" svg:width="2.108cm" svg:height="1.953cm" svg:x="17.515cm" svg:y="19.6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5" xml:id="id127" draw:id="id127" draw:layer="layout" svg:width="2.108cm" svg:height="1.953cm" svg:x="2.515cm" svg:y="13.2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5" xml:id="id138" draw:id="id138" draw:layer="layout" svg:width="2.108cm" svg:height="1.953cm" svg:x="2.516cm" svg:y="19.6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4.623cm" svg:y1="14.272cm" svg:x2="6.597cm" svg:y2="14.27cm" draw:start-shape="id127" draw:start-glue-point="7" draw:end-shape="id128" draw:end-glue-point="6" svg:d="M4623 14272h988v-2h986" svg:viewBox="0 0 1975 3">
          <text:p/>
        </draw:connector>
        <draw:connector draw:style-name="gr29" draw:layer="layout" svg:x1="8.087cm" svg:y1="14.27cm" svg:x2="10.113cm" svg:y2="14.272cm" draw:start-shape="id128" draw:start-glue-point="10" draw:end-shape="id129" draw:end-glue-point="5" svg:d="M8087 14270h1014v2h1012" svg:viewBox="0 0 2027 3">
          <text:p/>
        </draw:connector>
        <draw:connector draw:style-name="gr30" draw:text-style-name="P3" draw:layer="layout" svg:x1="12.221cm" svg:y1="14.272cm" svg:x2="14.197cm" svg:y2="14.274cm" draw:start-shape="id129" draw:start-glue-point="7" draw:end-shape="id130" draw:end-glue-point="6" svg:d="M12221 14272h989v2h987" svg:viewBox="0 0 1977 3">
          <text:p/>
        </draw:connector>
        <draw:connector draw:style-name="gr30" draw:text-style-name="P3" draw:layer="layout" svg:x1="15.687cm" svg:y1="14.274cm" svg:x2="17.514cm" svg:y2="14.272cm" draw:start-shape="id130" draw:start-glue-point="10" draw:end-shape="id131" draw:end-glue-point="5" svg:d="M15687 14274h914v-2h913" svg:viewBox="0 0 1828 3">
          <text:p/>
        </draw:connector>
        <draw:connector draw:style-name="gr30" draw:text-style-name="P3" draw:layer="layout" svg:x1="7.342cm" svg:y1="15.024cm" svg:x2="7.342cm" svg:y2="16.526cm" draw:start-shape="id128" draw:start-glue-point="8" draw:end-shape="id132" draw:end-glue-point="0" svg:d="M7342 15024v1502" svg:viewBox="0 0 1 1503">
          <text:p/>
        </draw:connector>
        <draw:connector draw:style-name="gr30" draw:text-style-name="P3" draw:layer="layout" svg:x1="7.342cm" svg:y1="18.431cm" svg:x2="7.349cm" svg:y2="19.834cm" draw:start-shape="id132" draw:start-glue-point="2" draw:end-shape="id133" draw:end-glue-point="4" svg:d="M7342 18431v701h7v702" svg:viewBox="0 0 8 1404">
          <text:p/>
        </draw:connector>
        <draw:connector draw:style-name="gr30" draw:text-style-name="P3" draw:layer="layout" svg:x1="8.358cm" svg:y1="17.478cm" svg:x2="13.926cm" svg:y2="17.478cm" draw:start-shape="id132" draw:start-glue-point="1" draw:end-shape="id134" draw:end-glue-point="3" svg:d="M8358 17478h5568" svg:viewBox="0 0 5569 1">
          <text:p/>
        </draw:connector>
        <draw:connector draw:style-name="gr30" draw:text-style-name="P3" draw:layer="layout" svg:x1="14.942cm" svg:y1="15.028cm" svg:x2="14.942cm" svg:y2="16.526cm" draw:start-shape="id130" draw:start-glue-point="8" draw:end-shape="id134" draw:end-glue-point="0" svg:d="M14942 15028v1498" svg:viewBox="0 0 1 1499">
          <text:p/>
        </draw:connector>
        <draw:connector draw:style-name="gr30" draw:text-style-name="P3" draw:layer="layout" svg:x1="14.942cm" svg:y1="18.431cm" svg:x2="14.935cm" svg:y2="19.841cm" draw:start-shape="id134" draw:start-glue-point="2" draw:end-shape="id135" draw:end-glue-point="4" svg:d="M14942 18431v705h-7v705" svg:viewBox="0 0 8 1411">
          <text:p/>
        </draw:connector>
        <draw:connector draw:style-name="gr30" draw:text-style-name="P3" draw:layer="layout" svg:x1="8.094cm" svg:y1="20.589cm" svg:x2="10.114cm" svg:y2="20.587cm" draw:start-shape="id133" draw:start-glue-point="10" draw:end-shape="id136" draw:end-glue-point="5" svg:d="M8094 20589h1011v-2h1009" svg:viewBox="0 0 2021 3">
          <text:p/>
        </draw:connector>
        <draw:connector draw:style-name="gr30" draw:text-style-name="P3" draw:layer="layout" svg:x1="12.222cm" svg:y1="20.587cm" svg:x2="14.19cm" svg:y2="20.596cm" draw:start-shape="id136" draw:start-glue-point="7" draw:end-shape="id135" draw:end-glue-point="6" svg:d="M12222 20587h985v9h983" svg:viewBox="0 0 1969 10">
          <text:p/>
        </draw:connector>
        <draw:connector draw:style-name="gr30" draw:text-style-name="P3" draw:layer="layout" svg:x1="15.68cm" svg:y1="20.596cm" svg:x2="17.515cm" svg:y2="20.587cm" draw:start-shape="id135" draw:start-glue-point="10" draw:end-shape="id137" draw:end-glue-point="5" svg:d="M15680 20596h918v-9h917" svg:viewBox="0 0 1836 10">
          <text:p/>
        </draw:connector>
        <draw:connector draw:style-name="gr30" draw:text-style-name="P3" draw:layer="layout" svg:x1="4.624cm" svg:y1="20.587cm" svg:x2="6.604cm" svg:y2="20.589cm" draw:start-shape="id138" draw:start-glue-point="7" draw:end-shape="id133" draw:end-glue-point="6" svg:d="M4624 20587h991v2h989" svg:viewBox="0 0 1981 3">
          <text:p/>
        </draw:connector>
        <draw:frame draw:style-name="gr27" draw:text-style-name="P4" draw:layer="layout" svg:width="1.51cm" svg:height="0.973cm" svg:x="6.629cm" svg:y="13.827cm">
          <draw:text-box>
            <text:p><text:span text:style-name="T2">Γ</text:span><text:span text:style-name="T3">a+1</text:span></text:p>
          </draw:text-box>
        </draw:frame>
        <draw:frame draw:style-name="gr27" draw:text-style-name="P4" draw:layer="layout" svg:width="1.51cm" svg:height="0.973cm" svg:x="6.629cm" svg:y="20.127cm">
          <draw:text-box>
            <text:p><text:span text:style-name="T2">Γ</text:span><text:span text:style-name="T3">a+1</text:span></text:p>
          </draw:text-box>
        </draw:frame>
        <draw:frame draw:style-name="gr27" draw:text-style-name="P4" draw:layer="layout" svg:width="1.51cm" svg:height="0.973cm" svg:x="14.229cm" svg:y="20.127cm">
          <draw:text-box>
            <text:p><text:span text:style-name="T2">Γ</text:span><text:span text:style-name="T3">a+2</text:span></text:p>
          </draw:text-box>
        </draw:frame>
        <draw:frame draw:style-name="gr23" draw:text-style-name="P4" draw:layer="layout" svg:width="2.604cm" svg:height="0.991cm" svg:x="14.207cm" svg:y="16.928cm">
          <draw:text-box>
            <text:p><text:span text:style-name="T2">W</text:span><text:span text:style-name="T3">a+2</text:span></text:p>
          </draw:text-box>
        </draw:frame>
        <draw:frame draw:style-name="gr13" draw:text-style-name="P4" draw:layer="layout" svg:width="1.27cm" svg:height="1.27cm" svg:x="3.159cm" svg:y="13.625cm">
          <draw:text-box>
            <text:p><text:span text:style-name="T4">λ</text:span><text:span text:style-name="T5">a</text:span></text:p>
          </draw:text-box>
        </draw:frame>
        <draw:frame draw:style-name="gr13" draw:text-style-name="P4" draw:layer="layout" svg:width="1.27cm" svg:height="1.27cm" svg:x="3.159cm" svg:y="19.975cm">
          <draw:text-box>
            <text:p><text:span text:style-name="T4">λ</text:span><text:span text:style-name="T5">a</text:span></text:p>
          </draw:text-box>
        </draw:frame>
        <draw:frame draw:style-name="gr31" draw:text-style-name="P4" draw:layer="layout" svg:width="1.483cm" svg:height="1.724cm" svg:x="17.86cm" svg:y="19.96cm">
          <draw:text-box>
            <text:p><text:span text:style-name="T4">λ</text:span><text:span text:style-name="T5">a+2</text:span></text:p>
          </draw:text-box>
        </draw:frame>
        <draw:frame draw:style-name="gr31" draw:text-style-name="P4" draw:layer="layout" svg:width="1.483cm" svg:height="1.724cm" svg:x="10.361cm" svg:y="20.061cm">
          <draw:text-box>
            <text:p><text:span text:style-name="T4">λ</text:span><text:span text:style-name="T5">a+1</text:span></text:p>
          </draw:text-box>
        </draw:frame>
        <draw:frame draw:style-name="gr31" draw:text-style-name="P4" draw:layer="layout" svg:width="1.483cm" svg:height="1.724cm" svg:x="10.462cm" svg:y="13.762cm">
          <draw:text-box>
            <text:p><text:span text:style-name="T4">λ</text:span><text:span text:style-name="T5">a+1</text:span></text:p>
          </draw:text-box>
        </draw:frame>
        <draw:frame draw:style-name="gr31" draw:text-style-name="P4" draw:layer="layout" svg:width="1.483cm" svg:height="1.724cm" svg:x="17.861cm" svg:y="13.761cm">
          <draw:text-box>
            <text:p><text:span text:style-name="T4">λ</text:span><text:span text:style-name="T5">a+2</text:span></text:p>
          </draw:text-box>
        </draw:frame>
        <draw:frame draw:style-name="gr6" draw:text-style-name="P4" draw:layer="layout" svg:width="1.089cm" svg:height="1.143cm" svg:x="6.345cm" svg:y="15.18cm">
          <draw:text-box>
            <text:p>n<text:span text:style-name="T1">a</text:span></text:p>
          </draw:text-box>
        </draw:frame>
        <draw:frame draw:style-name="gr24" draw:text-style-name="P4" draw:layer="layout" svg:width="1.258cm" svg:height="1.254cm" svg:x="6.245cm" svg:y="18.68cm">
          <draw:text-box>
            <text:p>m<text:span text:style-name="T1">a</text:span></text:p>
          </draw:text-box>
        </draw:frame>
        <draw:frame draw:style-name="gr32" draw:text-style-name="P4" draw:layer="layout" svg:width="0.955cm" svg:height="1.224cm" svg:x="5.064cm" svg:y="13.138cm">
          <draw:text-box>
            <text:p>j<text:span text:style-name="T1">a</text:span></text:p>
          </draw:text-box>
        </draw:frame>
        <draw:frame draw:style-name="gr32" draw:text-style-name="P4" draw:layer="layout" svg:width="0.955cm" svg:height="1.224cm" svg:x="5.065cm" svg:y="19.439cm">
          <draw:text-box>
            <text:p>i<text:span text:style-name="T1">a</text:span></text:p>
          </draw:text-box>
        </draw:frame>
        <draw:frame draw:style-name="gr33" draw:text-style-name="P4" draw:layer="layout" svg:width="1.986cm" svg:height="1.224cm" svg:x="8.666cm" svg:y="13.14cm">
          <draw:text-box>
            <text:p>j<text:span text:style-name="T1">a+1</text:span></text:p>
          </draw:text-box>
        </draw:frame>
        <draw:frame draw:style-name="gr33" draw:text-style-name="P4" draw:layer="layout" svg:width="1.986cm" svg:height="1.224cm" svg:x="12.566cm" svg:y="13.141cm">
          <draw:text-box>
            <text:p>j<text:span text:style-name="T1">a+1</text:span></text:p>
          </draw:text-box>
        </draw:frame>
        <draw:frame draw:style-name="gr33" draw:text-style-name="P4" draw:layer="layout" svg:width="1.986cm" svg:height="1.224cm" svg:x="16.066cm" svg:y="13.142cm">
          <draw:text-box>
            <text:p>j<text:span text:style-name="T1">a+2</text:span></text:p>
          </draw:text-box>
        </draw:frame>
        <draw:frame draw:style-name="gr33" draw:text-style-name="P4" draw:layer="layout" svg:width="1.778cm" svg:height="1.224cm" svg:x="8.366cm" svg:y="19.44cm">
          <draw:text-box>
            <text:p>i<text:span text:style-name="T1">a+1</text:span></text:p>
          </draw:text-box>
        </draw:frame>
        <draw:frame draw:style-name="gr33" draw:text-style-name="P4" draw:layer="layout" svg:width="1.778cm" svg:height="1.224cm" svg:x="12.366cm" svg:y="19.441cm">
          <draw:text-box>
            <text:p>i<text:span text:style-name="T1">a+1</text:span></text:p>
          </draw:text-box>
        </draw:frame>
        <draw:frame draw:style-name="gr33" draw:text-style-name="P4" draw:layer="layout" svg:width="1.778cm" svg:height="1.224cm" svg:x="15.966cm" svg:y="19.442cm">
          <draw:text-box>
            <text:p>i<text:span text:style-name="T1">a+2</text:span></text:p>
          </draw:text-box>
        </draw:frame>
        <draw:connector draw:style-name="gr30" draw:text-style-name="P3" draw:layer="layout" svg:x1="19.622cm" svg:y1="14.272cm" svg:x2="20.388cm" svg:y2="14.35cm" draw:start-shape="id131" draw:start-glue-point="7" svg:d="M19622 14272h634v78h132" svg:viewBox="0 0 767 79">
          <text:p/>
        </draw:connector>
        <draw:connector draw:style-name="gr30" draw:text-style-name="P3" draw:layer="layout" svg:x1="19.623cm" svg:y1="20.587cm" svg:x2="20.295cm" svg:y2="20.606cm" draw:start-shape="id137" draw:start-glue-point="7" svg:d="M19623 20587h587v19h85" svg:viewBox="0 0 673 20">
          <text:p/>
        </draw:connector>
        <draw:connector draw:style-name="gr30" draw:text-style-name="P3" draw:layer="layout" svg:x1="2.515cm" svg:y1="14.272cm" svg:x2="1.961cm" svg:y2="14.35cm" draw:start-shape="id127" draw:start-glue-point="5" svg:d="M2515 14272h-527v78h-27" svg:viewBox="0 0 555 79">
          <text:p/>
        </draw:connector>
        <draw:connector draw:style-name="gr30" draw:text-style-name="P3" draw:layer="layout" svg:x1="2.516cm" svg:y1="20.587cm" svg:x2="1.898cm" svg:y2="20.575cm" draw:start-shape="id138" draw:start-glue-point="5" svg:d="M2516 20587h-559v-12h-59" svg:viewBox="0 0 619 13">
          <text:p/>
        </draw:connector>
      </draw:page>
      <draw:page draw:name="page6" draw:style-name="dp1" draw:master-page-name="Default">
        <draw:rect draw:style-name="gr26" draw:text-style-name="P8" xml:id="id144" draw:id="id144" draw:layer="layout" svg:width="2.032cm" svg:height="1.905cm" svg:x="6.326cm" svg:y="5.127cm">
          <text:p text:style-name="P3"><text:s/></text:p>
        </draw:rect>
        <draw:custom-shape draw:style-name="gr1" draw:text-style-name="P1" xml:id="id142" draw:id="id142" draw:layer="layout" svg:width="1.49cm" svg:height="1.509cm" svg:x="14.197cm" svg:y="2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0" draw:id="id140" draw:layer="layout" svg:width="1.49cm" svg:height="1.509cm" svg:x="6.597cm" svg:y="2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141" draw:id="id141" draw:layer="layout" svg:width="2.108cm" svg:height="1.953cm" svg:x="10.113cm" svg:y="1.8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4" draw:layer="layout" svg:width="1.51cm" svg:height="0.973cm" svg:x="14.208cm" svg:y="2.396cm">
          <draw:text-box>
            <text:p><text:span text:style-name="T2">Γ</text:span><text:span text:style-name="T3">a+2</text:span></text:p>
          </draw:text-box>
        </draw:frame>
        <draw:frame draw:style-name="gr34" draw:text-style-name="P4" draw:layer="layout" svg:width="1.736cm" svg:height="1.977cm" svg:x="13.644cm" svg:y="3.78cm">
          <draw:text-box>
            <text:p>N<text:span text:style-name="T1">a+2</text:span></text:p>
            <text:p><text:span text:style-name="T1"/></text:p>
          </draw:text-box>
        </draw:frame>
        <draw:frame draw:style-name="gr23" draw:text-style-name="P4" draw:layer="layout" svg:width="2.604cm" svg:height="0.991cm" svg:x="6.207cm" svg:y="5.528cm">
          <draw:text-box>
            <text:p><text:span text:style-name="T2">W</text:span><text:span text:style-name="T3">a+1</text:span></text:p>
          </draw:text-box>
        </draw:frame>
        <draw:frame draw:style-name="gr24" draw:text-style-name="P4" draw:layer="layout" svg:width="1.994cm" svg:height="1.254cm" svg:x="13.375cm" svg:y="7.182cm">
          <draw:text-box>
            <text:p>m<text:span text:style-name="T1">a+2</text:span></text:p>
          </draw:text-box>
        </draw:frame>
        <draw:frame draw:style-name="gr25" draw:text-style-name="P4" draw:layer="layout" svg:width="1.216cm" svg:height="1.19cm" svg:x="10.673cm" svg:y="5.2cm">
          <draw:text-box>
            <text:p>w</text:p>
          </draw:text-box>
        </draw:frame>
        <draw:rect draw:style-name="gr26" draw:text-style-name="P8" xml:id="id145" draw:id="id145" draw:layer="layout" svg:width="2.032cm" svg:height="1.905cm" svg:x="13.926cm" svg:y="5.127cm">
          <text:p text:style-name="P3"><text:s/></text:p>
        </draw:rect>
        <draw:custom-shape draw:style-name="gr12" draw:text-style-name="P5" xml:id="id143" draw:id="id143" draw:layer="layout" svg:width="2.108cm" svg:height="1.953cm" svg:x="17.514cm" svg:y="1.8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5" xml:id="id139" draw:id="id139" draw:layer="layout" svg:width="2.108cm" svg:height="1.953cm" svg:x="2.515cm" svg:y="1.8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4.623cm" svg:y1="2.873cm" svg:x2="6.597cm" svg:y2="2.871cm" draw:start-shape="id139" draw:start-glue-point="7" draw:end-shape="id140" draw:end-glue-point="6" svg:d="M4623 2873h988v-2h986" svg:viewBox="0 0 1975 3">
          <text:p/>
        </draw:connector>
        <draw:connector draw:style-name="gr29" draw:layer="layout" svg:x1="8.087cm" svg:y1="2.871cm" svg:x2="10.113cm" svg:y2="2.873cm" draw:start-shape="id140" draw:start-glue-point="10" draw:end-shape="id141" draw:end-glue-point="5" svg:d="M8087 2871h1014v2h1012" svg:viewBox="0 0 2027 3">
          <text:p/>
        </draw:connector>
        <draw:connector draw:style-name="gr30" draw:text-style-name="P3" draw:layer="layout" svg:x1="12.221cm" svg:y1="2.873cm" svg:x2="14.197cm" svg:y2="2.875cm" draw:start-shape="id141" draw:start-glue-point="7" draw:end-shape="id142" draw:end-glue-point="6" svg:d="M12221 2873h989v2h987" svg:viewBox="0 0 1977 3">
          <text:p/>
        </draw:connector>
        <draw:connector draw:style-name="gr30" draw:text-style-name="P3" draw:layer="layout" svg:x1="15.687cm" svg:y1="2.875cm" svg:x2="17.514cm" svg:y2="2.873cm" draw:start-shape="id142" draw:start-glue-point="10" draw:end-shape="id143" draw:end-glue-point="5" svg:d="M15687 2875h914v-2h913" svg:viewBox="0 0 1828 3">
          <text:p/>
        </draw:connector>
        <draw:connector draw:style-name="gr30" draw:text-style-name="P3" draw:layer="layout" svg:x1="7.342cm" svg:y1="3.625cm" svg:x2="7.342cm" svg:y2="5.127cm" draw:start-shape="id140" draw:start-glue-point="8" draw:end-shape="id144" draw:end-glue-point="0" svg:d="M7342 3625v1502" svg:viewBox="0 0 1 1503">
          <text:p/>
        </draw:connector>
        <draw:connector draw:style-name="gr30" draw:text-style-name="P3" draw:layer="layout" svg:x1="7.342cm" svg:y1="7.032cm" svg:x2="7.349cm" svg:y2="8.435cm" draw:start-shape="id144" draw:start-glue-point="2" svg:d="M7342 7032v952h7v451" svg:viewBox="0 0 8 1404">
          <text:p/>
        </draw:connector>
        <draw:connector draw:style-name="gr30" draw:text-style-name="P3" draw:layer="layout" svg:x1="8.358cm" svg:y1="6.079cm" svg:x2="13.926cm" svg:y2="6.079cm" draw:start-shape="id144" draw:start-glue-point="1" draw:end-shape="id145" draw:end-glue-point="3" svg:d="M8358 6079h5568" svg:viewBox="0 0 5569 1">
          <text:p/>
        </draw:connector>
        <draw:connector draw:style-name="gr30" draw:text-style-name="P3" draw:layer="layout" svg:x1="14.942cm" svg:y1="3.629cm" svg:x2="14.942cm" svg:y2="5.127cm" draw:start-shape="id142" draw:start-glue-point="8" draw:end-shape="id145" draw:end-glue-point="0" svg:d="M14942 3629v1498" svg:viewBox="0 0 1 1499">
          <text:p/>
        </draw:connector>
        <draw:connector draw:style-name="gr30" draw:text-style-name="P3" draw:layer="layout" svg:x1="14.942cm" svg:y1="7.032cm" svg:x2="14.935cm" svg:y2="8.442cm" draw:start-shape="id145" draw:start-glue-point="2" svg:d="M14942 7032v956h-7v454" svg:viewBox="0 0 8 1411">
          <text:p/>
        </draw:connector>
        <draw:frame draw:style-name="gr27" draw:text-style-name="P4" draw:layer="layout" svg:width="1.51cm" svg:height="0.973cm" svg:x="6.629cm" svg:y="2.428cm">
          <draw:text-box>
            <text:p><text:span text:style-name="T2">Γ</text:span><text:span text:style-name="T3">a+1</text:span></text:p>
          </draw:text-box>
        </draw:frame>
        <draw:frame draw:style-name="gr23" draw:text-style-name="P4" draw:layer="layout" svg:width="2.604cm" svg:height="0.991cm" svg:x="14.207cm" svg:y="5.529cm">
          <draw:text-box>
            <text:p><text:span text:style-name="T2">W</text:span><text:span text:style-name="T3">a+2</text:span></text:p>
          </draw:text-box>
        </draw:frame>
        <draw:frame draw:style-name="gr13" draw:text-style-name="P4" draw:layer="layout" svg:width="1.27cm" svg:height="1.27cm" svg:x="3.159cm" svg:y="2.226cm">
          <draw:text-box>
            <text:p><text:span text:style-name="T4">λ</text:span><text:span text:style-name="T5">a</text:span></text:p>
          </draw:text-box>
        </draw:frame>
        <draw:frame draw:style-name="gr31" draw:text-style-name="P4" draw:layer="layout" svg:width="1.483cm" svg:height="1.724cm" svg:x="10.462cm" svg:y="2.363cm">
          <draw:text-box>
            <text:p><text:span text:style-name="T4">λ</text:span><text:span text:style-name="T5">a+1</text:span></text:p>
          </draw:text-box>
        </draw:frame>
        <draw:frame draw:style-name="gr31" draw:text-style-name="P4" draw:layer="layout" svg:width="1.483cm" svg:height="1.724cm" svg:x="17.861cm" svg:y="2.362cm">
          <draw:text-box>
            <text:p><text:span text:style-name="T4">λ</text:span><text:span text:style-name="T5">a+2</text:span></text:p>
          </draw:text-box>
        </draw:frame>
        <draw:frame draw:style-name="gr35" draw:text-style-name="P4" draw:layer="layout" svg:width="1.894cm" svg:height="1.283cm" svg:x="5.945cm" svg:y="3.781cm">
          <draw:text-box>
            <text:p>n<text:span text:style-name="T1">a+1</text:span></text:p>
          </draw:text-box>
        </draw:frame>
        <draw:frame draw:style-name="gr24" draw:text-style-name="P4" draw:layer="layout" svg:width="1.867cm" svg:height="1.254cm" svg:x="5.845cm" svg:y="7.281cm">
          <draw:text-box>
            <text:p>m<text:span text:style-name="T1">a+1</text:span></text:p>
          </draw:text-box>
        </draw:frame>
        <draw:frame draw:style-name="gr32" draw:text-style-name="P4" draw:layer="layout" svg:width="0.955cm" svg:height="1.224cm" svg:x="1.664cm" svg:y="11.739cm">
          <draw:text-box>
            <text:p>j<text:span text:style-name="T1">a</text:span></text:p>
          </draw:text-box>
        </draw:frame>
        <draw:frame draw:style-name="gr33" draw:text-style-name="P4" draw:layer="layout" svg:width="1.986cm" svg:height="1.224cm" svg:x="8.666cm" svg:y="1.741cm">
          <draw:text-box>
            <text:p>j<text:span text:style-name="T1">a+1</text:span></text:p>
          </draw:text-box>
        </draw:frame>
        <draw:frame draw:style-name="gr33" draw:text-style-name="P4" draw:layer="layout" svg:width="1.986cm" svg:height="1.224cm" svg:x="12.566cm" svg:y="1.742cm">
          <draw:text-box>
            <text:p>j<text:span text:style-name="T1">a+1</text:span></text:p>
          </draw:text-box>
        </draw:frame>
        <draw:frame draw:style-name="gr33" draw:text-style-name="P4" draw:layer="layout" svg:width="1.986cm" svg:height="1.224cm" svg:x="16.066cm" svg:y="1.743cm">
          <draw:text-box>
            <text:p>j<text:span text:style-name="T1">a+2</text:span></text:p>
          </draw:text-box>
        </draw:frame>
        <draw:connector draw:style-name="gr30" draw:text-style-name="P3" draw:layer="layout" svg:x1="19.622cm" svg:y1="2.873cm" svg:x2="20.388cm" svg:y2="2.951cm" draw:start-shape="id143" draw:start-glue-point="7" svg:d="M19622 2873h634v78h132" svg:viewBox="0 0 767 79">
          <text:p/>
        </draw:connector>
        <draw:connector draw:style-name="gr30" draw:text-style-name="P3" draw:layer="layout" svg:x1="2.515cm" svg:y1="2.873cm" svg:x2="1.961cm" svg:y2="2.951cm" draw:start-shape="id139" draw:start-glue-point="5" svg:d="M2515 2873h-527v78h-27" svg:viewBox="0 0 555 79">
          <text:p/>
        </draw:connector>
        <draw:line draw:style-name="gr36" draw:text-style-name="P2" draw:layer="layout" svg:x1="10.906cm" svg:y1="8.62cm" svg:x2="10.906cm" svg:y2="11.033cm">
          <text:p/>
        </draw:line>
        <draw:rect draw:style-name="gr37" draw:text-style-name="P8" draw:layer="layout" svg:width="16.637cm" svg:height="1.397cm" svg:x="2.905cm" svg:y="11.287cm">
          <text:p/>
        </draw:rect>
        <draw:frame draw:style-name="gr38" draw:text-style-name="P9" draw:layer="layout" svg:width="2.032cm" svg:height="1.651cm" svg:x="10.27cm" svg:y="11.266cm">
          <draw:text-box>
            <text:p><text:span text:style-name="T11">Φ</text:span></text:p>
          </draw:text-box>
        </draw:frame>
        <draw:line draw:style-name="gr39" draw:text-style-name="P2" draw:layer="layout" svg:x1="7.35cm" svg:y1="12.684cm" svg:x2="7.35cm" svg:y2="13.954cm">
          <text:p/>
        </draw:line>
        <draw:line draw:style-name="gr39" draw:text-style-name="P2" draw:layer="layout" svg:x1="14.95cm" svg:y1="12.684cm" svg:x2="14.95cm" svg:y2="13.954cm">
          <text:p/>
        </draw:line>
        <draw:line draw:style-name="gr39" draw:text-style-name="P2" draw:layer="layout" svg:x1="19.542cm" svg:y1="12.049cm" svg:x2="20.177cm" svg:y2="12.049cm">
          <text:p/>
        </draw:line>
        <draw:line draw:style-name="gr39" draw:text-style-name="P2" draw:layer="layout" svg:x1="2.905cm" svg:y1="12.049cm" svg:x2="2.27cm" svg:y2="12.049cm">
          <text:p/>
        </draw:line>
        <draw:frame draw:style-name="gr24" draw:text-style-name="P4" draw:layer="layout" svg:width="1.74cm" svg:height="1.254cm" svg:x="5.845cm" svg:y="12.781cm">
          <draw:text-box>
            <text:p>m<text:span text:style-name="T1">a+1</text:span></text:p>
          </draw:text-box>
        </draw:frame>
        <draw:frame draw:style-name="gr24" draw:text-style-name="P4" draw:layer="layout" svg:width="1.994cm" svg:height="1.254cm" svg:x="13.375cm" svg:y="12.782cm">
          <draw:text-box>
            <text:p>m<text:span text:style-name="T1">a+2</text:span></text:p>
          </draw:text-box>
        </draw:frame>
        <draw:frame draw:style-name="gr32" draw:text-style-name="P4" draw:layer="layout" svg:width="0.955cm" svg:height="1.224cm" svg:x="5.165cm" svg:y="1.74cm">
          <draw:text-box>
            <text:p>j<text:span text:style-name="T1">a</text:span></text:p>
          </draw:text-box>
        </draw:frame>
        <draw:frame draw:style-name="gr33" draw:text-style-name="P4" draw:layer="layout" svg:width="1.986cm" svg:height="1.224cm" svg:x="19.366cm" svg:y="10.944cm">
          <draw:text-box>
            <text:p>j<text:span text:style-name="T1">a+2</text:span></text:p>
          </draw:text-box>
        </draw:frame>
      </draw:page>
      <draw:page draw:name="page7" draw:style-name="dp1" draw:master-page-name="Default">
        <draw:custom-shape draw:style-name="gr1" draw:text-style-name="P1" xml:id="id146" draw:id="id146" draw:layer="layout" svg:width="0.889cm" svg:height="0.889cm" svg:x="5.086cm" svg:y="8.2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7" draw:id="id147" draw:layer="layout" svg:width="0.889cm" svg:height="0.889cm" svg:x="7.633cm" svg:y="8.2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8" draw:id="id148" draw:layer="layout" svg:width="0.889cm" svg:height="0.889cm" svg:x="10.18cm" svg:y="8.2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9" draw:id="id149" draw:layer="layout" svg:width="0.889cm" svg:height="0.889cm" svg:x="12.679cm" svg:y="8.2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0" draw:id="id150" draw:layer="layout" svg:width="0.889cm" svg:height="0.889cm" svg:x="15.279cm" svg:y="8.2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5.975cm" svg:y1="8.658cm" svg:x2="7.634cm" svg:y2="8.658cm" draw:start-shape="id146" draw:start-glue-point="10" draw:end-shape="id147" draw:end-glue-point="6" svg:d="M5975 8658h1659" svg:viewBox="0 0 1660 1">
          <text:p/>
        </draw:connector>
        <draw:connector draw:style-name="gr3" draw:text-style-name="P2" draw:layer="layout" svg:x1="8.522cm" svg:y1="8.658cm" svg:x2="10.181cm" svg:y2="8.658cm" draw:start-shape="id147" draw:start-glue-point="10" draw:end-shape="id148" draw:end-glue-point="6" svg:d="M8522 8658h1659" svg:viewBox="0 0 1660 1">
          <text:p/>
        </draw:connector>
        <draw:connector draw:style-name="gr4" draw:text-style-name="P3" draw:layer="layout" svg:x1="11.069cm" svg:y1="8.658cm" svg:x2="12.68cm" svg:y2="8.658cm" draw:start-shape="id148" draw:start-glue-point="10" draw:end-shape="id149" draw:end-glue-point="6" svg:d="M11069 8658h1611" svg:viewBox="0 0 1612 1">
          <text:p/>
        </draw:connector>
        <draw:connector draw:style-name="gr4" draw:text-style-name="P3" draw:layer="layout" svg:x1="13.568cm" svg:y1="8.658cm" svg:x2="15.28cm" svg:y2="8.658cm" draw:start-shape="id149" draw:start-glue-point="10" draw:end-shape="id150" draw:end-glue-point="6" svg:d="M13568 8658h1712" svg:viewBox="0 0 1713 1">
          <text:p/>
        </draw:connector>
        <draw:line draw:style-name="gr5" draw:text-style-name="P2" draw:layer="layout" svg:x1="5.54cm" svg:y1="8.226cm" svg:x2="5.54cm" svg:y2="6.194cm">
          <text:p/>
        </draw:line>
        <draw:line draw:style-name="gr5" draw:text-style-name="P2" draw:layer="layout" svg:x1="8.058cm" svg:y1="8.226cm" svg:x2="8.058cm" svg:y2="6.194cm">
          <text:p/>
        </draw:line>
        <draw:line draw:style-name="gr5" draw:text-style-name="P2" draw:layer="layout" svg:x1="10.613cm" svg:y1="8.226cm" svg:x2="10.613cm" svg:y2="6.194cm">
          <text:p/>
        </draw:line>
        <draw:line draw:style-name="gr5" draw:text-style-name="P2" draw:layer="layout" svg:x1="13.149cm" svg:y1="8.226cm" svg:x2="13.149cm" svg:y2="6.194cm">
          <text:p/>
        </draw:line>
        <draw:line draw:style-name="gr5" draw:text-style-name="P2" draw:layer="layout" svg:x1="15.704cm" svg:y1="8.226cm" svg:x2="15.704cm" svg:y2="6.194cm">
          <text:p/>
        </draw:line>
        <draw:frame draw:style-name="gr6" draw:text-style-name="P4" draw:layer="layout" svg:width="1.725cm" svg:height="1.143cm" svg:x="4.386cm" svg:y="6.361cm">
          <draw:text-box>
            <text:p>m<text:span text:style-name="T1">1</text:span></text:p>
          </draw:text-box>
        </draw:frame>
        <draw:frame draw:style-name="gr6" draw:text-style-name="P4" draw:layer="layout" svg:width="1.445cm" svg:height="1.143cm" svg:x="6.852cm" svg:y="6.296cm">
          <draw:text-box>
            <text:p>m<text:span text:style-name="T1">2</text:span></text:p>
          </draw:text-box>
        </draw:frame>
        <draw:frame draw:style-name="gr6" draw:text-style-name="P4" draw:layer="layout" svg:width="1.384cm" svg:height="1.143cm" svg:x="9.453cm" svg:y="6.263cm">
          <draw:text-box>
            <text:p>m<text:span text:style-name="T1">3</text:span></text:p>
          </draw:text-box>
        </draw:frame>
        <draw:frame draw:style-name="gr6" draw:text-style-name="P4" draw:layer="layout" svg:width="1.457cm" svg:height="1.143cm" svg:x="12.02cm" svg:y="6.264cm">
          <draw:text-box>
            <text:p>m<text:span text:style-name="T1">4</text:span></text:p>
          </draw:text-box>
        </draw:frame>
        <draw:frame draw:style-name="gr8" draw:text-style-name="P4" draw:layer="layout" svg:width="1.43cm" svg:height="1.825cm" svg:x="14.587cm" svg:y="6.266cm">
          <draw:text-box>
            <text:p>m<text:span text:style-name="T1">5</text:span></text:p>
          </draw:text-box>
        </draw:frame>
        <draw:frame draw:style-name="gr7" draw:text-style-name="P4" draw:layer="layout" svg:width="1.016cm" svg:height="1.114cm" svg:x="6.5cm" svg:y="7.647cm">
          <draw:text-box>
            <text:p>i<text:span text:style-name="T1">1</text:span></text:p>
          </draw:text-box>
        </draw:frame>
        <draw:frame draw:style-name="gr7" draw:text-style-name="P4" draw:layer="layout" svg:width="1.016cm" svg:height="1.114cm" svg:x="9.075cm" svg:y="7.643cm">
          <draw:text-box>
            <text:p>i<text:span text:style-name="T1">2</text:span></text:p>
          </draw:text-box>
        </draw:frame>
        <draw:frame draw:style-name="gr7" draw:text-style-name="P4" draw:layer="layout" svg:width="1.016cm" svg:height="1.114cm" svg:x="11.575cm" svg:y="7.643cm">
          <draw:text-box>
            <text:p>i<text:span text:style-name="T1">3</text:span></text:p>
          </draw:text-box>
        </draw:frame>
        <draw:frame draw:style-name="gr7" draw:text-style-name="P4" draw:layer="layout" svg:width="1.016cm" svg:height="1.114cm" svg:x="14.075cm" svg:y="7.643cm">
          <draw:text-box>
            <text:p>i<text:span text:style-name="T1">4</text:span></text:p>
          </draw:text-box>
        </draw:frame>
        <draw:rect draw:style-name="gr26" draw:text-style-name="P8" xml:id="id151" draw:id="id151" draw:layer="layout" svg:width="1.482cm" svg:height="1.593cm" svg:x="4.694cm" svg:y="4.628cm">
          <text:p text:style-name="P3"><text:s/></text:p>
        </draw:rect>
        <draw:frame draw:style-name="gr40" draw:text-style-name="P4" draw:layer="layout" svg:width="1.9cm" svg:height="0.962cm" svg:x="4.807cm" svg:y="4.964cm">
          <draw:text-box>
            <text:p><text:span text:style-name="T2">W</text:span><text:span text:style-name="T3">1</text:span></text:p>
          </draw:text-box>
        </draw:frame>
        <draw:rect draw:style-name="gr26" draw:text-style-name="P8" xml:id="id152" draw:id="id152" draw:layer="layout" svg:width="1.482cm" svg:height="1.593cm" svg:x="7.294cm" svg:y="4.629cm">
          <text:p text:style-name="P3"><text:s/></text:p>
        </draw:rect>
        <draw:rect draw:style-name="gr26" draw:text-style-name="P8" xml:id="id153" draw:id="id153" draw:layer="layout" svg:width="1.482cm" svg:height="1.593cm" svg:x="9.84cm" svg:y="4.63cm">
          <text:p text:style-name="P3"><text:s/></text:p>
        </draw:rect>
        <draw:rect draw:style-name="gr26" draw:text-style-name="P8" draw:layer="layout" svg:width="1.482cm" svg:height="1.593cm" svg:x="12.394cm" svg:y="4.631cm">
          <text:p text:style-name="P3"><text:s/></text:p>
        </draw:rect>
        <draw:rect draw:style-name="gr26" draw:text-style-name="P8" xml:id="id155" draw:id="id155" draw:layer="layout" svg:width="1.482cm" svg:height="1.593cm" svg:x="14.921cm" svg:y="4.632cm">
          <text:p text:style-name="P3"><text:s/></text:p>
        </draw:rect>
        <draw:rect draw:style-name="gr26" draw:text-style-name="P8" xml:id="id154" draw:id="id154" draw:layer="layout" svg:width="1.482cm" svg:height="1.593cm" svg:x="12.394cm" svg:y="4.632cm">
          <text:p text:style-name="P3"><text:s/></text:p>
        </draw:rect>
        <draw:frame draw:style-name="gr40" draw:text-style-name="P4" draw:layer="layout" svg:width="1.9cm" svg:height="0.962cm" svg:x="7.407cm" svg:y="4.964cm">
          <draw:text-box>
            <text:p><text:span text:style-name="T2">W</text:span><text:span text:style-name="T3">2</text:span></text:p>
          </draw:text-box>
        </draw:frame>
        <draw:frame draw:style-name="gr40" draw:text-style-name="P4" draw:layer="layout" svg:width="1.9cm" svg:height="0.962cm" svg:x="10.007cm" svg:y="4.964cm">
          <draw:text-box>
            <text:p><text:span text:style-name="T2">W</text:span><text:span text:style-name="T3">3</text:span></text:p>
          </draw:text-box>
        </draw:frame>
        <draw:frame draw:style-name="gr40" draw:text-style-name="P4" draw:layer="layout" svg:width="1.9cm" svg:height="0.962cm" svg:x="12.507cm" svg:y="4.964cm">
          <draw:text-box>
            <text:p><text:span text:style-name="T2">W</text:span><text:span text:style-name="T3">4</text:span></text:p>
          </draw:text-box>
        </draw:frame>
        <draw:frame draw:style-name="gr40" draw:text-style-name="P4" draw:layer="layout" svg:width="1.9cm" svg:height="0.962cm" svg:x="15.007cm" svg:y="4.964cm">
          <draw:text-box>
            <text:p><text:span text:style-name="T2">W</text:span><text:span text:style-name="T3">5</text:span></text:p>
          </draw:text-box>
        </draw:frame>
        <draw:line draw:style-name="gr5" draw:text-style-name="P2" draw:layer="layout" svg:x1="5.54cm" svg:y1="4.626cm" svg:x2="5.572cm" svg:y2="3.286cm">
          <text:p/>
        </draw:line>
        <draw:line draw:style-name="gr5" draw:text-style-name="P2" draw:layer="layout" svg:x1="8.04cm" svg:y1="4.626cm" svg:x2="8.072cm" svg:y2="3.286cm">
          <text:p/>
        </draw:line>
        <draw:line draw:style-name="gr41" draw:text-style-name="P2" draw:layer="layout" svg:x1="10.567cm" svg:y1="4.626cm" svg:x2="10.599cm" svg:y2="3.286cm">
          <text:p text:style-name="P3"><text:s text:c="2"/></text:p>
        </draw:line>
        <draw:line draw:style-name="gr41" draw:text-style-name="P2" draw:layer="layout" svg:x1="13.143cm" svg:y1="4.626cm" svg:x2="13.175cm" svg:y2="3.286cm">
          <text:p text:style-name="P3"><text:s text:c="2"/></text:p>
        </draw:line>
        <draw:line draw:style-name="gr41" draw:text-style-name="P2" draw:layer="layout" svg:x1="15.719cm" svg:y1="4.626cm" svg:x2="15.751cm" svg:y2="3.286cm">
          <text:p text:style-name="P3"><text:s text:c="2"/></text:p>
        </draw:line>
        <draw:connector draw:style-name="gr42" draw:text-style-name="P3" draw:layer="layout" svg:x1="6.176cm" svg:y1="5.424cm" svg:x2="7.294cm" svg:y2="5.425cm" draw:start-shape="id151" draw:start-glue-point="1" draw:end-shape="id152" draw:end-glue-point="3" svg:d="M6176 5424h559v1h559" svg:viewBox="0 0 1119 2">
          <text:p/>
        </draw:connector>
        <draw:connector draw:style-name="gr42" draw:text-style-name="P3" draw:layer="layout" svg:x1="8.776cm" svg:y1="5.425cm" svg:x2="9.84cm" svg:y2="5.426cm" draw:start-shape="id152" draw:start-glue-point="1" draw:end-shape="id153" draw:end-glue-point="3" svg:d="M8776 5425h532v1h532" svg:viewBox="0 0 1065 2">
          <text:p/>
        </draw:connector>
        <draw:connector draw:style-name="gr42" draw:text-style-name="P3" draw:layer="layout" svg:x1="11.322cm" svg:y1="5.426cm" svg:x2="12.394cm" svg:y2="5.428cm" draw:start-shape="id153" draw:start-glue-point="1" draw:end-shape="id154" draw:end-glue-point="3" svg:d="M11322 5426h536v2h536" svg:viewBox="0 0 1073 3">
          <text:p/>
        </draw:connector>
        <draw:connector draw:style-name="gr42" draw:text-style-name="P3" draw:layer="layout" svg:x1="13.876cm" svg:y1="5.428cm" svg:x2="14.921cm" svg:y2="5.428cm" draw:start-shape="id154" draw:start-glue-point="1" draw:end-shape="id155" draw:end-glue-point="3" svg:d="M13876 5428h1045" svg:viewBox="0 0 1046 1">
          <text:p/>
        </draw:connector>
        <draw:frame draw:style-name="gr6" draw:text-style-name="P4" draw:layer="layout" svg:width="1.725cm" svg:height="1.143cm" svg:x="8.822cm" svg:y="5.236cm">
          <draw:text-box>
            <text:p>w<text:span text:style-name="T1">2</text:span></text:p>
          </draw:text-box>
        </draw:frame>
        <draw:frame draw:style-name="gr6" draw:text-style-name="P4" draw:layer="layout" svg:width="1.725cm" svg:height="1.143cm" svg:x="6.088cm" svg:y="5.263cm">
          <draw:text-box>
            <text:p>w<text:span text:style-name="T1">1</text:span></text:p>
          </draw:text-box>
        </draw:frame>
        <draw:frame draw:style-name="gr6" draw:text-style-name="P4" draw:layer="layout" svg:width="1.725cm" svg:height="1.143cm" svg:x="11.388cm" svg:y="5.263cm">
          <draw:text-box>
            <text:p>w<text:span text:style-name="T1">3</text:span></text:p>
          </draw:text-box>
        </draw:frame>
        <draw:frame draw:style-name="gr6" draw:text-style-name="P4" draw:layer="layout" svg:width="1.725cm" svg:height="1.143cm" svg:x="13.989cm" svg:y="5.264cm">
          <draw:text-box>
            <text:p>w<text:span text:style-name="T1">4</text:span></text:p>
          </draw:text-box>
        </draw:frame>
        <draw:frame draw:style-name="gr6" draw:text-style-name="P4" draw:layer="layout" svg:width="1.725cm" svg:height="1.143cm" svg:x="4.987cm" svg:y="2.462cm">
          <draw:text-box>
            <text:p>n<text:span text:style-name="T1">1</text:span></text:p>
          </draw:text-box>
        </draw:frame>
        <draw:frame draw:style-name="gr6" draw:text-style-name="P4" draw:layer="layout" svg:width="1.725cm" svg:height="1.143cm" svg:x="7.588cm" svg:y="2.463cm">
          <draw:text-box>
            <text:p>n<text:span text:style-name="T1">2</text:span></text:p>
          </draw:text-box>
        </draw:frame>
        <draw:frame draw:style-name="gr6" draw:text-style-name="P4" draw:layer="layout" svg:width="1.725cm" svg:height="1.143cm" svg:x="10.089cm" svg:y="2.464cm">
          <draw:text-box>
            <text:p>n<text:span text:style-name="T1">3</text:span></text:p>
          </draw:text-box>
        </draw:frame>
        <draw:frame draw:style-name="gr6" draw:text-style-name="P4" draw:layer="layout" svg:width="1.725cm" svg:height="1.143cm" svg:x="12.689cm" svg:y="2.464cm">
          <draw:text-box>
            <text:p>n<text:span text:style-name="T1">4</text:span></text:p>
          </draw:text-box>
        </draw:frame>
        <draw:frame draw:style-name="gr6" draw:text-style-name="P4" draw:layer="layout" svg:width="1.725cm" svg:height="1.143cm" svg:x="15.289cm" svg:y="2.464cm">
          <draw:text-box>
            <text:p>n<text:span text:style-name="T1">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egoe UI1" svg:font-family="'Segoe UI'"/>
    <style:font-face style:name="Segoe UI2" svg:font-family="'Segoe UI'" style:font-adornments="Regular"/>
    <style:font-face style:name="Liberation Sans2" svg:font-family="'Liberation Sans'" style:font-family-generic="swiss"/>
    <style:font-face style:name="Liberation Sans3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Blue_20_Gradient_20_1" draw:display-name="Blue Gradient 1" draw:style="radial" draw:cx="50%" draw:cy="85%" draw:start-color="#ccccff" draw:end-color="#9999ff" draw:start-intensity="100%" draw:end-intensity="100%" draw:border="0%"/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729fcf" draw:end-color="#dee6ef" draw:start-intensity="100%" draw:end-intensity="100%" draw:angle="300" draw:border="0%"/>
    <draw:gradient draw:name="Gradient_20_6" draw:display-name="Gradient 6" draw:style="linear" draw:start-color="#729fcf" draw:end-color="#dee6e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0" draw:border="0%"/>
    <draw:opacity draw:name="Transparency_20_4" draw:display-name="Transparency 4" draw:style="radial" draw:cx="50%" draw:cy="50%" draw:start="100%" draw:end="0%" draw:border="0%"/>
    <draw:opacity draw:name="Transparency_20_5" draw:display-name="Transparency 5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3T19:22:20.638828001</meta:creation-date>
    <dc:date>2020-07-25T15:37:05.827754330</dc:date>
    <meta:editing-duration>P5DT5H59M4S</meta:editing-duration>
    <meta:editing-cycles>25</meta:editing-cycles>
    <meta:generator>LibreOffice/6.4.4.2$Linux_X86_64 LibreOffice_project/40$Build-2</meta:generator>
    <meta:document-statistic meta:object-count="715"/>
  </office:meta>
</office:document-meta>
</file>